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48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 style:data-style-name="N10116">
      <style:table-cell-properties style:rotation-align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Order 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Quantity of items purchased</text:p>
          </table:table-cell>
          <table:table-cell office:value-type="string" calcext:value-type="string">
            <text:p>Product variations</text:p>
          </table:table-cell>
          <table:table-cell office:value-type="string" calcext:value-type="string">
            <text:p>Total en euro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tem_total</text:p>
          </table:table-cell>
          <table:table-cell table:style-name="ce2" office:value-type="string" calcext:value-type="string">
            <text:p>status</text:p>
          </table:table-cell>
          <table:table-cell office:value-type="string" calcext:value-type="string">
            <text:p>order_total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item_product_id</text:p>
          </table:table-cell>
          <table:table-cell office:value-type="string" calcext:value-type="string">
            <text:p>fee_items</text:p>
          </table:table-cell>
          <table:table-cell office:value-type="string" calcext:value-type="string">
            <text:p>tax_items</text:p>
          </table:table-cell>
          <table:table-cell office:value-type="string" calcext:value-type="string">
            <text:p>coupon_items</text:p>
          </table:table-cell>
          <table:table-cell office:value-type="string" calcext:value-type="string">
            <text:p>download_permissions_granted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string" calcext:value-type="string">
            <text:p>Chartres -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10:40:39" calcext:value-type="date">
            <text:p>16/02/2017 10:4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402" calcext:value-type="float">
            <text:p>25402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4" calcext:value-type="float">
            <text:p>15574</text:p>
          </table:table-cell>
          <table:table-cell office:value-type="string" calcext:value-type="string">
            <text:p>Laval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8:04:14" calcext:value-type="date">
            <text:p>04/03/2017 18:0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294" calcext:value-type="float">
            <text:p>36294</text:p>
          </table:table-cell>
          <table:table-cell office:value-type="float" office:value="10545" calcext:value-type="float">
            <text:p>105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4" calcext:value-type="float">
            <text:p>12114</text:p>
          </table:table-cell>
          <table:table-cell office:value-type="string" calcext:value-type="string">
            <text:p>Anger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1T22:29:32" calcext:value-type="date">
            <text:p>21/02/2017 22:2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149" calcext:value-type="float">
            <text:p>28149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  <table:table-cell office:value-type="string" calcext:value-type="string">
            <text:p>Narbo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11:32:52" calcext:value-type="date">
            <text:p>16/02/2017 11:3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433" calcext:value-type="float">
            <text:p>25433</text:p>
          </table:table-cell>
          <table:table-cell office:value-type="float" office:value="10595" calcext:value-type="float">
            <text:p>105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string" calcext:value-type="string">
            <text:p>Saint-Brieuc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00:44:28" calcext:value-type="date">
            <text:p>02/03/2017 00:4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069" calcext:value-type="float">
            <text:p>34069</text:p>
          </table:table-cell>
          <table:table-cell office:value-type="float" office:value="10555" calcext:value-type="float">
            <text:p>1055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6" calcext:value-type="float">
            <text:p>12696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5T11:49:20" calcext:value-type="date">
            <text:p>25/02/2017 11:4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405" calcext:value-type="float">
            <text:p>29405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string" calcext:value-type="string">
            <text:p>Argenta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3T18:48:24" calcext:value-type="date">
            <text:p>23/02/2017 18:4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825" calcext:value-type="float">
            <text:p>28825</text:p>
          </table:table-cell>
          <table:table-cell office:value-type="float" office:value="10388" calcext:value-type="float">
            <text:p>103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3" calcext:value-type="float">
            <text:p>16303</text:p>
          </table:table-cell>
          <table:table-cell office:value-type="string" calcext:value-type="string">
            <text:p>Rode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19:25:35" calcext:value-type="date">
            <text:p>07/03/2017 19:2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775" calcext:value-type="float">
            <text:p>38775</text:p>
          </table:table-cell>
          <table:table-cell office:value-type="float" office:value="10569" calcext:value-type="float">
            <text:p>105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string" calcext:value-type="string">
            <text:p>Provi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4T20:32:48" calcext:value-type="date">
            <text:p>14/03/2017 20:3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3436" calcext:value-type="float">
            <text:p>43436</text:p>
          </table:table-cell>
          <table:table-cell office:value-type="float" office:value="10579" calcext:value-type="float">
            <text:p>1057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7" calcext:value-type="float">
            <text:p>17747</text:p>
          </table:table-cell>
          <table:table-cell office:value-type="string" calcext:value-type="string">
            <text:p>(Flers) Argentan / Alenç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rgentan</text:p>
          </table:table-cell>
          <table:table-cell office:value-type="string" calcext:value-type="string">
            <text:p>22.00</text:p>
          </table:table-cell>
          <table:table-cell office:value-type="date" office:date-value="2017-03-11T19:57:11" calcext:value-type="date">
            <text:p>11/03/2017 19:5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180" calcext:value-type="float">
            <text:p>41180</text:p>
          </table:table-cell>
          <table:table-cell office:value-type="float" office:value="16650" calcext:value-type="float">
            <text:p>1665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3:14:24" calcext:value-type="date">
            <text:p>12/03/2017 23:1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018" calcext:value-type="float">
            <text:p>42018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6" calcext:value-type="float">
            <text:p>12026</text:p>
          </table:table-cell>
          <table:table-cell office:value-type="string" calcext:value-type="string">
            <text:p>Bourg en Bres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6:53:17" calcext:value-type="date">
            <text:p>21/02/2017 16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967" calcext:value-type="float">
            <text:p>27967</text:p>
          </table:table-cell>
          <table:table-cell office:value-type="float" office:value="10412" calcext:value-type="float">
            <text:p>1041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3" calcext:value-type="float">
            <text:p>19783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oulogne-sur-Mer</text:p>
          </table:table-cell>
          <table:table-cell office:value-type="string" calcext:value-type="string">
            <text:p>22.00</text:p>
          </table:table-cell>
          <table:table-cell office:value-type="date" office:date-value="2017-03-16T03:55:50" calcext:value-type="date">
            <text:p>16/03/2017 03:5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4256" calcext:value-type="float">
            <text:p>44256</text:p>
          </table:table-cell>
          <table:table-cell office:value-type="float" office:value="17558" calcext:value-type="float">
            <text:p>175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9" calcext:value-type="float">
            <text:p>17089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9T11:20:13" calcext:value-type="date">
            <text:p>09/03/2017 11:2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849" calcext:value-type="float">
            <text:p>3984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5" calcext:value-type="float">
            <text:p>19425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4T19:50:33" calcext:value-type="date">
            <text:p>14/03/2017 19: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3374" calcext:value-type="float">
            <text:p>43374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9" calcext:value-type="float">
            <text:p>19909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6T16:39:03" calcext:value-type="date">
            <text:p>16/03/2017 16:3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510" calcext:value-type="float">
            <text:p>44510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Nant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16T18:17:23" calcext:value-type="date">
            <text:p>16/02/2017 18:17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5686" calcext:value-type="float">
            <text:p>25686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Nîm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3T20:38:00" calcext:value-type="date">
            <text:p>03/03/2017 20:3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5588" calcext:value-type="float">
            <text:p>35588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string" calcext:value-type="string">
            <text:p>Montbéliard / Belfort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elfort</text:p>
          </table:table-cell>
          <table:table-cell office:value-type="string" calcext:value-type="string">
            <text:p>44.00</text:p>
          </table:table-cell>
          <table:table-cell office:value-type="date" office:date-value="2017-03-12T19:56:13" calcext:value-type="date">
            <text:p>12/03/2017 19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766" calcext:value-type="float">
            <text:p>41766</text:p>
          </table:table-cell>
          <table:table-cell office:value-type="float" office:value="16540" calcext:value-type="float">
            <text:p>1654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6" calcext:value-type="float">
            <text:p>10846</text:p>
          </table:table-cell>
          <table:table-cell office:value-type="string" calcext:value-type="string">
            <text:p>Saint-Brieuc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16T10:09:16" calcext:value-type="date">
            <text:p>16/02/2017 10:0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5356" calcext:value-type="float">
            <text:p>25356</text:p>
          </table:table-cell>
          <table:table-cell office:value-type="float" office:value="10555" calcext:value-type="float">
            <text:p>1055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string" calcext:value-type="string">
            <text:p>Chartr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01:55:19" calcext:value-type="date">
            <text:p>07/03/2017 01:5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02.90</text:p>
          </table:table-cell>
          <table:table-cell office:value-type="float" office:value="38217" calcext:value-type="float">
            <text:p>38217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5" calcext:value-type="float">
            <text:p>17215</text:p>
          </table:table-cell>
          <table:table-cell office:value-type="string" calcext:value-type="string">
            <text:p>Livret thématique "Déchets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09T19:28:35" calcext:value-type="date">
            <text:p>09/03/2017 19:2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65.50</text:p>
          </table:table-cell>
          <table:table-cell office:value-type="float" office:value="40145" calcext:value-type="float">
            <text:p>40145</text:p>
          </table:table-cell>
          <table:table-cell office:value-type="float" office:value="12369" calcext:value-type="float">
            <text:p>1236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8:56:04" calcext:value-type="date">
            <text:p>03/03/2017 18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510" calcext:value-type="float">
            <text:p>35510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Badge "phi" !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.00</text:p>
          </table:table-cell>
          <table:table-cell office:value-type="date" office:date-value="2017-03-07T20:49:53" calcext:value-type="date">
            <text:p>07/03/2017 20:49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8.90</text:p>
          </table:table-cell>
          <table:table-cell office:value-type="float" office:value="38855" calcext:value-type="float">
            <text:p>38855</text:p>
          </table:table-cell>
          <table:table-cell office:value-type="float" office:value="3709" calcext:value-type="float">
            <text:p>370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3T11:44:21" calcext:value-type="date">
            <text:p>13/03/2017 11:4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239" calcext:value-type="float">
            <text:p>42239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Marse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18:54:34" calcext:value-type="date">
            <text:p>02/03/2017 18:5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4678" calcext:value-type="float">
            <text:p>34678</text:p>
          </table:table-cell>
          <table:table-cell office:value-type="float" office:value="10616" calcext:value-type="float">
            <text:p>1061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string" calcext:value-type="string">
            <text:p>Besanç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23:36:33" calcext:value-type="date">
            <text:p>24/02/2017 23:3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289" calcext:value-type="float">
            <text:p>29289</text:p>
          </table:table-cell>
          <table:table-cell office:value-type="float" office:value="10408" calcext:value-type="float">
            <text:p>1040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46" calcext:value-type="float">
            <text:p>19746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5T23:01:22" calcext:value-type="date">
            <text:p>15/03/2017 23:0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168" calcext:value-type="float">
            <text:p>44168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Saint-Et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14:04:49" calcext:value-type="date">
            <text:p>16/02/2017 14:0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526" calcext:value-type="float">
            <text:p>25526</text:p>
          </table:table-cell>
          <table:table-cell office:value-type="float" office:value="10493" calcext:value-type="float">
            <text:p>104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5" calcext:value-type="float">
            <text:p>16975</text:p>
          </table:table-cell>
          <table:table-cell office:value-type="string" calcext:value-type="string">
            <text:p>Rode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20:13:46" calcext:value-type="date">
            <text:p>08/03/2017 20:1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583" calcext:value-type="float">
            <text:p>39583</text:p>
          </table:table-cell>
          <table:table-cell office:value-type="float" office:value="10569" calcext:value-type="float">
            <text:p>105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01" calcext:value-type="float">
            <text:p>19201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22:22:30" calcext:value-type="date">
            <text:p>13/03/2017 22:2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800" calcext:value-type="float">
            <text:p>42800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8" calcext:value-type="float">
            <text:p>12908</text:p>
          </table:table-cell>
          <table:table-cell office:value-type="string" calcext:value-type="string">
            <text:p>Auxerr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6T17:11:23" calcext:value-type="date">
            <text:p>26/02/2017 17:1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0017" calcext:value-type="float">
            <text:p>30017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string" calcext:value-type="string">
            <text:p>Kit de 10 programmes "L'Avenir en commun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.00</text:p>
          </table:table-cell>
          <table:table-cell office:value-type="date" office:date-value="2017-02-17T19:33:28" calcext:value-type="date">
            <text:p>17/02/2017 19:33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12.50</text:p>
          </table:table-cell>
          <table:table-cell office:value-type="float" office:value="26239" calcext:value-type="float">
            <text:p>26239</text:p>
          </table:table-cell>
          <table:table-cell office:value-type="float" office:value="3401" calcext:value-type="float">
            <text:p>34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2" calcext:value-type="float">
            <text:p>17132</text:p>
          </table:table-cell>
          <table:table-cell office:value-type="string" calcext:value-type="string">
            <text:p>Saint-Dié-des-Vosges / Epinal / Saint-Dizier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Epinal</text:p>
          </table:table-cell>
          <table:table-cell office:value-type="string" calcext:value-type="string">
            <text:p>44.00</text:p>
          </table:table-cell>
          <table:table-cell office:value-type="date" office:date-value="2017-03-09T17:12:03" calcext:value-type="date">
            <text:p>09/03/2017 17:1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049" calcext:value-type="float">
            <text:p>40049</text:p>
          </table:table-cell>
          <table:table-cell office:value-type="float" office:value="16657" calcext:value-type="float">
            <text:p>1665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2" calcext:value-type="float">
            <text:p>17912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1:53:53" calcext:value-type="date">
            <text:p>12/03/2017 21:5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932" calcext:value-type="float">
            <text:p>41932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9" calcext:value-type="float">
            <text:p>11909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09:20:05" calcext:value-type="date">
            <text:p>21/02/2017 09:2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7712" calcext:value-type="float">
            <text:p>2771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4" calcext:value-type="float">
            <text:p>19794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6T08:41:42" calcext:value-type="date">
            <text:p>16/03/2017 08:4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4296" calcext:value-type="float">
            <text:p>4429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7" calcext:value-type="float">
            <text:p>16907</text:p>
          </table:table-cell>
          <table:table-cell office:value-type="string" calcext:value-type="string">
            <text:p>Valencien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6:57:22" calcext:value-type="date">
            <text:p>08/03/2017 16:5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429" calcext:value-type="float">
            <text:p>39429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string" calcext:value-type="string">
            <text:p>Saint-Lô / Caen / Lisieux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Saint-Lô</text:p>
          </table:table-cell>
          <table:table-cell office:value-type="string" calcext:value-type="string">
            <text:p>88.00</text:p>
          </table:table-cell>
          <table:table-cell office:value-type="date" office:date-value="2017-03-13T15:05:43" calcext:value-type="date">
            <text:p>13/03/2017 15:0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2381" calcext:value-type="float">
            <text:p>42381</text:p>
          </table:table-cell>
          <table:table-cell office:value-type="float" office:value="17540" calcext:value-type="float">
            <text:p>1754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string" calcext:value-type="string">
            <text:p>Le Puy en Vela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13:55:26" calcext:value-type="date">
            <text:p>08/03/2017 13:5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313" calcext:value-type="float">
            <text:p>39313</text:p>
          </table:table-cell>
          <table:table-cell office:value-type="float" office:value="10548" calcext:value-type="float">
            <text:p>1054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string" calcext:value-type="string">
            <text:p>Charleville-Mézièr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3T21:28:40" calcext:value-type="date">
            <text:p>23/02/2017 21:2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880" calcext:value-type="float">
            <text:p>28880</text:p>
          </table:table-cell>
          <table:table-cell office:value-type="float" office:value="10450" calcext:value-type="float">
            <text:p>1045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49" calcext:value-type="float">
            <text:p>16449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22:15:31" calcext:value-type="date">
            <text:p>07/03/2017 22:1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943" calcext:value-type="float">
            <text:p>38943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string" calcext:value-type="string">
            <text:p>Lons le saun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07:27:20" calcext:value-type="date">
            <text:p>07/03/2017 07:2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226" calcext:value-type="float">
            <text:p>38226</text:p>
          </table:table-cell>
          <table:table-cell office:value-type="float" office:value="10561" calcext:value-type="float">
            <text:p>1056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4T10:36:44" calcext:value-type="date">
            <text:p>24/02/2017 10:3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007" calcext:value-type="float">
            <text:p>29007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string" calcext:value-type="string">
            <text:p>Chaumont / Troyes / Se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umont</text:p>
          </table:table-cell>
          <table:table-cell office:value-type="string" calcext:value-type="string">
            <text:p>44.00</text:p>
          </table:table-cell>
          <table:table-cell office:value-type="date" office:date-value="2017-03-09T18:09:38" calcext:value-type="date">
            <text:p>09/03/2017 18:0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093" calcext:value-type="float">
            <text:p>40093</text:p>
          </table:table-cell>
          <table:table-cell office:value-type="float" office:value="16559" calcext:value-type="float">
            <text:p>1655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string" calcext:value-type="string">
            <text:p>Thonon-les-Bai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3T19:03:12" calcext:value-type="date">
            <text:p>23/02/2017 19:0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834" calcext:value-type="float">
            <text:p>28834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9" calcext:value-type="float">
            <text:p>15979</text:p>
          </table:table-cell>
          <table:table-cell office:value-type="string" calcext:value-type="string">
            <text:p>500 tracts 4 pages "L'avenir en commun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</text:p>
          </table:table-cell>
          <table:table-cell office:value-type="date" office:date-value="2017-03-06T15:14:31" calcext:value-type="date">
            <text:p>06/03/2017 15:1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72.50</text:p>
          </table:table-cell>
          <table:table-cell office:value-type="float" office:value="37723" calcext:value-type="float">
            <text:p>37723</text:p>
          </table:table-cell>
          <table:table-cell office:value-type="float" office:value="3397" calcext:value-type="float">
            <text:p>339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8" calcext:value-type="float">
            <text:p>14618</text:p>
          </table:table-cell>
          <table:table-cell office:value-type="string" calcext:value-type="string">
            <text:p>Douai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8:49:38" calcext:value-type="date">
            <text:p>01/03/2017 18:4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666" calcext:value-type="float">
            <text:p>33666</text:p>
          </table:table-cell>
          <table:table-cell office:value-type="float" office:value="11685" calcext:value-type="float">
            <text:p>1168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4" calcext:value-type="float">
            <text:p>19104</text:p>
          </table:table-cell>
          <table:table-cell office:value-type="string" calcext:value-type="string">
            <text:p>Bordeaux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13T19:29:06" calcext:value-type="date">
            <text:p>13/03/2017 19:29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2617" calcext:value-type="float">
            <text:p>42617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string" calcext:value-type="string">
            <text:p>Thionv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2:48:21" calcext:value-type="date">
            <text:p>03/03/2017 12:4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199" calcext:value-type="float">
            <text:p>35199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3" calcext:value-type="float">
            <text:p>16203</text:p>
          </table:table-cell>
          <table:table-cell office:value-type="string" calcext:value-type="string">
            <text:p>Bloi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12:50:31" calcext:value-type="date">
            <text:p>07/03/2017 12:5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461" calcext:value-type="float">
            <text:p>38461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4" calcext:value-type="float">
            <text:p>18174</text:p>
          </table:table-cell>
          <table:table-cell office:value-type="string" calcext:value-type="string">
            <text:p>Livret "Energie"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13T09:09:50" calcext:value-type="date">
            <text:p>13/03/2017 09:09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53.90</text:p>
          </table:table-cell>
          <table:table-cell office:value-type="float" office:value="42146" calcext:value-type="float">
            <text:p>42146</text:p>
          </table:table-cell>
          <table:table-cell office:value-type="float" office:value="12565" calcext:value-type="float">
            <text:p>12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9" calcext:value-type="float">
            <text:p>15559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7:17:43" calcext:value-type="date">
            <text:p>04/03/2017 17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56.50</text:p>
          </table:table-cell>
          <table:table-cell office:value-type="float" office:value="36256" calcext:value-type="float">
            <text:p>36256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8" calcext:value-type="float">
            <text:p>17658</text:p>
          </table:table-cell>
          <table:table-cell office:value-type="string" calcext:value-type="string">
            <text:p>Le Puy-en-Velay / Saint-Etienn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Saint-Etienne</text:p>
          </table:table-cell>
          <table:table-cell office:value-type="string" calcext:value-type="string">
            <text:p>60.00</text:p>
          </table:table-cell>
          <table:table-cell office:value-type="date" office:date-value="2017-03-11T15:39:15" calcext:value-type="date">
            <text:p>11/03/2017 15:3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085" calcext:value-type="float">
            <text:p>41085</text:p>
          </table:table-cell>
          <table:table-cell office:value-type="float" office:value="16413" calcext:value-type="float">
            <text:p>164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73" calcext:value-type="float">
            <text:p>17673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1T14:42:19" calcext:value-type="date">
            <text:p>11/03/2017 14:4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049" calcext:value-type="float">
            <text:p>41049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string" calcext:value-type="string">
            <text:p>Nîm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28T22:18:50" calcext:value-type="date">
            <text:p>28/02/2017 22:18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2285" calcext:value-type="float">
            <text:p>32285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24" calcext:value-type="float">
            <text:p>19224</text:p>
          </table:table-cell>
          <table:table-cell office:value-type="string" calcext:value-type="string">
            <text:p>Albertville / Chambé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mbéry</text:p>
          </table:table-cell>
          <table:table-cell office:value-type="string" calcext:value-type="string">
            <text:p>60.00</text:p>
          </table:table-cell>
          <table:table-cell office:value-type="date" office:date-value="2017-03-13T23:38:43" calcext:value-type="date">
            <text:p>13/03/2017 23:3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841" calcext:value-type="float">
            <text:p>42841</text:p>
          </table:table-cell>
          <table:table-cell office:value-type="float" office:value="16368" calcext:value-type="float">
            <text:p>1636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string" calcext:value-type="string">
            <text:p>Renn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2T21:18:08" calcext:value-type="date">
            <text:p>22/02/2017 21:18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486" calcext:value-type="float">
            <text:p>28486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17:13:06" calcext:value-type="date">
            <text:p>21/02/2017 17:1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7978" calcext:value-type="float">
            <text:p>27978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3" calcext:value-type="float">
            <text:p>17983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2T18:43:37" calcext:value-type="date">
            <text:p>12/03/2017 18:4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704" calcext:value-type="float">
            <text:p>41704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string" calcext:value-type="string">
            <text:p>Vierz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2T11:12:54" calcext:value-type="date">
            <text:p>22/02/2017 11:1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249" calcext:value-type="float">
            <text:p>28249</text:p>
          </table:table-cell>
          <table:table-cell office:value-type="float" office:value="10534" calcext:value-type="float">
            <text:p>1053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3T18:14:14" calcext:value-type="date">
            <text:p>23/02/2017 18:1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809" calcext:value-type="float">
            <text:p>28809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Bourg en Bresse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32.00</text:p>
          </table:table-cell>
          <table:table-cell office:value-type="date" office:date-value="2017-02-26T09:55:28" calcext:value-type="date">
            <text:p>26/02/2017 09:55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32.00</text:p>
          </table:table-cell>
          <table:table-cell office:value-type="float" office:value="29760" calcext:value-type="float">
            <text:p>29760</text:p>
          </table:table-cell>
          <table:table-cell office:value-type="float" office:value="10412" calcext:value-type="float">
            <text:p>1041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6" calcext:value-type="float">
            <text:p>11706</text:p>
          </table:table-cell>
          <table:table-cell office:value-type="string" calcext:value-type="string">
            <text:p>Nîmes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0.00</text:p>
          </table:table-cell>
          <table:table-cell office:value-type="date" office:date-value="2017-02-20T15:48:46" calcext:value-type="date">
            <text:p>20/02/2017 15:48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80.00</text:p>
          </table:table-cell>
          <table:table-cell office:value-type="float" office:value="27434" calcext:value-type="float">
            <text:p>27434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6" calcext:value-type="float">
            <text:p>12096</text:p>
          </table:table-cell>
          <table:table-cell office:value-type="string" calcext:value-type="string">
            <text:p>Saint-Malo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32.00</text:p>
          </table:table-cell>
          <table:table-cell office:value-type="date" office:date-value="2017-02-21T21:21:56" calcext:value-type="date">
            <text:p>21/02/2017 21:21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32.00</text:p>
          </table:table-cell>
          <table:table-cell office:value-type="float" office:value="28104" calcext:value-type="float">
            <text:p>28104</text:p>
          </table:table-cell>
          <table:table-cell office:value-type="float" office:value="10549" calcext:value-type="float">
            <text:p>1054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795" calcext:value-type="float">
            <text:p>10795</text:p>
          </table:table-cell>
          <table:table-cell table:style-name="ce1" office:value-type="string" calcext:value-type="string">
            <text:p>Bres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06:05:03" calcext:value-type="date">
            <text:p>16/02/2017 06:0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200" calcext:value-type="float">
            <text:p>25200</text:p>
          </table:table-cell>
          <table:table-cell office:value-type="float" office:value="10437" calcext:value-type="float">
            <text:p>1043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77" calcext:value-type="float">
            <text:p>19077</text:p>
          </table:table-cell>
          <table:table-cell office:value-type="string" calcext:value-type="string">
            <text:p>Les Sables-d'Olonne / La Roche-sur-Y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La Roche-sur-Yon</text:p>
          </table:table-cell>
          <table:table-cell office:value-type="string" calcext:value-type="string">
            <text:p>44.00</text:p>
          </table:table-cell>
          <table:table-cell office:value-type="date" office:date-value="2017-03-13T18:20:54" calcext:value-type="date">
            <text:p>13/03/2017 18:2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10</text:p>
          </table:table-cell>
          <table:table-cell office:value-type="float" office:value="42566" calcext:value-type="float">
            <text:p>42566</text:p>
          </table:table-cell>
          <table:table-cell office:value-type="float" office:value="16379" calcext:value-type="float">
            <text:p>1637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7" calcext:value-type="float">
            <text:p>12397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3T14:23:53" calcext:value-type="date">
            <text:p>23/02/2017 14:2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716" calcext:value-type="float">
            <text:p>28716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3" calcext:value-type="float">
            <text:p>16233</text:p>
          </table:table-cell>
          <table:table-cell office:value-type="string" calcext:value-type="string">
            <text:p>La Roche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14:19:10" calcext:value-type="date">
            <text:p>07/03/2017 14:1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578" calcext:value-type="float">
            <text:p>38578</text:p>
          </table:table-cell>
          <table:table-cell office:value-type="float" office:value="10542" calcext:value-type="float">
            <text:p>1054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45" calcext:value-type="float">
            <text:p>15945</text:p>
          </table:table-cell>
          <table:table-cell office:value-type="string" calcext:value-type="string">
            <text:p>Bayo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6T11:43:55" calcext:value-type="date">
            <text:p>06/03/2017 11:4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7625" calcext:value-type="float">
            <text:p>37625</text:p>
          </table:table-cell>
          <table:table-cell office:value-type="float" office:value="10401" calcext:value-type="float">
            <text:p>104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string" calcext:value-type="string">
            <text:p>Bayo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20:25:19" calcext:value-type="date">
            <text:p>21/02/2017 20:2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062" calcext:value-type="float">
            <text:p>28062</text:p>
          </table:table-cell>
          <table:table-cell office:value-type="float" office:value="10401" calcext:value-type="float">
            <text:p>104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8" calcext:value-type="float">
            <text:p>12048</text:p>
          </table:table-cell>
          <table:table-cell office:value-type="string" calcext:value-type="string">
            <text:p>Calai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7:45:55" calcext:value-type="date">
            <text:p>21/02/2017 17:4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995" calcext:value-type="float">
            <text:p>27995</text:p>
          </table:table-cell>
          <table:table-cell office:value-type="float" office:value="10442" calcext:value-type="float">
            <text:p>1044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8" calcext:value-type="float">
            <text:p>19428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20:01:34" calcext:value-type="date">
            <text:p>14/03/2017 20:0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83" calcext:value-type="float">
            <text:p>43383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string" calcext:value-type="string">
            <text:p>Rodez / Aurillac / Tulle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Rodez</text:p>
          </table:table-cell>
          <table:table-cell office:value-type="string" calcext:value-type="string">
            <text:p>120.00</text:p>
          </table:table-cell>
          <table:table-cell office:value-type="date" office:date-value="2017-03-12T19:36:51" calcext:value-type="date">
            <text:p>12/03/2017 19:3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1733" calcext:value-type="float">
            <text:p>41733</text:p>
          </table:table-cell>
          <table:table-cell office:value-type="float" office:value="16577" calcext:value-type="float">
            <text:p>1657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2" calcext:value-type="float">
            <text:p>18032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0:03:26" calcext:value-type="date">
            <text:p>12/03/2017 20:0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797" calcext:value-type="float">
            <text:p>41797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5" calcext:value-type="float">
            <text:p>12945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6T19:21:47" calcext:value-type="date">
            <text:p>26/02/2017 19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0123" calcext:value-type="float">
            <text:p>30123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94" calcext:value-type="float">
            <text:p>15494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3:28:02" calcext:value-type="date">
            <text:p>04/03/2017 13:2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000" calcext:value-type="float">
            <text:p>36000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47" calcext:value-type="float">
            <text:p>14647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9:28:59" calcext:value-type="date">
            <text:p>01/03/2017 19:2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731" calcext:value-type="float">
            <text:p>33731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2" calcext:value-type="float">
            <text:p>15982</text:p>
          </table:table-cell>
          <table:table-cell office:value-type="string" calcext:value-type="string">
            <text:p>Ca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6T15:23:31" calcext:value-type="date">
            <text:p>06/03/2017 15:2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727" calcext:value-type="float">
            <text:p>37727</text:p>
          </table:table-cell>
          <table:table-cell office:value-type="float" office:value="10440" calcext:value-type="float">
            <text:p>1044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Amie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7T11:26:53" calcext:value-type="date">
            <text:p>17/02/2017 11:2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961" calcext:value-type="float">
            <text:p>25961</text:p>
          </table:table-cell>
          <table:table-cell office:value-type="float" office:value="10381" calcext:value-type="float">
            <text:p>1038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8:57:49" calcext:value-type="date">
            <text:p>01/03/2017 18:5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682" calcext:value-type="float">
            <text:p>33682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5T16:48:16" calcext:value-type="date">
            <text:p>05/03/2017 16:4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865" calcext:value-type="float">
            <text:p>36865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54" calcext:value-type="float">
            <text:p>17554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1T01:11:08" calcext:value-type="date">
            <text:p>11/03/2017 01:1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868" calcext:value-type="float">
            <text:p>40868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89" calcext:value-type="float">
            <text:p>19189</text:p>
          </table:table-cell>
          <table:table-cell office:value-type="string" calcext:value-type="string">
            <text:p>Brest / Rennes / Laval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Rennes</text:p>
          </table:table-cell>
          <table:table-cell office:value-type="string" calcext:value-type="string">
            <text:p>88.00</text:p>
          </table:table-cell>
          <table:table-cell office:value-type="date" office:date-value="2017-03-13T21:57:36" calcext:value-type="date">
            <text:p>13/03/2017 21:57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2770" calcext:value-type="float">
            <text:p>42770</text:p>
          </table:table-cell>
          <table:table-cell office:value-type="float" office:value="16486" calcext:value-type="float">
            <text:p>16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string" calcext:value-type="string">
            <text:p>Carcassonne / Béziers / Millau / Mend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arcassonne</text:p>
          </table:table-cell>
          <table:table-cell office:value-type="string" calcext:value-type="string">
            <text:p>60.00</text:p>
          </table:table-cell>
          <table:table-cell office:value-type="date" office:date-value="2017-03-12T20:26:38" calcext:value-type="date">
            <text:p>12/03/2017 20:2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843" calcext:value-type="float">
            <text:p>41843</text:p>
          </table:table-cell>
          <table:table-cell office:value-type="float" office:value="16688" calcext:value-type="float">
            <text:p>166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7" calcext:value-type="float">
            <text:p>17087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9T11:15:01" calcext:value-type="date">
            <text:p>09/03/2017 11: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847" calcext:value-type="float">
            <text:p>39847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string" calcext:value-type="string">
            <text:p>Lanni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6T08:50:34" calcext:value-type="date">
            <text:p>06/03/2017 08:5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7485" calcext:value-type="float">
            <text:p>37485</text:p>
          </table:table-cell>
          <table:table-cell office:value-type="float" office:value="10543" calcext:value-type="float">
            <text:p>1054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8" calcext:value-type="float">
            <text:p>16418</text:p>
          </table:table-cell>
          <table:table-cell office:value-type="string" calcext:value-type="string">
            <text:p>Tarb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22:04:30" calcext:value-type="date">
            <text:p>07/03/2017 22:0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912" calcext:value-type="float">
            <text:p>38912</text:p>
          </table:table-cell>
          <table:table-cell office:value-type="float" office:value="10497" calcext:value-type="float">
            <text:p>104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19:06:18" calcext:value-type="date">
            <text:p>24/02/2017 19:0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236" calcext:value-type="float">
            <text:p>29236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5" calcext:value-type="float">
            <text:p>18035</text:p>
          </table:table-cell>
          <table:table-cell office:value-type="string" calcext:value-type="string">
            <text:p>Pamiers / Cahors / Brive-la-Gaillard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Pamiers</text:p>
          </table:table-cell>
          <table:table-cell office:value-type="string" calcext:value-type="string">
            <text:p>60.00</text:p>
          </table:table-cell>
          <table:table-cell office:value-type="date" office:date-value="2017-03-12T20:11:01" calcext:value-type="date">
            <text:p>12/03/2017 20:1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803" calcext:value-type="float">
            <text:p>41803</text:p>
          </table:table-cell>
          <table:table-cell office:value-type="float" office:value="16572" calcext:value-type="float">
            <text:p>16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2" calcext:value-type="float">
            <text:p>17682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1T15:03:21" calcext:value-type="date">
            <text:p>11/03/2017 15:0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069" calcext:value-type="float">
            <text:p>41069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string" calcext:value-type="string">
            <text:p>Chole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00:00:42" calcext:value-type="date">
            <text:p>03/03/2017 00:0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978" calcext:value-type="float">
            <text:p>34978</text:p>
          </table:table-cell>
          <table:table-cell office:value-type="float" office:value="10486" calcext:value-type="float">
            <text:p>10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5" calcext:value-type="float">
            <text:p>16845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3:39:16" calcext:value-type="date">
            <text:p>08/03/2017 13:3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307" calcext:value-type="float">
            <text:p>39307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2" calcext:value-type="float">
            <text:p>13182</text:p>
          </table:table-cell>
          <table:table-cell office:value-type="string" calcext:value-type="string">
            <text:p>Albertv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27T20:18:20" calcext:value-type="date">
            <text:p>27/02/2017 20:18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1004" calcext:value-type="float">
            <text:p>31004</text:p>
          </table:table-cell>
          <table:table-cell office:value-type="float" office:value="10370" calcext:value-type="float">
            <text:p>1037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6" calcext:value-type="float">
            <text:p>19156</text:p>
          </table:table-cell>
          <table:table-cell office:value-type="string" calcext:value-type="string">
            <text:p>Charleville-Mézières / Château-Thier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rleville-Mézières</text:p>
          </table:table-cell>
          <table:table-cell office:value-type="string" calcext:value-type="string">
            <text:p>22.00</text:p>
          </table:table-cell>
          <table:table-cell office:value-type="date" office:date-value="2017-03-13T21:06:52" calcext:value-type="date">
            <text:p>13/03/2017 21:0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702" calcext:value-type="float">
            <text:p>42702</text:p>
          </table:table-cell>
          <table:table-cell office:value-type="float" office:value="16514" calcext:value-type="float">
            <text:p>1651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3" calcext:value-type="float">
            <text:p>17353</text:p>
          </table:table-cell>
          <table:table-cell office:value-type="string" calcext:value-type="string">
            <text:p>Lille - Car insoum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10T11:43:04" calcext:value-type="date">
            <text:p>10/03/2017 11:4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0468" calcext:value-type="float">
            <text:p>40468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string" calcext:value-type="string">
            <text:p>Gras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19:27:52" calcext:value-type="date">
            <text:p>20/02/2017 19:2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523" calcext:value-type="float">
            <text:p>27523</text:p>
          </table:table-cell>
          <table:table-cell office:value-type="float" office:value="10527" calcext:value-type="float">
            <text:p>1052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100 affiches "La France insoumise" 60X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.00</text:p>
          </table:table-cell>
          <table:table-cell office:value-type="date" office:date-value="2017-02-17T15:26:52" calcext:value-type="date">
            <text:p>17/02/2017 15: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9.30</text:p>
          </table:table-cell>
          <table:table-cell office:value-type="float" office:value="26134" calcext:value-type="float">
            <text:p>26134</text:p>
          </table:table-cell>
          <table:table-cell office:value-type="float" office:value="9737" calcext:value-type="float">
            <text:p>973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20:17:49" calcext:value-type="date">
            <text:p>16/02/2017 20:1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784" calcext:value-type="float">
            <text:p>25784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4" calcext:value-type="float">
            <text:p>17914</text:p>
          </table:table-cell>
          <table:table-cell office:value-type="string" calcext:value-type="string">
            <text:p>Brest / Rennes / Laval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Rennes</text:p>
          </table:table-cell>
          <table:table-cell office:value-type="string" calcext:value-type="string">
            <text:p>44.00</text:p>
          </table:table-cell>
          <table:table-cell office:value-type="date" office:date-value="2017-03-12T15:30:41" calcext:value-type="date">
            <text:p>12/03/2017 15:3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572" calcext:value-type="float">
            <text:p>41572</text:p>
          </table:table-cell>
          <table:table-cell office:value-type="float" office:value="16486" calcext:value-type="float">
            <text:p>16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Thionv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1T23:55:40" calcext:value-type="date">
            <text:p>21/02/2017 23:5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170" calcext:value-type="float">
            <text:p>28170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string" calcext:value-type="string">
            <text:p>Albi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06:25:34" calcext:value-type="date">
            <text:p>07/03/2017 06:2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224" calcext:value-type="float">
            <text:p>38224</text:p>
          </table:table-cell>
          <table:table-cell office:value-type="float" office:value="10372" calcext:value-type="float">
            <text:p>103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15" calcext:value-type="float">
            <text:p>19715</text:p>
          </table:table-cell>
          <table:table-cell office:value-type="string" calcext:value-type="string">
            <text:p>Albertville / Chambé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mbéry</text:p>
          </table:table-cell>
          <table:table-cell office:value-type="string" calcext:value-type="string">
            <text:p>60.00</text:p>
          </table:table-cell>
          <table:table-cell office:value-type="date" office:date-value="2017-03-15T21:01:23" calcext:value-type="date">
            <text:p>15/03/2017 21:0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061" calcext:value-type="float">
            <text:p>44061</text:p>
          </table:table-cell>
          <table:table-cell office:value-type="float" office:value="16368" calcext:value-type="float">
            <text:p>1636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2" calcext:value-type="float">
            <text:p>18052</text:p>
          </table:table-cell>
          <table:table-cell office:value-type="string" calcext:value-type="string">
            <text:p>Annecy / Bourg-en-Bresse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Annecy</text:p>
          </table:table-cell>
          <table:table-cell office:value-type="string" calcext:value-type="string">
            <text:p>120.00</text:p>
          </table:table-cell>
          <table:table-cell office:value-type="date" office:date-value="2017-03-12T20:24:49" calcext:value-type="date">
            <text:p>12/03/2017 20:24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1841" calcext:value-type="float">
            <text:p>41841</text:p>
          </table:table-cell>
          <table:table-cell office:value-type="float" office:value="16345" calcext:value-type="float">
            <text:p>163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2" calcext:value-type="float">
            <text:p>12012</text:p>
          </table:table-cell>
          <table:table-cell office:value-type="string" calcext:value-type="string">
            <text:p>Gap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0.00</text:p>
          </table:table-cell>
          <table:table-cell office:value-type="date" office:date-value="2017-02-21T15:19:23" calcext:value-type="date">
            <text:p>21/02/2017 15:19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80.00</text:p>
          </table:table-cell>
          <table:table-cell office:value-type="float" office:value="27926" calcext:value-type="float">
            <text:p>27926</text:p>
          </table:table-cell>
          <table:table-cell office:value-type="float" office:value="10526" calcext:value-type="float">
            <text:p>1052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6" calcext:value-type="float">
            <text:p>19666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5T18:14:53" calcext:value-type="date">
            <text:p>15/03/2017 18:1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3941" calcext:value-type="float">
            <text:p>43941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1" calcext:value-type="float">
            <text:p>19091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3T18:58:34" calcext:value-type="date">
            <text:p>13/03/2017 18:5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591" calcext:value-type="float">
            <text:p>42591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04" calcext:value-type="float">
            <text:p>19704</text:p>
          </table:table-cell>
          <table:table-cell office:value-type="string" calcext:value-type="string">
            <text:p>Nantes / Angers / Le Ma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Nantes</text:p>
          </table:table-cell>
          <table:table-cell office:value-type="string" calcext:value-type="string">
            <text:p>44.00</text:p>
          </table:table-cell>
          <table:table-cell office:value-type="date" office:date-value="2017-03-15T20:32:22" calcext:value-type="date">
            <text:p>15/03/2017 20:3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4041" calcext:value-type="float">
            <text:p>44041</text:p>
          </table:table-cell>
          <table:table-cell office:value-type="float" office:value="17580" calcext:value-type="float">
            <text:p>1758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6" calcext:value-type="float">
            <text:p>12016</text:p>
          </table:table-cell>
          <table:table-cell office:value-type="string" calcext:value-type="string">
            <text:p>Pau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15:42:07" calcext:value-type="date">
            <text:p>21/02/2017 15:4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930" calcext:value-type="float">
            <text:p>27930</text:p>
          </table:table-cell>
          <table:table-cell office:value-type="float" office:value="10586" calcext:value-type="float">
            <text:p>105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95" calcext:value-type="float">
            <text:p>19195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3T22:14:42" calcext:value-type="date">
            <text:p>13/03/2017 22:1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779" calcext:value-type="float">
            <text:p>42779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21" calcext:value-type="float">
            <text:p>17721</text:p>
          </table:table-cell>
          <table:table-cell office:value-type="string" calcext:value-type="string">
            <text:p>Romorantin / Vierz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Romorantin-Lanthenay</text:p>
          </table:table-cell>
          <table:table-cell office:value-type="string" calcext:value-type="string">
            <text:p>22.00</text:p>
          </table:table-cell>
          <table:table-cell office:value-type="date" office:date-value="2017-03-11T18:24:15" calcext:value-type="date">
            <text:p>11/03/2017 18:2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147" calcext:value-type="float">
            <text:p>41147</text:p>
          </table:table-cell>
          <table:table-cell office:value-type="float" office:value="16506" calcext:value-type="float">
            <text:p>1650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  <table:table-cell office:value-type="string" calcext:value-type="string">
            <text:p>Narbo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21:10:48" calcext:value-type="date">
            <text:p>02/03/2017 21:1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4804" calcext:value-type="float">
            <text:p>34804</text:p>
          </table:table-cell>
          <table:table-cell office:value-type="float" office:value="10595" calcext:value-type="float">
            <text:p>105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1" calcext:value-type="float">
            <text:p>16711</text:p>
          </table:table-cell>
          <table:table-cell office:value-type="string" calcext:value-type="string">
            <text:p>Villefranche-sur-Saô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1:17:11" calcext:value-type="date">
            <text:p>08/03/2017 11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187" calcext:value-type="float">
            <text:p>39187</text:p>
          </table:table-cell>
          <table:table-cell office:value-type="float" office:value="10535" calcext:value-type="float">
            <text:p>105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string" calcext:value-type="string">
            <text:p>Cosne Cours sur Loi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09:54:07" calcext:value-type="date">
            <text:p>02/03/2017 09:5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218" calcext:value-type="float">
            <text:p>34218</text:p>
          </table:table-cell>
          <table:table-cell office:value-type="float" office:value="10491" calcext:value-type="float">
            <text:p>104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string" calcext:value-type="string">
            <text:p>Chartr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20:04:19" calcext:value-type="date">
            <text:p>12/03/2017 20:0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796" calcext:value-type="float">
            <text:p>41796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4" calcext:value-type="float">
            <text:p>15284</text:p>
          </table:table-cell>
          <table:table-cell office:value-type="string" calcext:value-type="string">
            <text:p>Le Ma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7:47:22" calcext:value-type="date">
            <text:p>03/03/2017 17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485" calcext:value-type="float">
            <text:p>35485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5" calcext:value-type="float">
            <text:p>17215</text:p>
          </table:table-cell>
          <table:table-cell office:value-type="string" calcext:value-type="string">
            <text:p>Livret thématique "Planification écologique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09T19:28:35" calcext:value-type="date">
            <text:p>09/03/2017 19:2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65.50</text:p>
          </table:table-cell>
          <table:table-cell office:value-type="float" office:value="40150" calcext:value-type="float">
            <text:p>40150</text:p>
          </table:table-cell>
          <table:table-cell office:value-type="float" office:value="12563" calcext:value-type="float">
            <text:p>1256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string" calcext:value-type="string">
            <text:p>Dijon (Bierre-les-Semures)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5T20:44:34" calcext:value-type="date">
            <text:p>15/03/2017 20:4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4054" calcext:value-type="float">
            <text:p>44054</text:p>
          </table:table-cell>
          <table:table-cell office:value-type="float" office:value="10510" calcext:value-type="float">
            <text:p>1051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3" calcext:value-type="float">
            <text:p>18063</text:p>
          </table:table-cell>
          <table:table-cell office:value-type="string" calcext:value-type="string">
            <text:p>Nantes / Angers / Le Ma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Nantes</text:p>
          </table:table-cell>
          <table:table-cell office:value-type="string" calcext:value-type="string">
            <text:p>44.00</text:p>
          </table:table-cell>
          <table:table-cell office:value-type="date" office:date-value="2017-03-12T20:39:19" calcext:value-type="date">
            <text:p>12/03/2017 20:3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856" calcext:value-type="float">
            <text:p>41856</text:p>
          </table:table-cell>
          <table:table-cell office:value-type="float" office:value="17580" calcext:value-type="float">
            <text:p>1758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string" calcext:value-type="string">
            <text:p>Montbéliard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2:01:16" calcext:value-type="date">
            <text:p>08/03/2017 12:0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226" calcext:value-type="float">
            <text:p>39226</text:p>
          </table:table-cell>
          <table:table-cell office:value-type="float" office:value="10606" calcext:value-type="float">
            <text:p>1060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3" calcext:value-type="float">
            <text:p>18033</text:p>
          </table:table-cell>
          <table:table-cell office:value-type="string" calcext:value-type="string">
            <text:p>Charleville-Mézières / Château-Thier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rleville-Mézières</text:p>
          </table:table-cell>
          <table:table-cell office:value-type="string" calcext:value-type="string">
            <text:p>22.00</text:p>
          </table:table-cell>
          <table:table-cell office:value-type="date" office:date-value="2017-03-12T20:05:31" calcext:value-type="date">
            <text:p>12/03/2017 20:0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1798" calcext:value-type="float">
            <text:p>41798</text:p>
          </table:table-cell>
          <table:table-cell office:value-type="float" office:value="16514" calcext:value-type="float">
            <text:p>1651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4T18:41:42" calcext:value-type="date">
            <text:p>04/03/2017 18:4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6327" calcext:value-type="float">
            <text:p>36327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9T20:15:38" calcext:value-type="date">
            <text:p>19/02/2017 20:1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132" calcext:value-type="float">
            <text:p>27132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75" calcext:value-type="float">
            <text:p>19475</text:p>
          </table:table-cell>
          <table:table-cell office:value-type="string" calcext:value-type="string">
            <text:p>Castres / Albi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lbi</text:p>
          </table:table-cell>
          <table:table-cell office:value-type="string" calcext:value-type="string">
            <text:p>60.00</text:p>
          </table:table-cell>
          <table:table-cell office:value-type="date" office:date-value="2017-03-14T22:02:24" calcext:value-type="date">
            <text:p>14/03/2017 22:0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490" calcext:value-type="float">
            <text:p>43490</text:p>
          </table:table-cell>
          <table:table-cell office:value-type="float" office:value="16453" calcext:value-type="float">
            <text:p>1645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9" calcext:value-type="float">
            <text:p>15219</text:p>
          </table:table-cell>
          <table:table-cell office:value-type="string" calcext:value-type="string">
            <text:p>Cosne Cours sur Loi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3T14:41:36" calcext:value-type="date">
            <text:p>03/03/2017 14:4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5338" calcext:value-type="float">
            <text:p>35338</text:p>
          </table:table-cell>
          <table:table-cell office:value-type="float" office:value="10491" calcext:value-type="float">
            <text:p>104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27" calcext:value-type="float">
            <text:p>17627</text:p>
          </table:table-cell>
          <table:table-cell office:value-type="string" calcext:value-type="string">
            <text:p>Perpignan / Narbonne / Riom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Narbonne</text:p>
          </table:table-cell>
          <table:table-cell office:value-type="string" calcext:value-type="string">
            <text:p>60.00</text:p>
          </table:table-cell>
          <table:table-cell office:value-type="date" office:date-value="2017-03-11T11:19:44" calcext:value-type="date">
            <text:p>11/03/2017 11:1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954" calcext:value-type="float">
            <text:p>40954</text:p>
          </table:table-cell>
          <table:table-cell office:value-type="float" office:value="16409" calcext:value-type="float">
            <text:p>1640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00:00:25" calcext:value-type="date">
            <text:p>02/03/2017 00: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064" calcext:value-type="float">
            <text:p>34064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Affiches "Marche du 18 mars à Paris" X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</text:p>
          </table:table-cell>
          <table:table-cell office:value-type="date" office:date-value="2017-02-17T15:26:52" calcext:value-type="date">
            <text:p>17/02/2017 15:2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9.30</text:p>
          </table:table-cell>
          <table:table-cell office:value-type="float" office:value="26136" calcext:value-type="float">
            <text:p>26136</text:p>
          </table:table-cell>
          <table:table-cell office:value-type="float" office:value="10645" calcext:value-type="float">
            <text:p>106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9" calcext:value-type="float">
            <text:p>15959</text:p>
          </table:table-cell>
          <table:table-cell office:value-type="string" calcext:value-type="string">
            <text:p>Toul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6T18:48:31" calcext:value-type="date">
            <text:p>06/03/2017 18:4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7848" calcext:value-type="float">
            <text:p>37848</text:p>
          </table:table-cell>
          <table:table-cell office:value-type="float" office:value="10504" calcext:value-type="float">
            <text:p>1050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Nic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19T17:29:18" calcext:value-type="date">
            <text:p>19/02/2017 17:29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27021" calcext:value-type="float">
            <text:p>27021</text:p>
          </table:table-cell>
          <table:table-cell office:value-type="float" office:value="10593" calcext:value-type="float">
            <text:p>105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9T10:21:25" calcext:value-type="date">
            <text:p>19/02/2017 10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6870" calcext:value-type="float">
            <text:p>26870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22" calcext:value-type="float">
            <text:p>17222</text:p>
          </table:table-cell>
          <table:table-cell office:value-type="string" calcext:value-type="string">
            <text:p>Valenc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9T19:49:12" calcext:value-type="date">
            <text:p>09/03/2017 19:49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0174" calcext:value-type="float">
            <text:p>40174</text:p>
          </table:table-cell>
          <table:table-cell office:value-type="float" office:value="10519" calcext:value-type="float">
            <text:p>1051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string" calcext:value-type="string">
            <text:p>Badge Je vote, ils dégagent !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2-16T12:43:25" calcext:value-type="date">
            <text:p>16/02/2017 12:43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7.90</text:p>
          </table:table-cell>
          <table:table-cell office:value-type="float" office:value="25479" calcext:value-type="float">
            <text:p>25479</text:p>
          </table:table-cell>
          <table:table-cell office:value-type="float" office:value="2105" calcext:value-type="float">
            <text:p>210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2" calcext:value-type="float">
            <text:p>11842</text:p>
          </table:table-cell>
          <table:table-cell office:value-type="string" calcext:value-type="string">
            <text:p>Chalon sur Sao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22:01:27" calcext:value-type="date">
            <text:p>20/02/2017 22:0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580" calcext:value-type="float">
            <text:p>27580</text:p>
          </table:table-cell>
          <table:table-cell office:value-type="float" office:value="10447" calcext:value-type="float">
            <text:p>104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3T13:30:49" calcext:value-type="date">
            <text:p>23/02/2017 13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699" calcext:value-type="float">
            <text:p>28699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Saint-Et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22:53:48" calcext:value-type="date">
            <text:p>07/03/2017 22:5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986" calcext:value-type="float">
            <text:p>38986</text:p>
          </table:table-cell>
          <table:table-cell office:value-type="float" office:value="10493" calcext:value-type="float">
            <text:p>104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42" calcext:value-type="float">
            <text:p>17742</text:p>
          </table:table-cell>
          <table:table-cell office:value-type="string" calcext:value-type="string">
            <text:p>Chalon-sur-Saô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1T19:32:06" calcext:value-type="date">
            <text:p>11/03/2017 19:3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171" calcext:value-type="float">
            <text:p>41171</text:p>
          </table:table-cell>
          <table:table-cell office:value-type="float" office:value="10447" calcext:value-type="float">
            <text:p>104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9T11:28:58" calcext:value-type="date">
            <text:p>19/02/2017 11:2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6902" calcext:value-type="float">
            <text:p>26902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Bres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1T17:48:22" calcext:value-type="date">
            <text:p>01/03/2017 17:4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3549" calcext:value-type="float">
            <text:p>33549</text:p>
          </table:table-cell>
          <table:table-cell office:value-type="float" office:value="10437" calcext:value-type="float">
            <text:p>1043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8" calcext:value-type="float">
            <text:p>17928</text:p>
          </table:table-cell>
          <table:table-cell office:value-type="string" calcext:value-type="string">
            <text:p>Tarbes / Pau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arbes</text:p>
          </table:table-cell>
          <table:table-cell office:value-type="string" calcext:value-type="string">
            <text:p>60.00</text:p>
          </table:table-cell>
          <table:table-cell office:value-type="date" office:date-value="2017-03-12T16:31:33" calcext:value-type="date">
            <text:p>12/03/2017 16:3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616" calcext:value-type="float">
            <text:p>41616</text:p>
          </table:table-cell>
          <table:table-cell office:value-type="float" office:value="16495" calcext:value-type="float">
            <text:p>164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string" calcext:value-type="string">
            <text:p>Abbev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9:23:08" calcext:value-type="date">
            <text:p>04/03/2017 19:2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on-hold</text:p>
          </table:table-cell>
          <table:table-cell office:value-type="string" calcext:value-type="string">
            <text:p>22.00</text:p>
          </table:table-cell>
          <table:table-cell office:value-type="float" office:value="36359" calcext:value-type="float">
            <text:p>36359</text:p>
          </table:table-cell>
          <table:table-cell office:value-type="float" office:value="10209" calcext:value-type="float">
            <text:p>1020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7" calcext:value-type="float">
            <text:p>17187</text:p>
          </table:table-cell>
          <table:table-cell office:value-type="string" calcext:value-type="string">
            <text:p>Villeneuve-sur-Lot / Bergerac / Libourn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ergerac</text:p>
          </table:table-cell>
          <table:table-cell office:value-type="string" calcext:value-type="string">
            <text:p>60.00</text:p>
          </table:table-cell>
          <table:table-cell office:value-type="date" office:date-value="2017-03-09T17:46:14" calcext:value-type="date">
            <text:p>09/03/2017 17:4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070" calcext:value-type="float">
            <text:p>40070</text:p>
          </table:table-cell>
          <table:table-cell office:value-type="float" office:value="16645" calcext:value-type="float">
            <text:p>166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1" calcext:value-type="float">
            <text:p>19211</text:p>
          </table:table-cell>
          <table:table-cell office:value-type="string" calcext:value-type="string">
            <text:p>Cherbourg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3T22:52:26" calcext:value-type="date">
            <text:p>13/03/2017 22:5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817" calcext:value-type="float">
            <text:p>42817</text:p>
          </table:table-cell>
          <table:table-cell office:value-type="float" office:value="10484" calcext:value-type="float">
            <text:p>104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8" calcext:value-type="float">
            <text:p>17788</text:p>
          </table:table-cell>
          <table:table-cell office:value-type="string" calcext:value-type="string">
            <text:p>Nantes / Angers / Le Mans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Angers</text:p>
          </table:table-cell>
          <table:table-cell office:value-type="string" calcext:value-type="string">
            <text:p>88.00</text:p>
          </table:table-cell>
          <table:table-cell office:value-type="date" office:date-value="2017-03-11T22:53:22" calcext:value-type="date">
            <text:p>11/03/2017 22:5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1288" calcext:value-type="float">
            <text:p>41288</text:p>
          </table:table-cell>
          <table:table-cell office:value-type="float" office:value="17579" calcext:value-type="float">
            <text:p>175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25" calcext:value-type="float">
            <text:p>15925</text:p>
          </table:table-cell>
          <table:table-cell office:value-type="string" calcext:value-type="string">
            <text:p>Brest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6T10:22:12" calcext:value-type="date">
            <text:p>06/03/2017 10:22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7556" calcext:value-type="float">
            <text:p>37556</text:p>
          </table:table-cell>
          <table:table-cell office:value-type="float" office:value="10437" calcext:value-type="float">
            <text:p>1043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string" calcext:value-type="string">
            <text:p>Toul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9T22:22:38" calcext:value-type="date">
            <text:p>19/02/2017 22:2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213" calcext:value-type="float">
            <text:p>27213</text:p>
          </table:table-cell>
          <table:table-cell office:value-type="float" office:value="10504" calcext:value-type="float">
            <text:p>1050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71" calcext:value-type="float">
            <text:p>15671</text:p>
          </table:table-cell>
          <table:table-cell office:value-type="string" calcext:value-type="string">
            <text:p>La Roche sur 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10:45:53" calcext:value-type="date">
            <text:p>05/03/2017 10:4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558" calcext:value-type="float">
            <text:p>36558</text:p>
          </table:table-cell>
          <table:table-cell office:value-type="float" office:value="10541" calcext:value-type="float">
            <text:p>1054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39" calcext:value-type="float">
            <text:p>14539</text:p>
          </table:table-cell>
          <table:table-cell office:value-type="string" calcext:value-type="string">
            <text:p>Laval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1T16:46:00" calcext:value-type="date">
            <text:p>01/03/2017 16:46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3424" calcext:value-type="float">
            <text:p>33424</text:p>
          </table:table-cell>
          <table:table-cell office:value-type="float" office:value="10545" calcext:value-type="float">
            <text:p>105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9" calcext:value-type="float">
            <text:p>11619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09:03:05" calcext:value-type="date">
            <text:p>20/02/2017 09:0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255" calcext:value-type="float">
            <text:p>27255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8" calcext:value-type="float">
            <text:p>11678</text:p>
          </table:table-cell>
          <table:table-cell office:value-type="string" calcext:value-type="string">
            <text:p>Mâc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0T14:08:48" calcext:value-type="date">
            <text:p>20/02/2017 14:08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7395" calcext:value-type="float">
            <text:p>27395</text:p>
          </table:table-cell>
          <table:table-cell office:value-type="float" office:value="10617" calcext:value-type="float">
            <text:p>1061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8" calcext:value-type="float">
            <text:p>15858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22:08:34" calcext:value-type="date">
            <text:p>05/03/2017 22:0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242" calcext:value-type="float">
            <text:p>3724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49" calcext:value-type="float">
            <text:p>13249</text:p>
          </table:table-cell>
          <table:table-cell office:value-type="string" calcext:value-type="string">
            <text:p>Brive la Gaillard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8T07:46:53" calcext:value-type="date">
            <text:p>28/02/2017 07:4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1263" calcext:value-type="float">
            <text:p>31263</text:p>
          </table:table-cell>
          <table:table-cell office:value-type="float" office:value="10439" calcext:value-type="float">
            <text:p>1043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13:46:01" calcext:value-type="date">
            <text:p>16/02/2017 13:4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519" calcext:value-type="float">
            <text:p>2551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string" calcext:value-type="string">
            <text:p>Toul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09:25:29" calcext:value-type="date">
            <text:p>16/02/2017 09:2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315" calcext:value-type="float">
            <text:p>25315</text:p>
          </table:table-cell>
          <table:table-cell office:value-type="float" office:value="10501" calcext:value-type="float">
            <text:p>105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string" calcext:value-type="string">
            <text:p>Libour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2T14:26:05" calcext:value-type="date">
            <text:p>02/03/2017 14:2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4446" calcext:value-type="float">
            <text:p>34446</text:p>
          </table:table-cell>
          <table:table-cell office:value-type="float" office:value="10557" calcext:value-type="float">
            <text:p>1055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9" calcext:value-type="float">
            <text:p>12069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19:08:14" calcext:value-type="date">
            <text:p>21/02/2017 19:0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on-hold</text:p>
          </table:table-cell>
          <table:table-cell office:value-type="string" calcext:value-type="string">
            <text:p>22.00</text:p>
          </table:table-cell>
          <table:table-cell office:value-type="float" office:value="28043" calcext:value-type="float">
            <text:p>28043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string" calcext:value-type="string">
            <text:p>Les sables d'Olon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2T20:43:29" calcext:value-type="date">
            <text:p>02/03/2017 20:4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4786" calcext:value-type="float">
            <text:p>34786</text:p>
          </table:table-cell>
          <table:table-cell office:value-type="float" office:value="10556" calcext:value-type="float">
            <text:p>1055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string" calcext:value-type="string">
            <text:p>Valenc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22T08:47:09" calcext:value-type="date">
            <text:p>22/02/2017 08:47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46.50</text:p>
          </table:table-cell>
          <table:table-cell office:value-type="float" office:value="28205" calcext:value-type="float">
            <text:p>28205</text:p>
          </table:table-cell>
          <table:table-cell office:value-type="float" office:value="10519" calcext:value-type="float">
            <text:p>1051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string" calcext:value-type="string">
            <text:p>Bandeau 18 mars X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</text:p>
          </table:table-cell>
          <table:table-cell office:value-type="date" office:date-value="2017-03-11T12:18:44" calcext:value-type="date">
            <text:p>11/03/2017 12:1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49.30</text:p>
          </table:table-cell>
          <table:table-cell office:value-type="float" office:value="40965" calcext:value-type="float">
            <text:p>40965</text:p>
          </table:table-cell>
          <table:table-cell office:value-type="float" office:value="14957" calcext:value-type="float">
            <text:p>1495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string" calcext:value-type="string">
            <text:p>Béziers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0.00</text:p>
          </table:table-cell>
          <table:table-cell office:value-type="date" office:date-value="2017-02-23T11:19:40" calcext:value-type="date">
            <text:p>23/02/2017 11:19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80.00</text:p>
          </table:table-cell>
          <table:table-cell office:value-type="float" office:value="28654" calcext:value-type="float">
            <text:p>28654</text:p>
          </table:table-cell>
          <table:table-cell office:value-type="float" office:value="10409" calcext:value-type="float">
            <text:p>1040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4" calcext:value-type="float">
            <text:p>19864</text:p>
          </table:table-cell>
          <table:table-cell office:value-type="string" calcext:value-type="string">
            <text:p>Tournon-sur-Rhône / Vienne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Tournon-sur-Rhône</text:p>
          </table:table-cell>
          <table:table-cell office:value-type="string" calcext:value-type="string">
            <text:p>88.00</text:p>
          </table:table-cell>
          <table:table-cell office:value-type="date" office:date-value="2017-03-16T12:31:29" calcext:value-type="date">
            <text:p>16/03/2017 12:3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88.00</text:p>
          </table:table-cell>
          <table:table-cell office:value-type="float" office:value="44407" calcext:value-type="float">
            <text:p>44407</text:p>
          </table:table-cell>
          <table:table-cell office:value-type="float" office:value="16510" calcext:value-type="float">
            <text:p>1651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8" calcext:value-type="float">
            <text:p>17618</text:p>
          </table:table-cell>
          <table:table-cell office:value-type="string" calcext:value-type="string">
            <text:p>Carcassonne / Béziers / Millau / Mend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Mende</text:p>
          </table:table-cell>
          <table:table-cell office:value-type="string" calcext:value-type="string">
            <text:p>60.00</text:p>
          </table:table-cell>
          <table:table-cell office:value-type="date" office:date-value="2017-03-11T10:23:14" calcext:value-type="date">
            <text:p>11/03/2017 10:2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942" calcext:value-type="float">
            <text:p>40942</text:p>
          </table:table-cell>
          <table:table-cell office:value-type="float" office:value="16685" calcext:value-type="float">
            <text:p>1668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39" calcext:value-type="float">
            <text:p>17239</text:p>
          </table:table-cell>
          <table:table-cell office:value-type="string" calcext:value-type="string">
            <text:p>Rodez / Aurillac / Tull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Rodez</text:p>
          </table:table-cell>
          <table:table-cell office:value-type="string" calcext:value-type="string">
            <text:p>60.00</text:p>
          </table:table-cell>
          <table:table-cell office:value-type="date" office:date-value="2017-03-09T20:39:51" calcext:value-type="date">
            <text:p>09/03/2017 20:3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213" calcext:value-type="float">
            <text:p>40213</text:p>
          </table:table-cell>
          <table:table-cell office:value-type="float" office:value="16577" calcext:value-type="float">
            <text:p>1657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16" calcext:value-type="float">
            <text:p>18216</text:p>
          </table:table-cell>
          <table:table-cell office:value-type="string" calcext:value-type="string">
            <text:p>La Rochelle / Niort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La Rochelle</text:p>
          </table:table-cell>
          <table:table-cell office:value-type="string" calcext:value-type="string">
            <text:p>44.00</text:p>
          </table:table-cell>
          <table:table-cell office:value-type="date" office:date-value="2017-03-13T12:06:56" calcext:value-type="date">
            <text:p>13/03/2017 12:0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254" calcext:value-type="float">
            <text:p>42254</text:p>
          </table:table-cell>
          <table:table-cell office:value-type="float" office:value="17569" calcext:value-type="float">
            <text:p>175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9" calcext:value-type="float">
            <text:p>16339</text:p>
          </table:table-cell>
          <table:table-cell office:value-type="string" calcext:value-type="string">
            <text:p>Mulh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20:53:52" calcext:value-type="date">
            <text:p>07/03/2017 20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859" calcext:value-type="float">
            <text:p>38859</text:p>
          </table:table-cell>
          <table:table-cell office:value-type="float" office:value="10599" calcext:value-type="float">
            <text:p>1059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1" calcext:value-type="float">
            <text:p>19921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6T15:59:25" calcext:value-type="date">
            <text:p>16/03/2017 15:5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4480" calcext:value-type="float">
            <text:p>44480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3" calcext:value-type="float">
            <text:p>16843</text:p>
          </table:table-cell>
          <table:table-cell office:value-type="string" calcext:value-type="string">
            <text:p>Bourg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8T13:34:22" calcext:value-type="date">
            <text:p>08/03/2017 13:34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9300" calcext:value-type="float">
            <text:p>39300</text:p>
          </table:table-cell>
          <table:table-cell office:value-type="float" office:value="10435" calcext:value-type="float">
            <text:p>104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86" calcext:value-type="float">
            <text:p>17886</text:p>
          </table:table-cell>
          <table:table-cell office:value-type="string" calcext:value-type="string">
            <text:p>Evreux / Dreux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Evreux</text:p>
          </table:table-cell>
          <table:table-cell office:value-type="string" calcext:value-type="string">
            <text:p>44.00</text:p>
          </table:table-cell>
          <table:table-cell office:value-type="date" office:date-value="2017-03-12T13:58:10" calcext:value-type="date">
            <text:p>12/03/2017 13:5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499" calcext:value-type="float">
            <text:p>41499</text:p>
          </table:table-cell>
          <table:table-cell office:value-type="float" office:value="16473" calcext:value-type="float">
            <text:p>1647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28" calcext:value-type="float">
            <text:p>15128</text:p>
          </table:table-cell>
          <table:table-cell office:value-type="string" calcext:value-type="string">
            <text:p>Cosne Cours sur Loir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0:14:21" calcext:value-type="date">
            <text:p>03/03/2017 10:1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072" calcext:value-type="float">
            <text:p>35072</text:p>
          </table:table-cell>
          <table:table-cell office:value-type="float" office:value="10491" calcext:value-type="float">
            <text:p>104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string" calcext:value-type="string">
            <text:p>May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08:14:18" calcext:value-type="date">
            <text:p>21/02/2017 08:1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695" calcext:value-type="float">
            <text:p>27695</text:p>
          </table:table-cell>
          <table:table-cell office:value-type="float" office:value="10615" calcext:value-type="float">
            <text:p>1061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6" calcext:value-type="float">
            <text:p>18066</text:p>
          </table:table-cell>
          <table:table-cell office:value-type="string" calcext:value-type="string">
            <text:p>Villefranche-sur-Saône / Mâc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Mâcon</text:p>
          </table:table-cell>
          <table:table-cell office:value-type="string" calcext:value-type="string">
            <text:p>44.00</text:p>
          </table:table-cell>
          <table:table-cell office:value-type="date" office:date-value="2017-03-12T20:52:14" calcext:value-type="date">
            <text:p>12/03/2017 20:5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862" calcext:value-type="float">
            <text:p>41862</text:p>
          </table:table-cell>
          <table:table-cell office:value-type="float" office:value="16480" calcext:value-type="float">
            <text:p>1648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36" calcext:value-type="float">
            <text:p>12836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6T11:09:30" calcext:value-type="date">
            <text:p>26/02/2017 11:0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793" calcext:value-type="float">
            <text:p>29793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string" calcext:value-type="string">
            <text:p>Romorantin / Vierzon - Car insoum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lle-de-depart=Vierzon</text:p>
          </table:table-cell>
          <table:table-cell office:value-type="string" calcext:value-type="string">
            <text:p>242.00</text:p>
          </table:table-cell>
          <table:table-cell office:value-type="date" office:date-value="2017-03-13T14:25:44" calcext:value-type="date">
            <text:p>13/03/2017 14:25</text:p>
          </table:table-cell>
          <table:table-cell office:value-type="string" calcext:value-type="string">
            <text:p>24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42.00</text:p>
          </table:table-cell>
          <table:table-cell office:value-type="float" office:value="42350" calcext:value-type="float">
            <text:p>42350</text:p>
          </table:table-cell>
          <table:table-cell office:value-type="float" office:value="16505" calcext:value-type="float">
            <text:p>1650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9" calcext:value-type="float">
            <text:p>19329</text:p>
          </table:table-cell>
          <table:table-cell office:value-type="string" calcext:value-type="string">
            <text:p>Brest / Rennes / Laval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Rennes</text:p>
          </table:table-cell>
          <table:table-cell office:value-type="string" calcext:value-type="string">
            <text:p>44.00</text:p>
          </table:table-cell>
          <table:table-cell office:value-type="date" office:date-value="2017-03-14T14:56:02" calcext:value-type="date">
            <text:p>14/03/2017 14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3057" calcext:value-type="float">
            <text:p>43057</text:p>
          </table:table-cell>
          <table:table-cell office:value-type="float" office:value="16486" calcext:value-type="float">
            <text:p>16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1" calcext:value-type="float">
            <text:p>12841</text:p>
          </table:table-cell>
          <table:table-cell office:value-type="string" calcext:value-type="string">
            <text:p>Never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6T11:55:50" calcext:value-type="date">
            <text:p>26/02/2017 11:5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9808" calcext:value-type="float">
            <text:p>29808</text:p>
          </table:table-cell>
          <table:table-cell office:value-type="float" office:value="10594" calcext:value-type="float">
            <text:p>1059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54" calcext:value-type="float">
            <text:p>16854</text:p>
          </table:table-cell>
          <table:table-cell office:value-type="string" calcext:value-type="string">
            <text:p>Riom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4:09:32" calcext:value-type="date">
            <text:p>08/03/2017 14:0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318" calcext:value-type="float">
            <text:p>39318</text:p>
          </table:table-cell>
          <table:table-cell office:value-type="float" office:value="10571" calcext:value-type="float">
            <text:p>105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4" calcext:value-type="float">
            <text:p>13174</text:p>
          </table:table-cell>
          <table:table-cell office:value-type="string" calcext:value-type="string">
            <text:p>Valenc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7T19:53:46" calcext:value-type="date">
            <text:p>27/02/2017 19:5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0956" calcext:value-type="float">
            <text:p>30956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0" calcext:value-type="float">
            <text:p>12270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2T20:33:23" calcext:value-type="date">
            <text:p>22/02/2017 20:3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466" calcext:value-type="float">
            <text:p>28466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Saint-Malo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1T13:38:26" calcext:value-type="date">
            <text:p>01/03/2017 13:38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3088" calcext:value-type="float">
            <text:p>33088</text:p>
          </table:table-cell>
          <table:table-cell office:value-type="float" office:value="10549" calcext:value-type="float">
            <text:p>1054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string" calcext:value-type="string">
            <text:p>Argenta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7:07:29" calcext:value-type="date">
            <text:p>01/03/2017 17:0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463" calcext:value-type="float">
            <text:p>33463</text:p>
          </table:table-cell>
          <table:table-cell office:value-type="float" office:value="10388" calcext:value-type="float">
            <text:p>103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string" calcext:value-type="string">
            <text:p>Livret "Energie"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11T12:18:44" calcext:value-type="date">
            <text:p>11/03/2017 12:1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49.30</text:p>
          </table:table-cell>
          <table:table-cell office:value-type="float" office:value="40967" calcext:value-type="float">
            <text:p>40967</text:p>
          </table:table-cell>
          <table:table-cell office:value-type="float" office:value="12565" calcext:value-type="float">
            <text:p>12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7" calcext:value-type="float">
            <text:p>19187</text:p>
          </table:table-cell>
          <table:table-cell office:value-type="string" calcext:value-type="string">
            <text:p>Carcassonne / Béziers / Millau / Mend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arcassonne</text:p>
          </table:table-cell>
          <table:table-cell office:value-type="string" calcext:value-type="string">
            <text:p>60.00</text:p>
          </table:table-cell>
          <table:table-cell office:value-type="date" office:date-value="2017-03-13T21:55:31" calcext:value-type="date">
            <text:p>13/03/2017 21:5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768" calcext:value-type="float">
            <text:p>42768</text:p>
          </table:table-cell>
          <table:table-cell office:value-type="float" office:value="16688" calcext:value-type="float">
            <text:p>166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string" calcext:value-type="string">
            <text:p>Nantes - Car insoum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76.00</text:p>
          </table:table-cell>
          <table:table-cell office:value-type="date" office:date-value="2017-02-27T20:21:35" calcext:value-type="date">
            <text:p>27/02/2017 20:21</text:p>
          </table:table-cell>
          <table:table-cell office:value-type="string" calcext:value-type="string">
            <text:p>176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76.00</text:p>
          </table:table-cell>
          <table:table-cell office:value-type="float" office:value="31005" calcext:value-type="float">
            <text:p>31005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4T11:17:58" calcext:value-type="date">
            <text:p>24/02/2017 11:1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046" calcext:value-type="float">
            <text:p>29046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03" calcext:value-type="float">
            <text:p>19703</text:p>
          </table:table-cell>
          <table:table-cell office:value-type="string" calcext:value-type="string">
            <text:p>Bayonne / Dax / Mont-de-Marsa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ayonne</text:p>
          </table:table-cell>
          <table:table-cell office:value-type="string" calcext:value-type="string">
            <text:p>60.00</text:p>
          </table:table-cell>
          <table:table-cell office:value-type="date" office:date-value="2017-03-15T20:29:12" calcext:value-type="date">
            <text:p>15/03/2017 20:2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040" calcext:value-type="float">
            <text:p>44040</text:p>
          </table:table-cell>
          <table:table-cell office:value-type="float" office:value="16585" calcext:value-type="float">
            <text:p>1658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9T10:27:08" calcext:value-type="date">
            <text:p>19/02/2017 10:2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871" calcext:value-type="float">
            <text:p>26871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Douai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8T23:22:18" calcext:value-type="date">
            <text:p>28/02/2017 23:2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471" calcext:value-type="float">
            <text:p>32471</text:p>
          </table:table-cell>
          <table:table-cell office:value-type="float" office:value="11685" calcext:value-type="float">
            <text:p>1168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8T21:44:21" calcext:value-type="date">
            <text:p>18/02/2017 21:4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6760" calcext:value-type="float">
            <text:p>26760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8" calcext:value-type="float">
            <text:p>17908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15:02:39" calcext:value-type="date">
            <text:p>12/03/2017 15:0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545" calcext:value-type="float">
            <text:p>41545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9" calcext:value-type="float">
            <text:p>15859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22:20:16" calcext:value-type="date">
            <text:p>05/03/2017 22:2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243" calcext:value-type="float">
            <text:p>37243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1" calcext:value-type="float">
            <text:p>19101</text:p>
          </table:table-cell>
          <table:table-cell office:value-type="string" calcext:value-type="string">
            <text:p>Châteauroux / Bour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ourges</text:p>
          </table:table-cell>
          <table:table-cell office:value-type="string" calcext:value-type="string">
            <text:p>44.00</text:p>
          </table:table-cell>
          <table:table-cell office:value-type="date" office:date-value="2017-03-13T19:30:00" calcext:value-type="date">
            <text:p>13/03/2017 19:3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618" calcext:value-type="float">
            <text:p>42618</text:p>
          </table:table-cell>
          <table:table-cell office:value-type="float" office:value="16535" calcext:value-type="float">
            <text:p>165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string" calcext:value-type="string">
            <text:p>Carcassonne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0.00</text:p>
          </table:table-cell>
          <table:table-cell office:value-type="date" office:date-value="2017-02-18T13:45:31" calcext:value-type="date">
            <text:p>18/02/2017 13:45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80.00</text:p>
          </table:table-cell>
          <table:table-cell office:value-type="float" office:value="26527" calcext:value-type="float">
            <text:p>26527</text:p>
          </table:table-cell>
          <table:table-cell office:value-type="float" office:value="10443" calcext:value-type="float">
            <text:p>1044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7" calcext:value-type="float">
            <text:p>17117</text:p>
          </table:table-cell>
          <table:table-cell office:value-type="string" calcext:value-type="string">
            <text:p>Le M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9T13:24:57" calcext:value-type="date">
            <text:p>09/03/2017 13:2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944" calcext:value-type="float">
            <text:p>39944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string" calcext:value-type="string">
            <text:p>Nîm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5T20:49:35" calcext:value-type="date">
            <text:p>05/03/2017 20:49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7165" calcext:value-type="float">
            <text:p>37165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7T19:38:24" calcext:value-type="date">
            <text:p>27/02/2017 19:3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0936" calcext:value-type="float">
            <text:p>30936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3:40:24" calcext:value-type="date">
            <text:p>01/03/2017 13:4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100" calcext:value-type="float">
            <text:p>33100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75" calcext:value-type="float">
            <text:p>17475</text:p>
          </table:table-cell>
          <table:table-cell office:value-type="string" calcext:value-type="string">
            <text:p>Dunkerque / Calais / Abbeville - Car insoumi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ille-de-depart=Abbeville</text:p>
          </table:table-cell>
          <table:table-cell office:value-type="string" calcext:value-type="string">
            <text:p>1188.00</text:p>
          </table:table-cell>
          <table:table-cell office:value-type="date" office:date-value="2017-03-10T19:46:49" calcext:value-type="date">
            <text:p>10/03/2017 19:46</text:p>
          </table:table-cell>
          <table:table-cell office:value-type="string" calcext:value-type="string">
            <text:p>11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188.00</text:p>
          </table:table-cell>
          <table:table-cell office:value-type="float" office:value="40723" calcext:value-type="float">
            <text:p>40723</text:p>
          </table:table-cell>
          <table:table-cell office:value-type="float" office:value="16545" calcext:value-type="float">
            <text:p>165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05" calcext:value-type="float">
            <text:p>17605</text:p>
          </table:table-cell>
          <table:table-cell office:value-type="string" calcext:value-type="string">
            <text:p>Villeneuve-sur-Lot / Bergerac / Libourn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Libourne</text:p>
          </table:table-cell>
          <table:table-cell office:value-type="string" calcext:value-type="string">
            <text:p>60.00</text:p>
          </table:table-cell>
          <table:table-cell office:value-type="date" office:date-value="2017-03-11T09:48:06" calcext:value-type="date">
            <text:p>11/03/2017 09:4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918" calcext:value-type="float">
            <text:p>40918</text:p>
          </table:table-cell>
          <table:table-cell office:value-type="float" office:value="16644" calcext:value-type="float">
            <text:p>1664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41" calcext:value-type="float">
            <text:p>14641</text:p>
          </table:table-cell>
          <table:table-cell office:value-type="string" calcext:value-type="string">
            <text:p>Bourg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9:24:47" calcext:value-type="date">
            <text:p>01/03/2017 19:2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724" calcext:value-type="float">
            <text:p>33724</text:p>
          </table:table-cell>
          <table:table-cell office:value-type="float" office:value="10435" calcext:value-type="float">
            <text:p>104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4T01:15:58" calcext:value-type="date">
            <text:p>14/03/2017 01: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872" calcext:value-type="float">
            <text:p>42872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4" calcext:value-type="float">
            <text:p>17784</text:p>
          </table:table-cell>
          <table:table-cell office:value-type="string" calcext:value-type="string">
            <text:p>Villefranche-sur-Saône / Mâc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Villefranche-sur-Saône</text:p>
          </table:table-cell>
          <table:table-cell office:value-type="string" calcext:value-type="string">
            <text:p>44.00</text:p>
          </table:table-cell>
          <table:table-cell office:value-type="date" office:date-value="2017-03-11T22:40:17" calcext:value-type="date">
            <text:p>11/03/2017 22:4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279" calcext:value-type="float">
            <text:p>41279</text:p>
          </table:table-cell>
          <table:table-cell office:value-type="float" office:value="16481" calcext:value-type="float">
            <text:p>1648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Mâc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9T16:11:24" calcext:value-type="date">
            <text:p>19/02/2017 16:1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994" calcext:value-type="float">
            <text:p>26994</text:p>
          </table:table-cell>
          <table:table-cell office:value-type="float" office:value="10617" calcext:value-type="float">
            <text:p>1061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string" calcext:value-type="string">
            <text:p>Poitier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2T21:10:25" calcext:value-type="date">
            <text:p>22/02/2017 21:1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485" calcext:value-type="float">
            <text:p>28485</text:p>
          </table:table-cell>
          <table:table-cell office:value-type="float" office:value="10582" calcext:value-type="float">
            <text:p>105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3:01:58" calcext:value-type="date">
            <text:p>21/02/2017 13:0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852" calcext:value-type="float">
            <text:p>27852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9" calcext:value-type="float">
            <text:p>11229</text:p>
          </table:table-cell>
          <table:table-cell office:value-type="string" calcext:value-type="string">
            <text:p>Saint-Nazai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7T21:24:49" calcext:value-type="date">
            <text:p>17/02/2017 21:2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280" calcext:value-type="float">
            <text:p>26280</text:p>
          </table:table-cell>
          <table:table-cell office:value-type="float" office:value="10539" calcext:value-type="float">
            <text:p>1053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7" calcext:value-type="float">
            <text:p>17357</text:p>
          </table:table-cell>
          <table:table-cell office:value-type="string" calcext:value-type="string">
            <text:p>Nantes (Ancenis)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32.00</text:p>
          </table:table-cell>
          <table:table-cell office:value-type="date" office:date-value="2017-03-10T11:49:46" calcext:value-type="date">
            <text:p>10/03/2017 11:49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32.00</text:p>
          </table:table-cell>
          <table:table-cell office:value-type="float" office:value="40474" calcext:value-type="float">
            <text:p>40474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63" calcext:value-type="float">
            <text:p>18163</text:p>
          </table:table-cell>
          <table:table-cell office:value-type="string" calcext:value-type="string">
            <text:p>Brest / Rennes / Laval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Rennes</text:p>
          </table:table-cell>
          <table:table-cell office:value-type="string" calcext:value-type="string">
            <text:p>88.00</text:p>
          </table:table-cell>
          <table:table-cell office:value-type="date" office:date-value="2017-03-13T08:13:38" calcext:value-type="date">
            <text:p>13/03/2017 08:1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2125" calcext:value-type="float">
            <text:p>42125</text:p>
          </table:table-cell>
          <table:table-cell office:value-type="float" office:value="16486" calcext:value-type="float">
            <text:p>16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9" calcext:value-type="float">
            <text:p>11829</text:p>
          </table:table-cell>
          <table:table-cell office:value-type="string" calcext:value-type="string">
            <text:p>Tour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21:01:00" calcext:value-type="date">
            <text:p>20/02/2017 21:0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550" calcext:value-type="float">
            <text:p>27550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string" calcext:value-type="string">
            <text:p>Livret "Energie"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01T09:34:30" calcext:value-type="date">
            <text:p>01/03/2017 09:3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52.10</text:p>
          </table:table-cell>
          <table:table-cell office:value-type="float" office:value="32785" calcext:value-type="float">
            <text:p>32785</text:p>
          </table:table-cell>
          <table:table-cell office:value-type="float" office:value="12565" calcext:value-type="float">
            <text:p>12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93" calcext:value-type="float">
            <text:p>16293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7T18:35:39" calcext:value-type="date">
            <text:p>07/03/2017 18:3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759" calcext:value-type="float">
            <text:p>38759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87" calcext:value-type="float">
            <text:p>18187</text:p>
          </table:table-cell>
          <table:table-cell office:value-type="string" calcext:value-type="string">
            <text:p>Charleville-Mézières / Château-Thier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rleville-Mézières</text:p>
          </table:table-cell>
          <table:table-cell office:value-type="string" calcext:value-type="string">
            <text:p>22.00</text:p>
          </table:table-cell>
          <table:table-cell office:value-type="date" office:date-value="2017-03-13T10:26:11" calcext:value-type="date">
            <text:p>13/03/2017 10:2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179" calcext:value-type="float">
            <text:p>42179</text:p>
          </table:table-cell>
          <table:table-cell office:value-type="float" office:value="16514" calcext:value-type="float">
            <text:p>1651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2T11:17:36" calcext:value-type="date">
            <text:p>22/02/2017 11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250" calcext:value-type="float">
            <text:p>28250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9" calcext:value-type="float">
            <text:p>12869</text:p>
          </table:table-cell>
          <table:table-cell office:value-type="string" calcext:value-type="string">
            <text:p>Lille - Car insoum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6T14:41:12" calcext:value-type="date">
            <text:p>26/02/2017 14:4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9882" calcext:value-type="float">
            <text:p>2988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Clermont Ferrand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5:38:09" calcext:value-type="date">
            <text:p>03/03/2017 15:3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397" calcext:value-type="float">
            <text:p>35397</text:p>
          </table:table-cell>
          <table:table-cell office:value-type="float" office:value="10487" calcext:value-type="float">
            <text:p>1048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49" calcext:value-type="float">
            <text:p>18049</text:p>
          </table:table-cell>
          <table:table-cell office:value-type="string" calcext:value-type="string">
            <text:p>(Flers) Argentan / Alenç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lençon</text:p>
          </table:table-cell>
          <table:table-cell office:value-type="string" calcext:value-type="string">
            <text:p>22.00</text:p>
          </table:table-cell>
          <table:table-cell office:value-type="date" office:date-value="2017-03-12T20:48:41" calcext:value-type="date">
            <text:p>12/03/2017 20:4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861" calcext:value-type="float">
            <text:p>41861</text:p>
          </table:table-cell>
          <table:table-cell office:value-type="float" office:value="16649" calcext:value-type="float">
            <text:p>1664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5" calcext:value-type="float">
            <text:p>14945</text:p>
          </table:table-cell>
          <table:table-cell office:value-type="string" calcext:value-type="string">
            <text:p>Sai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6:46:33" calcext:value-type="date">
            <text:p>02/03/2017 16:4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552" calcext:value-type="float">
            <text:p>34552</text:p>
          </table:table-cell>
          <table:table-cell office:value-type="float" office:value="10538" calcext:value-type="float">
            <text:p>1053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00:13:34" calcext:value-type="date">
            <text:p>21/02/2017 00:1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646" calcext:value-type="float">
            <text:p>27646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25" calcext:value-type="float">
            <text:p>17225</text:p>
          </table:table-cell>
          <table:table-cell office:value-type="string" calcext:value-type="string">
            <text:p>Badges PHI sur fond bleu !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00</text:p>
          </table:table-cell>
          <table:table-cell office:value-type="date" office:date-value="2017-03-09T19:45:34" calcext:value-type="date">
            <text:p>09/03/2017 19:45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1.10</text:p>
          </table:table-cell>
          <table:table-cell office:value-type="float" office:value="40180" calcext:value-type="float">
            <text:p>40180</text:p>
          </table:table-cell>
          <table:table-cell office:value-type="float" office:value="12006" calcext:value-type="float">
            <text:p>1200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7" calcext:value-type="float">
            <text:p>11457</text:p>
          </table:table-cell>
          <table:table-cell office:value-type="string" calcext:value-type="string">
            <text:p>Saint-Quenti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9T10:29:46" calcext:value-type="date">
            <text:p>19/02/2017 10:2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6875" calcext:value-type="float">
            <text:p>26875</text:p>
          </table:table-cell>
          <table:table-cell office:value-type="float" office:value="10494" calcext:value-type="float">
            <text:p>1049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8" calcext:value-type="float">
            <text:p>16258</text:p>
          </table:table-cell>
          <table:table-cell office:value-type="string" calcext:value-type="string">
            <text:p>Thionv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16:02:33" calcext:value-type="date">
            <text:p>07/03/2017 16:0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672" calcext:value-type="float">
            <text:p>38672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string" calcext:value-type="string">
            <text:p>Chaumont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2T16:54:41" calcext:value-type="date">
            <text:p>02/03/2017 16:54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4560" calcext:value-type="float">
            <text:p>34560</text:p>
          </table:table-cell>
          <table:table-cell office:value-type="float" office:value="10483" calcext:value-type="float">
            <text:p>1048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string" calcext:value-type="string">
            <text:p>Valencienne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6.00</text:p>
          </table:table-cell>
          <table:table-cell office:value-type="date" office:date-value="2017-02-21T10:01:19" calcext:value-type="date">
            <text:p>21/02/2017 10:01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6.00</text:p>
          </table:table-cell>
          <table:table-cell office:value-type="float" office:value="27745" calcext:value-type="float">
            <text:p>27745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string" calcext:value-type="string">
            <text:p>Saint-Dié-des-Vosges / Epinal / Saint-Dizier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Epinal</text:p>
          </table:table-cell>
          <table:table-cell office:value-type="string" calcext:value-type="string">
            <text:p>88.00</text:p>
          </table:table-cell>
          <table:table-cell office:value-type="date" office:date-value="2017-03-09T21:01:24" calcext:value-type="date">
            <text:p>09/03/2017 21:0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0235" calcext:value-type="float">
            <text:p>40235</text:p>
          </table:table-cell>
          <table:table-cell office:value-type="float" office:value="16657" calcext:value-type="float">
            <text:p>1665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Compièg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0:05:47" calcext:value-type="date">
            <text:p>04/03/2017 10:0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783" calcext:value-type="float">
            <text:p>35783</text:p>
          </table:table-cell>
          <table:table-cell office:value-type="float" office:value="10490" calcext:value-type="float">
            <text:p>1049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7" calcext:value-type="float">
            <text:p>17537</text:p>
          </table:table-cell>
          <table:table-cell office:value-type="string" calcext:value-type="string">
            <text:p>Tournon-sur-Rhône / Vienn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rnon-sur-Rhône</text:p>
          </table:table-cell>
          <table:table-cell office:value-type="string" calcext:value-type="string">
            <text:p>44.00</text:p>
          </table:table-cell>
          <table:table-cell office:value-type="date" office:date-value="2017-03-11T00:03:06" calcext:value-type="date">
            <text:p>11/03/2017 00:0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864" calcext:value-type="float">
            <text:p>40864</text:p>
          </table:table-cell>
          <table:table-cell office:value-type="float" office:value="16510" calcext:value-type="float">
            <text:p>165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string" calcext:value-type="string">
            <text:p>140 affiches "Programme" en 40X60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.60</text:p>
          </table:table-cell>
          <table:table-cell office:value-type="date" office:date-value="2017-03-02T12:01:49" calcext:value-type="date">
            <text:p>02/03/2017 12:01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51.10</text:p>
          </table:table-cell>
          <table:table-cell office:value-type="float" office:value="34317" calcext:value-type="float">
            <text:p>34317</text:p>
          </table:table-cell>
          <table:table-cell office:value-type="float" office:value="10624" calcext:value-type="float">
            <text:p>1062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1" calcext:value-type="float">
            <text:p>19111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3T19:48:28" calcext:value-type="date">
            <text:p>13/03/2017 19:4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626" calcext:value-type="float">
            <text:p>4262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6" calcext:value-type="float">
            <text:p>19726</text:p>
          </table:table-cell>
          <table:table-cell office:value-type="string" calcext:value-type="string">
            <text:p>Nice / Grasse / (Le Muy) Draguignan - Car insou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le-de-depart=Nice</text:p>
          </table:table-cell>
          <table:table-cell office:value-type="string" calcext:value-type="string">
            <text:p>240.00</text:p>
          </table:table-cell>
          <table:table-cell office:value-type="date" office:date-value="2017-03-15T21:33:20" calcext:value-type="date">
            <text:p>15/03/2017 21:33</text:p>
          </table:table-cell>
          <table:table-cell office:value-type="string" calcext:value-type="string">
            <text:p>24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40.00</text:p>
          </table:table-cell>
          <table:table-cell office:value-type="float" office:value="44119" calcext:value-type="float">
            <text:p>44119</text:p>
          </table:table-cell>
          <table:table-cell office:value-type="float" office:value="16674" calcext:value-type="float">
            <text:p>1667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5:47:23" calcext:value-type="date">
            <text:p>04/03/2017 15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219" calcext:value-type="float">
            <text:p>36219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8" calcext:value-type="float">
            <text:p>19798</text:p>
          </table:table-cell>
          <table:table-cell office:value-type="string" calcext:value-type="string">
            <text:p>Nice / Grasse / (Le Muy) Draguigna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Nice</text:p>
          </table:table-cell>
          <table:table-cell office:value-type="string" calcext:value-type="string">
            <text:p>60.00</text:p>
          </table:table-cell>
          <table:table-cell office:value-type="date" office:date-value="2017-03-16T08:53:55" calcext:value-type="date">
            <text:p>16/03/2017 08:5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326" calcext:value-type="float">
            <text:p>44326</text:p>
          </table:table-cell>
          <table:table-cell office:value-type="float" office:value="16674" calcext:value-type="float">
            <text:p>1667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2" calcext:value-type="float">
            <text:p>17432</text:p>
          </table:table-cell>
          <table:table-cell office:value-type="string" calcext:value-type="string">
            <text:p>Amie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0T17:14:21" calcext:value-type="date">
            <text:p>10/03/2017 17:1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643" calcext:value-type="float">
            <text:p>40643</text:p>
          </table:table-cell>
          <table:table-cell office:value-type="float" office:value="10381" calcext:value-type="float">
            <text:p>1038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2" calcext:value-type="float">
            <text:p>17922</text:p>
          </table:table-cell>
          <table:table-cell office:value-type="string" calcext:value-type="string">
            <text:p>Brest / Rennes / Laval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Rennes</text:p>
          </table:table-cell>
          <table:table-cell office:value-type="string" calcext:value-type="string">
            <text:p>44.00</text:p>
          </table:table-cell>
          <table:table-cell office:value-type="date" office:date-value="2017-03-12T15:47:34" calcext:value-type="date">
            <text:p>12/03/2017 15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589" calcext:value-type="float">
            <text:p>41589</text:p>
          </table:table-cell>
          <table:table-cell office:value-type="float" office:value="16486" calcext:value-type="float">
            <text:p>16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3T14:38:16" calcext:value-type="date">
            <text:p>13/03/2017 14:3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357" calcext:value-type="float">
            <text:p>42357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6" calcext:value-type="float">
            <text:p>15586</text:p>
          </table:table-cell>
          <table:table-cell office:value-type="string" calcext:value-type="string">
            <text:p>Lisie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8:30:30" calcext:value-type="date">
            <text:p>04/03/2017 18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318" calcext:value-type="float">
            <text:p>36318</text:p>
          </table:table-cell>
          <table:table-cell office:value-type="float" office:value="10560" calcext:value-type="float">
            <text:p>1056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Lorien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4T17:28:45" calcext:value-type="date">
            <text:p>24/02/2017 17:2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212" calcext:value-type="float">
            <text:p>29212</text:p>
          </table:table-cell>
          <table:table-cell office:value-type="float" office:value="10562" calcext:value-type="float">
            <text:p>1056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Valencien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5:37:02" calcext:value-type="date">
            <text:p>03/03/2017 15:3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386" calcext:value-type="float">
            <text:p>35386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9" calcext:value-type="float">
            <text:p>18069</text:p>
          </table:table-cell>
          <table:table-cell office:value-type="string" calcext:value-type="string">
            <text:p>Vannes / Saint-Nazair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Vannes</text:p>
          </table:table-cell>
          <table:table-cell office:value-type="string" calcext:value-type="string">
            <text:p>44.00</text:p>
          </table:table-cell>
          <table:table-cell office:value-type="date" office:date-value="2017-03-12T20:59:53" calcext:value-type="date">
            <text:p>12/03/2017 20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869" calcext:value-type="float">
            <text:p>41869</text:p>
          </table:table-cell>
          <table:table-cell office:value-type="float" office:value="16421" calcext:value-type="float">
            <text:p>1642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Saint-Etien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16T13:46:11" calcext:value-type="date">
            <text:p>16/02/2017 13:4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25518" calcext:value-type="float">
            <text:p>25518</text:p>
          </table:table-cell>
          <table:table-cell office:value-type="float" office:value="10493" calcext:value-type="float">
            <text:p>104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33" calcext:value-type="float">
            <text:p>16933</text:p>
          </table:table-cell>
          <table:table-cell office:value-type="string" calcext:value-type="string">
            <text:p>Le M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18:14:02" calcext:value-type="date">
            <text:p>08/03/2017 18:1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487" calcext:value-type="float">
            <text:p>39487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string" calcext:value-type="string">
            <text:p>Toul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6T16:06:06" calcext:value-type="date">
            <text:p>26/02/2017 16:0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965" calcext:value-type="float">
            <text:p>29965</text:p>
          </table:table-cell>
          <table:table-cell office:value-type="float" office:value="10504" calcext:value-type="float">
            <text:p>1050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3" calcext:value-type="float">
            <text:p>11143</text:p>
          </table:table-cell>
          <table:table-cell office:value-type="string" calcext:value-type="string">
            <text:p>Montauba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17T13:57:29" calcext:value-type="date">
            <text:p>17/02/2017 13:57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26041" calcext:value-type="float">
            <text:p>26041</text:p>
          </table:table-cell>
          <table:table-cell office:value-type="float" office:value="10607" calcext:value-type="float">
            <text:p>106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string" calcext:value-type="string">
            <text:p>Val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8T17:05:25" calcext:value-type="date">
            <text:p>28/02/2017 17:0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1638" calcext:value-type="float">
            <text:p>31638</text:p>
          </table:table-cell>
          <table:table-cell office:value-type="float" office:value="10519" calcext:value-type="float">
            <text:p>1051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7" calcext:value-type="float">
            <text:p>11887</text:p>
          </table:table-cell>
          <table:table-cell office:value-type="string" calcext:value-type="string">
            <text:p>Villefranche-sur-Saô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01:56:41" calcext:value-type="date">
            <text:p>21/02/2017 01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668" calcext:value-type="float">
            <text:p>27668</text:p>
          </table:table-cell>
          <table:table-cell office:value-type="float" office:value="10535" calcext:value-type="float">
            <text:p>105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string" calcext:value-type="string">
            <text:p>Livret thématique "Ruralité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01T09:34:30" calcext:value-type="date">
            <text:p>01/03/2017 09:3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52.10</text:p>
          </table:table-cell>
          <table:table-cell office:value-type="float" office:value="32780" calcext:value-type="float">
            <text:p>32780</text:p>
          </table:table-cell>
          <table:table-cell office:value-type="float" office:value="12564" calcext:value-type="float">
            <text:p>1256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18" calcext:value-type="float">
            <text:p>12718</text:p>
          </table:table-cell>
          <table:table-cell office:value-type="string" calcext:value-type="string">
            <text:p>Le Ma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5T13:59:15" calcext:value-type="date">
            <text:p>25/02/2017 13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432" calcext:value-type="float">
            <text:p>29432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7" calcext:value-type="float">
            <text:p>15597</text:p>
          </table:table-cell>
          <table:table-cell office:value-type="string" calcext:value-type="string">
            <text:p>Toul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4T19:19:46" calcext:value-type="date">
            <text:p>04/03/2017 19:19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6355" calcext:value-type="float">
            <text:p>36355</text:p>
          </table:table-cell>
          <table:table-cell office:value-type="float" office:value="10501" calcext:value-type="float">
            <text:p>105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string" calcext:value-type="string">
            <text:p>Château Thierr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8T14:48:06" calcext:value-type="date">
            <text:p>18/02/2017 14:4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6541" calcext:value-type="float">
            <text:p>26541</text:p>
          </table:table-cell>
          <table:table-cell office:value-type="float" office:value="10480" calcext:value-type="float">
            <text:p>1048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83" calcext:value-type="float">
            <text:p>14683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21:04:29" calcext:value-type="date">
            <text:p>01/03/2017 21:0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859" calcext:value-type="float">
            <text:p>33859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1" calcext:value-type="float">
            <text:p>17531</text:p>
          </table:table-cell>
          <table:table-cell office:value-type="string" calcext:value-type="string">
            <text:p>Bressuire / Cholet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olet</text:p>
          </table:table-cell>
          <table:table-cell office:value-type="string" calcext:value-type="string">
            <text:p>44.00</text:p>
          </table:table-cell>
          <table:table-cell office:value-type="date" office:date-value="2017-03-10T23:29:49" calcext:value-type="date">
            <text:p>10/03/2017 23:2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853" calcext:value-type="float">
            <text:p>40853</text:p>
          </table:table-cell>
          <table:table-cell office:value-type="float" office:value="16432" calcext:value-type="float">
            <text:p>1643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9" calcext:value-type="float">
            <text:p>19109</text:p>
          </table:table-cell>
          <table:table-cell office:value-type="string" calcext:value-type="string">
            <text:p>Charleville-Mézières / Château-Thier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rleville-Mézières</text:p>
          </table:table-cell>
          <table:table-cell office:value-type="string" calcext:value-type="string">
            <text:p>22.00</text:p>
          </table:table-cell>
          <table:table-cell office:value-type="date" office:date-value="2017-03-13T19:43:47" calcext:value-type="date">
            <text:p>13/03/2017 19:4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623" calcext:value-type="float">
            <text:p>42623</text:p>
          </table:table-cell>
          <table:table-cell office:value-type="float" office:value="16514" calcext:value-type="float">
            <text:p>1651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7:30:08" calcext:value-type="date">
            <text:p>04/03/2017 17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261" calcext:value-type="float">
            <text:p>36261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string" calcext:value-type="string">
            <text:p>1000 tracts thématiques "L'avenir en commun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</text:p>
          </table:table-cell>
          <table:table-cell office:value-type="date" office:date-value="2017-03-01T23:01:44" calcext:value-type="date">
            <text:p>01/03/2017 23: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99.50</text:p>
          </table:table-cell>
          <table:table-cell office:value-type="float" office:value="34013" calcext:value-type="float">
            <text:p>34013</text:p>
          </table:table-cell>
          <table:table-cell office:value-type="float" office:value="3399" calcext:value-type="float">
            <text:p>339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Nant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2T09:35:16" calcext:value-type="date">
            <text:p>22/02/2017 09:3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223" calcext:value-type="float">
            <text:p>28223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string" calcext:value-type="string">
            <text:p>Val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10:21:45" calcext:value-type="date">
            <text:p>20/02/2017 10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278" calcext:value-type="float">
            <text:p>27278</text:p>
          </table:table-cell>
          <table:table-cell office:value-type="float" office:value="10519" calcext:value-type="float">
            <text:p>1051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Bourg en Bres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8T20:53:08" calcext:value-type="date">
            <text:p>18/02/2017 20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731" calcext:value-type="float">
            <text:p>26731</text:p>
          </table:table-cell>
          <table:table-cell office:value-type="float" office:value="10412" calcext:value-type="float">
            <text:p>1041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9:13:23" calcext:value-type="date">
            <text:p>01/03/2017 19:1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719" calcext:value-type="float">
            <text:p>33719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string" calcext:value-type="string">
            <text:p>Badges PHI sur fond bleu !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00</text:p>
          </table:table-cell>
          <table:table-cell office:value-type="date" office:date-value="2017-02-22T10:23:19" calcext:value-type="date">
            <text:p>22/02/2017 10:23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32.90</text:p>
          </table:table-cell>
          <table:table-cell office:value-type="float" office:value="28240" calcext:value-type="float">
            <text:p>28240</text:p>
          </table:table-cell>
          <table:table-cell office:value-type="float" office:value="12006" calcext:value-type="float">
            <text:p>1200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75" calcext:value-type="float">
            <text:p>17875</text:p>
          </table:table-cell>
          <table:table-cell office:value-type="string" calcext:value-type="string">
            <text:p>Nantes / Angers / Le Mans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Le Mans</text:p>
          </table:table-cell>
          <table:table-cell office:value-type="string" calcext:value-type="string">
            <text:p>44.00</text:p>
          </table:table-cell>
          <table:table-cell office:value-type="date" office:date-value="2017-03-12T13:23:45" calcext:value-type="date">
            <text:p>12/03/2017 13:2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479" calcext:value-type="float">
            <text:p>41479</text:p>
          </table:table-cell>
          <table:table-cell office:value-type="float" office:value="17578" calcext:value-type="float">
            <text:p>1757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7" calcext:value-type="float">
            <text:p>14857</text:p>
          </table:table-cell>
          <table:table-cell office:value-type="string" calcext:value-type="string">
            <text:p>Grenob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2T12:21:47" calcext:value-type="date">
            <text:p>02/03/2017 12:21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4324" calcext:value-type="float">
            <text:p>34324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8:23:53" calcext:value-type="date">
            <text:p>04/03/2017 18:2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313" calcext:value-type="float">
            <text:p>36313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2" calcext:value-type="float">
            <text:p>19022</text:p>
          </table:table-cell>
          <table:table-cell office:value-type="string" calcext:value-type="string">
            <text:p>Roanne / Moulins / Never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Roanne</text:p>
          </table:table-cell>
          <table:table-cell office:value-type="string" calcext:value-type="string">
            <text:p>44.00</text:p>
          </table:table-cell>
          <table:table-cell office:value-type="date" office:date-value="2017-03-13T16:20:08" calcext:value-type="date">
            <text:p>13/03/2017 16:2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442" calcext:value-type="float">
            <text:p>42442</text:p>
          </table:table-cell>
          <table:table-cell office:value-type="float" office:value="16640" calcext:value-type="float">
            <text:p>1664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string" calcext:value-type="string">
            <text:p>Niort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2T19:32:09" calcext:value-type="date">
            <text:p>22/02/2017 19:32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443" calcext:value-type="float">
            <text:p>28443</text:p>
          </table:table-cell>
          <table:table-cell office:value-type="float" office:value="10590" calcext:value-type="float">
            <text:p>1059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string" calcext:value-type="string">
            <text:p>Lanni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5T21:56:02" calcext:value-type="date">
            <text:p>05/03/2017 21:5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7210" calcext:value-type="float">
            <text:p>37210</text:p>
          </table:table-cell>
          <table:table-cell office:value-type="float" office:value="10543" calcext:value-type="float">
            <text:p>1054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2" calcext:value-type="float">
            <text:p>19212</text:p>
          </table:table-cell>
          <table:table-cell office:value-type="string" calcext:value-type="string">
            <text:p>Marseille (Martigues) / Aix-en-Provenc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ix-en-Provence</text:p>
          </table:table-cell>
          <table:table-cell office:value-type="string" calcext:value-type="string">
            <text:p>60.00</text:p>
          </table:table-cell>
          <table:table-cell office:value-type="date" office:date-value="2017-03-13T22:59:47" calcext:value-type="date">
            <text:p>13/03/2017 22:5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819" calcext:value-type="float">
            <text:p>42819</text:p>
          </table:table-cell>
          <table:table-cell office:value-type="float" office:value="17552" calcext:value-type="float">
            <text:p>1755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92" calcext:value-type="float">
            <text:p>16592</text:p>
          </table:table-cell>
          <table:table-cell office:value-type="string" calcext:value-type="string">
            <text:p>Bres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00:55:01" calcext:value-type="date">
            <text:p>08/03/2017 00:5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038" calcext:value-type="float">
            <text:p>39038</text:p>
          </table:table-cell>
          <table:table-cell office:value-type="float" office:value="10437" calcext:value-type="float">
            <text:p>1043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office:value-type="string" calcext:value-type="string">
            <text:p>Pau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5T12:35:28" calcext:value-type="date">
            <text:p>05/03/2017 12:3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6654" calcext:value-type="float">
            <text:p>36654</text:p>
          </table:table-cell>
          <table:table-cell office:value-type="float" office:value="10586" calcext:value-type="float">
            <text:p>105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6" calcext:value-type="float">
            <text:p>15836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5T20:58:31" calcext:value-type="date">
            <text:p>05/03/2017 20:5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7168" calcext:value-type="float">
            <text:p>37168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42" calcext:value-type="float">
            <text:p>14742</text:p>
          </table:table-cell>
          <table:table-cell office:value-type="string" calcext:value-type="string">
            <text:p>Auxer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22:28:17" calcext:value-type="date">
            <text:p>01/03/2017 22:2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994" calcext:value-type="float">
            <text:p>33994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07:43:54" calcext:value-type="date">
            <text:p>02/03/2017 07:4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107" calcext:value-type="float">
            <text:p>34107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9" calcext:value-type="float">
            <text:p>10749</text:p>
          </table:table-cell>
          <table:table-cell office:value-type="string" calcext:value-type="string">
            <text:p>Nior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5T22:16:00" calcext:value-type="date">
            <text:p>15/02/2017 22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096" calcext:value-type="float">
            <text:p>25096</text:p>
          </table:table-cell>
          <table:table-cell office:value-type="float" office:value="10590" calcext:value-type="float">
            <text:p>1059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string" calcext:value-type="string">
            <text:p>Toul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4T19:15:16" calcext:value-type="date">
            <text:p>24/02/2017 19:1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238" calcext:value-type="float">
            <text:p>29238</text:p>
          </table:table-cell>
          <table:table-cell office:value-type="float" office:value="10501" calcext:value-type="float">
            <text:p>105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5" calcext:value-type="float">
            <text:p>12745</text:p>
          </table:table-cell>
          <table:table-cell office:value-type="string" calcext:value-type="string">
            <text:p>Bézier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25T16:37:33" calcext:value-type="date">
            <text:p>25/02/2017 16:37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29494" calcext:value-type="float">
            <text:p>29494</text:p>
          </table:table-cell>
          <table:table-cell office:value-type="float" office:value="10409" calcext:value-type="float">
            <text:p>1040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string" calcext:value-type="string">
            <text:p>Annecy / Bourg-en-Bress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nnecy</text:p>
          </table:table-cell>
          <table:table-cell office:value-type="string" calcext:value-type="string">
            <text:p>60.00</text:p>
          </table:table-cell>
          <table:table-cell office:value-type="date" office:date-value="2017-03-10T10:31:18" calcext:value-type="date">
            <text:p>10/03/2017 10:3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438" calcext:value-type="float">
            <text:p>40438</text:p>
          </table:table-cell>
          <table:table-cell office:value-type="float" office:value="16345" calcext:value-type="float">
            <text:p>163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2" calcext:value-type="float">
            <text:p>19402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18:50:14" calcext:value-type="date">
            <text:p>14/03/2017 18:5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12" calcext:value-type="float">
            <text:p>43312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2" calcext:value-type="float">
            <text:p>10962</text:p>
          </table:table-cell>
          <table:table-cell office:value-type="string" calcext:value-type="string">
            <text:p>Le M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6T17:00:17" calcext:value-type="date">
            <text:p>16/02/2017 17: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5632" calcext:value-type="float">
            <text:p>25632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45" calcext:value-type="float">
            <text:p>17645</text:p>
          </table:table-cell>
          <table:table-cell office:value-type="string" calcext:value-type="string">
            <text:p>Val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1T13:05:18" calcext:value-type="date">
            <text:p>11/03/2017 13:0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990" calcext:value-type="float">
            <text:p>40990</text:p>
          </table:table-cell>
          <table:table-cell office:value-type="float" office:value="10519" calcext:value-type="float">
            <text:p>1051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49" calcext:value-type="float">
            <text:p>19149</text:p>
          </table:table-cell>
          <table:table-cell office:value-type="string" calcext:value-type="string">
            <text:p>Le Havr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3T20:53:57" calcext:value-type="date">
            <text:p>13/03/2017 20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693" calcext:value-type="float">
            <text:p>42693</text:p>
          </table:table-cell>
          <table:table-cell office:value-type="float" office:value="10546" calcext:value-type="float">
            <text:p>1054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Sac Can't Stenchon The Mélench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.00</text:p>
          </table:table-cell>
          <table:table-cell office:value-type="date" office:date-value="2017-03-02T19:04:06" calcext:value-type="date">
            <text:p>02/03/2017 19:04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49.90</text:p>
          </table:table-cell>
          <table:table-cell office:value-type="float" office:value="34686" calcext:value-type="float">
            <text:p>34686</text:p>
          </table:table-cell>
          <table:table-cell office:value-type="float" office:value="11787" calcext:value-type="float">
            <text:p>1178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22:21:09" calcext:value-type="date">
            <text:p>02/03/2017 22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91.10</text:p>
          </table:table-cell>
          <table:table-cell office:value-type="float" office:value="34882" calcext:value-type="float">
            <text:p>34882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string" calcext:value-type="string">
            <text:p>Le Ma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9T11:17:02" calcext:value-type="date">
            <text:p>19/02/2017 11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892" calcext:value-type="float">
            <text:p>26892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28" calcext:value-type="float">
            <text:p>17828</text:p>
          </table:table-cell>
          <table:table-cell office:value-type="string" calcext:value-type="string">
            <text:p>Annecy / Bourg-en-Bress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nnecy</text:p>
          </table:table-cell>
          <table:table-cell office:value-type="string" calcext:value-type="string">
            <text:p>60.00</text:p>
          </table:table-cell>
          <table:table-cell office:value-type="date" office:date-value="2017-03-12T09:32:18" calcext:value-type="date">
            <text:p>12/03/2017 09:3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372" calcext:value-type="float">
            <text:p>41372</text:p>
          </table:table-cell>
          <table:table-cell office:value-type="float" office:value="16345" calcext:value-type="float">
            <text:p>163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11" calcext:value-type="float">
            <text:p>19511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lle-de-depart=Dunkerque</text:p>
          </table:table-cell>
          <table:table-cell office:value-type="string" calcext:value-type="string">
            <text:p>110.00</text:p>
          </table:table-cell>
          <table:table-cell office:value-type="date" office:date-value="2017-03-15T07:27:45" calcext:value-type="date">
            <text:p>15/03/2017 07:27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10.00</text:p>
          </table:table-cell>
          <table:table-cell office:value-type="float" office:value="43571" calcext:value-type="float">
            <text:p>43571</text:p>
          </table:table-cell>
          <table:table-cell office:value-type="float" office:value="16547" calcext:value-type="float">
            <text:p>1654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1" calcext:value-type="float">
            <text:p>12071</text:p>
          </table:table-cell>
          <table:table-cell office:value-type="string" calcext:value-type="string">
            <text:p>Reim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9:16:26" calcext:value-type="date">
            <text:p>21/02/2017 19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045" calcext:value-type="float">
            <text:p>28045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8T10:50:23" calcext:value-type="date">
            <text:p>28/02/2017 10: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1314" calcext:value-type="float">
            <text:p>31314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65" calcext:value-type="float">
            <text:p>15965</text:p>
          </table:table-cell>
          <table:table-cell office:value-type="string" calcext:value-type="string">
            <text:p>Ca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6T14:00:32" calcext:value-type="date">
            <text:p>06/03/2017 14:0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7675" calcext:value-type="float">
            <text:p>37675</text:p>
          </table:table-cell>
          <table:table-cell office:value-type="float" office:value="10440" calcext:value-type="float">
            <text:p>1044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8" calcext:value-type="float">
            <text:p>19398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18:36:39" calcext:value-type="date">
            <text:p>14/03/2017 18:3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03" calcext:value-type="float">
            <text:p>43303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5T18:25:18" calcext:value-type="date">
            <text:p>25/02/2017 18:2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527" calcext:value-type="float">
            <text:p>29527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string" calcext:value-type="string">
            <text:p>Clermont-Ferrand / Montluç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lermont-Ferrand</text:p>
          </table:table-cell>
          <table:table-cell office:value-type="string" calcext:value-type="string">
            <text:p>44.00</text:p>
          </table:table-cell>
          <table:table-cell office:value-type="date" office:date-value="2017-03-13T23:26:23" calcext:value-type="date">
            <text:p>13/03/2017 23:2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834" calcext:value-type="float">
            <text:p>42834</text:p>
          </table:table-cell>
          <table:table-cell office:value-type="float" office:value="16552" calcext:value-type="float">
            <text:p>1655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8" calcext:value-type="float">
            <text:p>16838</text:p>
          </table:table-cell>
          <table:table-cell office:value-type="string" calcext:value-type="string">
            <text:p>Aurillac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12:54:13" calcext:value-type="date">
            <text:p>08/03/2017 12:5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294" calcext:value-type="float">
            <text:p>39294</text:p>
          </table:table-cell>
          <table:table-cell office:value-type="float" office:value="10396" calcext:value-type="float">
            <text:p>103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79" calcext:value-type="float">
            <text:p>19279</text:p>
          </table:table-cell>
          <table:table-cell office:value-type="string" calcext:value-type="string">
            <text:p>Nice / Grasse / (Le Muy) Draguigna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Nice</text:p>
          </table:table-cell>
          <table:table-cell office:value-type="string" calcext:value-type="string">
            <text:p>60.00</text:p>
          </table:table-cell>
          <table:table-cell office:value-type="date" office:date-value="2017-03-14T11:32:41" calcext:value-type="date">
            <text:p>14/03/2017 11:3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984" calcext:value-type="float">
            <text:p>42984</text:p>
          </table:table-cell>
          <table:table-cell office:value-type="float" office:value="16674" calcext:value-type="float">
            <text:p>166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Poiti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7:04:57" calcext:value-type="date">
            <text:p>04/03/2017 17:0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241" calcext:value-type="float">
            <text:p>36241</text:p>
          </table:table-cell>
          <table:table-cell office:value-type="float" office:value="10582" calcext:value-type="float">
            <text:p>105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22:34:39" calcext:value-type="date">
            <text:p>16/02/2017 22:3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835" calcext:value-type="float">
            <text:p>25835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8" calcext:value-type="float">
            <text:p>11338</text:p>
          </table:table-cell>
          <table:table-cell office:value-type="string" calcext:value-type="string">
            <text:p>Mont-de-Marsa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8T16:30:15" calcext:value-type="date">
            <text:p>18/02/2017 16:3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6588" calcext:value-type="float">
            <text:p>26588</text:p>
          </table:table-cell>
          <table:table-cell office:value-type="float" office:value="10610" calcext:value-type="float">
            <text:p>106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5" calcext:value-type="float">
            <text:p>12035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16:58:43" calcext:value-type="date">
            <text:p>21/02/2017 16:5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970" calcext:value-type="float">
            <text:p>27970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6" calcext:value-type="float">
            <text:p>11716</text:p>
          </table:table-cell>
          <table:table-cell office:value-type="string" calcext:value-type="string">
            <text:p>Mâc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16:46:09" calcext:value-type="date">
            <text:p>20/02/2017 16:4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454" calcext:value-type="float">
            <text:p>27454</text:p>
          </table:table-cell>
          <table:table-cell office:value-type="float" office:value="10617" calcext:value-type="float">
            <text:p>1061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3T10:57:39" calcext:value-type="date">
            <text:p>23/02/2017 10:5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633" calcext:value-type="float">
            <text:p>28633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string" calcext:value-type="string">
            <text:p>Chaumon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09:56:41" calcext:value-type="date">
            <text:p>21/02/2017 09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735" calcext:value-type="float">
            <text:p>27735</text:p>
          </table:table-cell>
          <table:table-cell office:value-type="float" office:value="10483" calcext:value-type="float">
            <text:p>1048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string" calcext:value-type="string">
            <text:p>Toul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8T23:41:14" calcext:value-type="date">
            <text:p>28/02/2017 23:4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2491" calcext:value-type="float">
            <text:p>32491</text:p>
          </table:table-cell>
          <table:table-cell office:value-type="float" office:value="10504" calcext:value-type="float">
            <text:p>1050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3" calcext:value-type="float">
            <text:p>11853</text:p>
          </table:table-cell>
          <table:table-cell office:value-type="string" calcext:value-type="string">
            <text:p>Vierzon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6.00</text:p>
          </table:table-cell>
          <table:table-cell office:value-type="date" office:date-value="2017-02-20T22:59:12" calcext:value-type="date">
            <text:p>20/02/2017 22:59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6.00</text:p>
          </table:table-cell>
          <table:table-cell office:value-type="float" office:value="27620" calcext:value-type="float">
            <text:p>27620</text:p>
          </table:table-cell>
          <table:table-cell office:value-type="float" office:value="10534" calcext:value-type="float">
            <text:p>1053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Saint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8T19:12:00" calcext:value-type="date">
            <text:p>28/02/2017 19:12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1924" calcext:value-type="float">
            <text:p>31924</text:p>
          </table:table-cell>
          <table:table-cell office:value-type="float" office:value="10538" calcext:value-type="float">
            <text:p>1053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string" calcext:value-type="string">
            <text:p>Alè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1T23:01:44" calcext:value-type="date">
            <text:p>01/03/2017 23:0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99.50</text:p>
          </table:table-cell>
          <table:table-cell office:value-type="float" office:value="34012" calcext:value-type="float">
            <text:p>34012</text:p>
          </table:table-cell>
          <table:table-cell office:value-type="float" office:value="10379" calcext:value-type="float">
            <text:p>103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8" calcext:value-type="float">
            <text:p>14868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2:54:46" calcext:value-type="date">
            <text:p>02/03/2017 12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356" calcext:value-type="float">
            <text:p>34356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string" calcext:value-type="string">
            <text:p>Le Hav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3T12:17:27" calcext:value-type="date">
            <text:p>23/02/2017 12: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682" calcext:value-type="float">
            <text:p>28682</text:p>
          </table:table-cell>
          <table:table-cell office:value-type="float" office:value="10546" calcext:value-type="float">
            <text:p>1054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7" calcext:value-type="float">
            <text:p>16587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23:59:05" calcext:value-type="date">
            <text:p>07/03/2017 23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031" calcext:value-type="float">
            <text:p>39031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5" calcext:value-type="float">
            <text:p>17045</text:p>
          </table:table-cell>
          <table:table-cell office:value-type="string" calcext:value-type="string">
            <text:p>Saint-Dié-des-Vosges / Epinal / Saint-Dizier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Epinal</text:p>
          </table:table-cell>
          <table:table-cell office:value-type="string" calcext:value-type="string">
            <text:p>44.00</text:p>
          </table:table-cell>
          <table:table-cell office:value-type="date" office:date-value="2017-03-09T06:39:35" calcext:value-type="date">
            <text:p>09/03/2017 06:3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721" calcext:value-type="float">
            <text:p>39721</text:p>
          </table:table-cell>
          <table:table-cell office:value-type="float" office:value="16657" calcext:value-type="float">
            <text:p>1665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2T09:34:07" calcext:value-type="date">
            <text:p>22/02/2017 09:3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222" calcext:value-type="float">
            <text:p>28222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3" calcext:value-type="float">
            <text:p>12863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6T14:02:40" calcext:value-type="date">
            <text:p>26/02/2017 14:0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872" calcext:value-type="float">
            <text:p>2987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16" calcext:value-type="float">
            <text:p>18116</text:p>
          </table:table-cell>
          <table:table-cell office:value-type="string" calcext:value-type="string">
            <text:p>Chalon-sur-Saô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2T22:32:10" calcext:value-type="date">
            <text:p>12/03/2017 22:3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957" calcext:value-type="float">
            <text:p>41957</text:p>
          </table:table-cell>
          <table:table-cell office:value-type="float" office:value="10447" calcext:value-type="float">
            <text:p>104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string" calcext:value-type="string">
            <text:p>Saint-Dié-des-Vosg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3T09:31:38" calcext:value-type="date">
            <text:p>03/03/2017 09:3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5053" calcext:value-type="float">
            <text:p>35053</text:p>
          </table:table-cell>
          <table:table-cell office:value-type="float" office:value="10554" calcext:value-type="float">
            <text:p>1055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Evre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7T14:17:18" calcext:value-type="date">
            <text:p>17/02/2017 14: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6059" calcext:value-type="float">
            <text:p>26059</text:p>
          </table:table-cell>
          <table:table-cell office:value-type="float" office:value="10525" calcext:value-type="float">
            <text:p>1052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69" calcext:value-type="float">
            <text:p>19469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21:45:50" calcext:value-type="date">
            <text:p>14/03/2017 21:4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483" calcext:value-type="float">
            <text:p>43483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Annec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19:03:49" calcext:value-type="date">
            <text:p>02/03/2017 19:0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4683" calcext:value-type="float">
            <text:p>34683</text:p>
          </table:table-cell>
          <table:table-cell office:value-type="float" office:value="10387" calcext:value-type="float">
            <text:p>1038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string" calcext:value-type="string">
            <text:p>Aurillac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1T08:19:16" calcext:value-type="date">
            <text:p>01/03/2017 08:19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2699" calcext:value-type="float">
            <text:p>32699</text:p>
          </table:table-cell>
          <table:table-cell office:value-type="float" office:value="10396" calcext:value-type="float">
            <text:p>103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57" calcext:value-type="float">
            <text:p>13257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8T08:59:01" calcext:value-type="date">
            <text:p>28/02/2017 08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1277" calcext:value-type="float">
            <text:p>31277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8" calcext:value-type="float">
            <text:p>13178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7T19:59:49" calcext:value-type="date">
            <text:p>27/02/2017 19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0991" calcext:value-type="float">
            <text:p>30991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09" calcext:value-type="float">
            <text:p>14609</text:p>
          </table:table-cell>
          <table:table-cell office:value-type="string" calcext:value-type="string">
            <text:p>Chambér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1T18:38:55" calcext:value-type="date">
            <text:p>01/03/2017 18:3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3623" calcext:value-type="float">
            <text:p>33623</text:p>
          </table:table-cell>
          <table:table-cell office:value-type="float" office:value="10449" calcext:value-type="float">
            <text:p>1044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1" calcext:value-type="float">
            <text:p>17851</text:p>
          </table:table-cell>
          <table:table-cell office:value-type="string" calcext:value-type="string">
            <text:p>Annecy / Bourg-en-Bress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nnecy</text:p>
          </table:table-cell>
          <table:table-cell office:value-type="string" calcext:value-type="string">
            <text:p>60.00</text:p>
          </table:table-cell>
          <table:table-cell office:value-type="date" office:date-value="2017-03-12T11:53:50" calcext:value-type="date">
            <text:p>12/03/2017 11:53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1425" calcext:value-type="float">
            <text:p>41425</text:p>
          </table:table-cell>
          <table:table-cell office:value-type="float" office:value="16345" calcext:value-type="float">
            <text:p>163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77" calcext:value-type="float">
            <text:p>19577</text:p>
          </table:table-cell>
          <table:table-cell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5T13:45:19" calcext:value-type="date">
            <text:p>15/03/2017 13:4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778" calcext:value-type="float">
            <text:p>43778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string" calcext:value-type="string">
            <text:p>Ni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08:55:34" calcext:value-type="date">
            <text:p>02/03/2017 08:5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4131" calcext:value-type="float">
            <text:p>34131</text:p>
          </table:table-cell>
          <table:table-cell office:value-type="float" office:value="10593" calcext:value-type="float">
            <text:p>1059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string" calcext:value-type="string">
            <text:p>Mulh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21:51:49" calcext:value-type="date">
            <text:p>02/03/2017 21:5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828" calcext:value-type="float">
            <text:p>34828</text:p>
          </table:table-cell>
          <table:table-cell office:value-type="float" office:value="10599" calcext:value-type="float">
            <text:p>1059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12" calcext:value-type="float">
            <text:p>19412</text:p>
          </table:table-cell>
          <table:table-cell office:value-type="string" calcext:value-type="string">
            <text:p>Saint-Brieuc / Saint-Malo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Saint-Malo</text:p>
          </table:table-cell>
          <table:table-cell office:value-type="string" calcext:value-type="string">
            <text:p>44.00</text:p>
          </table:table-cell>
          <table:table-cell office:value-type="date" office:date-value="2017-03-14T19:18:44" calcext:value-type="date">
            <text:p>14/03/2017 19:1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3354" calcext:value-type="float">
            <text:p>43354</text:p>
          </table:table-cell>
          <table:table-cell office:value-type="float" office:value="16501" calcext:value-type="float">
            <text:p>1650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09:26:05" calcext:value-type="date">
            <text:p>16/02/2017 09:2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316" calcext:value-type="float">
            <text:p>25316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string" calcext:value-type="string">
            <text:p>Livret thématique "Ruralité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00</text:p>
          </table:table-cell>
          <table:table-cell office:value-type="date" office:date-value="2017-03-02T18:46:52" calcext:value-type="date">
            <text:p>02/03/2017 18:4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2.10</text:p>
          </table:table-cell>
          <table:table-cell office:value-type="float" office:value="34665" calcext:value-type="float">
            <text:p>34665</text:p>
          </table:table-cell>
          <table:table-cell office:value-type="float" office:value="12564" calcext:value-type="float">
            <text:p>12564</text:p>
          </table:table-cell>
          <table:table-cell table:number-columns-repeated="2"/>
          <table:table-cell office:value-type="string" calcext:value-type="string">
            <text:p>id:34673|code:s2ga58b54428b6bae|amount:30.00|description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string" calcext:value-type="string">
            <text:p>Vierz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01:22:14" calcext:value-type="date">
            <text:p>01/03/2017 01:2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602" calcext:value-type="float">
            <text:p>32602</text:p>
          </table:table-cell>
          <table:table-cell office:value-type="float" office:value="10534" calcext:value-type="float">
            <text:p>1053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15" calcext:value-type="float">
            <text:p>17315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0T08:17:10" calcext:value-type="date">
            <text:p>10/03/2017 08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391" calcext:value-type="float">
            <text:p>40391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33" calcext:value-type="float">
            <text:p>17733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Abbeville</text:p>
          </table:table-cell>
          <table:table-cell office:value-type="string" calcext:value-type="string">
            <text:p>44.00</text:p>
          </table:table-cell>
          <table:table-cell office:value-type="date" office:date-value="2017-03-11T18:53:55" calcext:value-type="date">
            <text:p>11/03/2017 18:5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161" calcext:value-type="float">
            <text:p>41161</text:p>
          </table:table-cell>
          <table:table-cell office:value-type="float" office:value="16545" calcext:value-type="float">
            <text:p>165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Limog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21:36:06" calcext:value-type="date">
            <text:p>04/03/2017 21:3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58.10</text:p>
          </table:table-cell>
          <table:table-cell office:value-type="float" office:value="36396" calcext:value-type="float">
            <text:p>36396</text:p>
          </table:table-cell>
          <table:table-cell office:value-type="float" office:value="10559" calcext:value-type="float">
            <text:p>1055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string" calcext:value-type="string">
            <text:p>Rode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3T17:28:58" calcext:value-type="date">
            <text:p>23/02/2017 17:2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802" calcext:value-type="float">
            <text:p>28802</text:p>
          </table:table-cell>
          <table:table-cell office:value-type="float" office:value="10569" calcext:value-type="float">
            <text:p>105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5" calcext:value-type="float">
            <text:p>16705</text:p>
          </table:table-cell>
          <table:table-cell office:value-type="string" calcext:value-type="string">
            <text:p>Nîm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8T10:55:35" calcext:value-type="date">
            <text:p>08/03/2017 10:5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9174" calcext:value-type="float">
            <text:p>39174</text:p>
          </table:table-cell>
          <table:table-cell office:value-type="float" office:value="10591" calcext:value-type="float">
            <text:p>105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1" calcext:value-type="float">
            <text:p>19421</text:p>
          </table:table-cell>
          <table:table-cell office:value-type="string" calcext:value-type="string">
            <text:p>Bordea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4T19:34:27" calcext:value-type="date">
            <text:p>14/03/2017 19:3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368" calcext:value-type="float">
            <text:p>43368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0" calcext:value-type="float">
            <text:p>12860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6T13:54:53" calcext:value-type="date">
            <text:p>26/02/2017 13:5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867" calcext:value-type="float">
            <text:p>29867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string" calcext:value-type="string">
            <text:p>Le Havr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3T15:28:53" calcext:value-type="date">
            <text:p>23/02/2017 15:2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733" calcext:value-type="float">
            <text:p>28733</text:p>
          </table:table-cell>
          <table:table-cell office:value-type="float" office:value="10546" calcext:value-type="float">
            <text:p>1054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string" calcext:value-type="string">
            <text:p>Strasbourg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4:05:44" calcext:value-type="date">
            <text:p>04/03/2017 14:0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085" calcext:value-type="float">
            <text:p>36085</text:p>
          </table:table-cell>
          <table:table-cell office:value-type="float" office:value="10495" calcext:value-type="float">
            <text:p>104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17T11:11:45" calcext:value-type="date">
            <text:p>17/02/2017 11:1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5949" calcext:value-type="float">
            <text:p>25949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7" calcext:value-type="float">
            <text:p>12697</text:p>
          </table:table-cell>
          <table:table-cell office:value-type="string" calcext:value-type="string">
            <text:p>Poiti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5T12:10:18" calcext:value-type="date">
            <text:p>25/02/2017 12:1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406" calcext:value-type="float">
            <text:p>29406</text:p>
          </table:table-cell>
          <table:table-cell office:value-type="float" office:value="10582" calcext:value-type="float">
            <text:p>105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44" calcext:value-type="float">
            <text:p>16944</text:p>
          </table:table-cell>
          <table:table-cell office:value-type="string" calcext:value-type="string">
            <text:p>Villefranche-sur-Saô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18:25:52" calcext:value-type="date">
            <text:p>08/03/2017 18:2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505" calcext:value-type="float">
            <text:p>39505</text:p>
          </table:table-cell>
          <table:table-cell office:value-type="float" office:value="10535" calcext:value-type="float">
            <text:p>105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6" calcext:value-type="float">
            <text:p>17506</text:p>
          </table:table-cell>
          <table:table-cell office:value-type="string" calcext:value-type="string">
            <text:p>Charleville-Mézières / Château-Thierry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arleville-Mézières</text:p>
          </table:table-cell>
          <table:table-cell office:value-type="string" calcext:value-type="string">
            <text:p>22.00</text:p>
          </table:table-cell>
          <table:table-cell office:value-type="date" office:date-value="2017-03-10T21:51:52" calcext:value-type="date">
            <text:p>10/03/2017 21:5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0802" calcext:value-type="float">
            <text:p>40802</text:p>
          </table:table-cell>
          <table:table-cell office:value-type="float" office:value="16514" calcext:value-type="float">
            <text:p>1651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16" calcext:value-type="float">
            <text:p>17316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0T08:20:36" calcext:value-type="date">
            <text:p>10/03/2017 08:2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392" calcext:value-type="float">
            <text:p>40392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37" calcext:value-type="float">
            <text:p>17837</text:p>
          </table:table-cell>
          <table:table-cell office:value-type="string" calcext:value-type="string">
            <text:p>Châteauroux / Bour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ourges</text:p>
          </table:table-cell>
          <table:table-cell office:value-type="string" calcext:value-type="string">
            <text:p>44.00</text:p>
          </table:table-cell>
          <table:table-cell office:value-type="date" office:date-value="2017-03-12T10:35:21" calcext:value-type="date">
            <text:p>12/03/2017 10:3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402" calcext:value-type="float">
            <text:p>41402</text:p>
          </table:table-cell>
          <table:table-cell office:value-type="float" office:value="16535" calcext:value-type="float">
            <text:p>165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string" calcext:value-type="string">
            <text:p>Epinal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1T09:18:23" calcext:value-type="date">
            <text:p>01/03/2017 09:18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2758" calcext:value-type="float">
            <text:p>32758</text:p>
          </table:table-cell>
          <table:table-cell office:value-type="float" office:value="10524" calcext:value-type="float">
            <text:p>1052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6T09:19:42" calcext:value-type="date">
            <text:p>26/02/2017 09:1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739" calcext:value-type="float">
            <text:p>29739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5" calcext:value-type="float">
            <text:p>14815</text:p>
          </table:table-cell>
          <table:table-cell office:value-type="string" calcext:value-type="string">
            <text:p>Nanc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09:58:13" calcext:value-type="date">
            <text:p>02/03/2017 09:5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221" calcext:value-type="float">
            <text:p>34221</text:p>
          </table:table-cell>
          <table:table-cell office:value-type="float" office:value="10597" calcext:value-type="float">
            <text:p>105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8" calcext:value-type="float">
            <text:p>12028</text:p>
          </table:table-cell>
          <table:table-cell office:value-type="string" calcext:value-type="string">
            <text:p>Grenob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16:44:02" calcext:value-type="date">
            <text:p>21/02/2017 16:4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953" calcext:value-type="float">
            <text:p>27953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97" calcext:value-type="float">
            <text:p>16997</text:p>
          </table:table-cell>
          <table:table-cell office:value-type="string" calcext:value-type="string">
            <text:p>Le Mans - Car insoum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8T20:57:52" calcext:value-type="date">
            <text:p>08/03/2017 20:57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9637" calcext:value-type="float">
            <text:p>39637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string" calcext:value-type="string">
            <text:p>Soisso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7T09:35:38" calcext:value-type="date">
            <text:p>07/03/2017 09:3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288" calcext:value-type="float">
            <text:p>38288</text:p>
          </table:table-cell>
          <table:table-cell office:value-type="float" office:value="10492" calcext:value-type="float">
            <text:p>1049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Grass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3T16:05:50" calcext:value-type="date">
            <text:p>03/03/2017 16:05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5417" calcext:value-type="float">
            <text:p>35417</text:p>
          </table:table-cell>
          <table:table-cell office:value-type="float" office:value="10527" calcext:value-type="float">
            <text:p>1052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9" calcext:value-type="float">
            <text:p>17929</text:p>
          </table:table-cell>
          <table:table-cell office:value-type="string" calcext:value-type="string">
            <text:p>(Flers) Argentan / Alenç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lençon</text:p>
          </table:table-cell>
          <table:table-cell office:value-type="string" calcext:value-type="string">
            <text:p>22.00</text:p>
          </table:table-cell>
          <table:table-cell office:value-type="date" office:date-value="2017-03-12T16:12:53" calcext:value-type="date">
            <text:p>12/03/2017 16:1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1612" calcext:value-type="float">
            <text:p>41612</text:p>
          </table:table-cell>
          <table:table-cell office:value-type="float" office:value="16649" calcext:value-type="float">
            <text:p>1664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1" calcext:value-type="float">
            <text:p>16071</text:p>
          </table:table-cell>
          <table:table-cell office:value-type="string" calcext:value-type="string">
            <text:p>Saint-Nazair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6T20:40:12" calcext:value-type="date">
            <text:p>06/03/2017 20:4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7983" calcext:value-type="float">
            <text:p>37983</text:p>
          </table:table-cell>
          <table:table-cell office:value-type="float" office:value="10539" calcext:value-type="float">
            <text:p>1053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3" calcext:value-type="float">
            <text:p>19133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20:15:11" calcext:value-type="date">
            <text:p>13/03/2017 20: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663" calcext:value-type="float">
            <text:p>42663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6:09:55" calcext:value-type="date">
            <text:p>01/03/2017 16:0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342" calcext:value-type="float">
            <text:p>33342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79" calcext:value-type="float">
            <text:p>14679</text:p>
          </table:table-cell>
          <table:table-cell office:value-type="string" calcext:value-type="string">
            <text:p>Villefranche-sur-Saô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20:52:32" calcext:value-type="date">
            <text:p>01/03/2017 20:5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33855" calcext:value-type="float">
            <text:p>33855</text:p>
          </table:table-cell>
          <table:table-cell office:value-type="float" office:value="10535" calcext:value-type="float">
            <text:p>1053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8" calcext:value-type="float">
            <text:p>12548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11:47:30" calcext:value-type="date">
            <text:p>24/02/2017 11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058" calcext:value-type="float">
            <text:p>29058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5" calcext:value-type="float">
            <text:p>15205</text:p>
          </table:table-cell>
          <table:table-cell office:value-type="string" calcext:value-type="string">
            <text:p>Evreux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14:20:17" calcext:value-type="date">
            <text:p>03/03/2017 14:2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278" calcext:value-type="float">
            <text:p>35278</text:p>
          </table:table-cell>
          <table:table-cell office:value-type="float" office:value="10525" calcext:value-type="float">
            <text:p>1052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46" calcext:value-type="float">
            <text:p>19546</text:p>
          </table:table-cell>
          <table:table-cell office:value-type="string" calcext:value-type="string">
            <text:p>Muret / Toulouse / Montauban / Limoge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60.00</text:p>
          </table:table-cell>
          <table:table-cell office:value-type="date" office:date-value="2017-03-15T11:25:23" calcext:value-type="date">
            <text:p>15/03/2017 11:2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3703" calcext:value-type="float">
            <text:p>43703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Thionv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9T22:54:59" calcext:value-type="date">
            <text:p>09/03/2017 22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320" calcext:value-type="float">
            <text:p>40320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string" calcext:value-type="string">
            <text:p>Perpignan / Narbonne / Riom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Perpignan</text:p>
          </table:table-cell>
          <table:table-cell office:value-type="string" calcext:value-type="string">
            <text:p>60.00</text:p>
          </table:table-cell>
          <table:table-cell office:value-type="date" office:date-value="2017-03-11T12:18:44" calcext:value-type="date">
            <text:p>11/03/2017 12:1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49.30</text:p>
          </table:table-cell>
          <table:table-cell office:value-type="float" office:value="40963" calcext:value-type="float">
            <text:p>40963</text:p>
          </table:table-cell>
          <table:table-cell office:value-type="float" office:value="16410" calcext:value-type="float">
            <text:p>1641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2:23:12" calcext:value-type="date">
            <text:p>04/03/2017 12:2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959" calcext:value-type="float">
            <text:p>3595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Arra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7:43:33" calcext:value-type="date">
            <text:p>01/03/2017 17:4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534" calcext:value-type="float">
            <text:p>33534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string" calcext:value-type="string">
            <text:p>Le M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15:09:09" calcext:value-type="date">
            <text:p>02/03/2017 15:0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503" calcext:value-type="float">
            <text:p>34503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5T10:21:56" calcext:value-type="date">
            <text:p>25/02/2017 10: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369" calcext:value-type="float">
            <text:p>29369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5" calcext:value-type="float">
            <text:p>16835</text:p>
          </table:table-cell>
          <table:table-cell office:value-type="string" calcext:value-type="string">
            <text:p>Auxer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12:37:02" calcext:value-type="date">
            <text:p>08/03/2017 12:3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290" calcext:value-type="float">
            <text:p>39290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7" calcext:value-type="float">
            <text:p>12057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1T18:12:28" calcext:value-type="date">
            <text:p>21/02/2017 18:1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024" calcext:value-type="float">
            <text:p>28024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22" calcext:value-type="float">
            <text:p>17622</text:p>
          </table:table-cell>
          <table:table-cell office:value-type="string" calcext:value-type="string">
            <text:p>Annecy / Bourg-en-Bress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nnecy</text:p>
          </table:table-cell>
          <table:table-cell office:value-type="string" calcext:value-type="string">
            <text:p>60.00</text:p>
          </table:table-cell>
          <table:table-cell office:value-type="date" office:date-value="2017-03-11T10:40:48" calcext:value-type="date">
            <text:p>11/03/2017 10:4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0947" calcext:value-type="float">
            <text:p>40947</text:p>
          </table:table-cell>
          <table:table-cell office:value-type="float" office:value="16345" calcext:value-type="float">
            <text:p>1634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772" calcext:value-type="float">
            <text:p>10772</text:p>
          </table:table-cell>
          <table:table-cell table:style-name="ce1" office:value-type="string" calcext:value-type="string">
            <text:p>Montpell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5T23:44:12" calcext:value-type="date">
            <text:p>15/02/2017 23:4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155" calcext:value-type="float">
            <text:p>25155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09:26:34" calcext:value-type="date">
            <text:p>01/03/2017 09:2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772" calcext:value-type="float">
            <text:p>32772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9" calcext:value-type="float">
            <text:p>16219</text:p>
          </table:table-cell>
          <table:table-cell office:value-type="string" calcext:value-type="string">
            <text:p>Quimper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7T13:35:10" calcext:value-type="date">
            <text:p>07/03/2017 13:35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8530" calcext:value-type="float">
            <text:p>38530</text:p>
          </table:table-cell>
          <table:table-cell office:value-type="float" office:value="10578" calcext:value-type="float">
            <text:p>1057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string" calcext:value-type="string">
            <text:p>Nev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09:52:53" calcext:value-type="date">
            <text:p>24/02/2017 09:5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52.50</text:p>
          </table:table-cell>
          <table:table-cell office:value-type="float" office:value="28983" calcext:value-type="float">
            <text:p>28983</text:p>
          </table:table-cell>
          <table:table-cell office:value-type="float" office:value="10594" calcext:value-type="float">
            <text:p>1059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4" calcext:value-type="float">
            <text:p>12674</text:p>
          </table:table-cell>
          <table:table-cell office:value-type="string" calcext:value-type="string">
            <text:p>Montélimar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25T09:35:17" calcext:value-type="date">
            <text:p>25/02/2017 09:35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29350" calcext:value-type="float">
            <text:p>29350</text:p>
          </table:table-cell>
          <table:table-cell office:value-type="float" office:value="10603" calcext:value-type="float">
            <text:p>1060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7" calcext:value-type="float">
            <text:p>12897</text:p>
          </table:table-cell>
          <table:table-cell office:value-type="string" calcext:value-type="string">
            <text:p>Strasbourg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6T16:27:47" calcext:value-type="date">
            <text:p>26/02/2017 16:2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981" calcext:value-type="float">
            <text:p>29981</text:p>
          </table:table-cell>
          <table:table-cell office:value-type="float" office:value="10495" calcext:value-type="float">
            <text:p>104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4T11:29:24" calcext:value-type="date">
            <text:p>14/03/2017 11:2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980" calcext:value-type="float">
            <text:p>42980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4T15:16:44" calcext:value-type="date">
            <text:p>04/03/2017 15:1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6174" calcext:value-type="float">
            <text:p>36174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3" calcext:value-type="float">
            <text:p>19723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5T21:30:43" calcext:value-type="date">
            <text:p>15/03/2017 21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4115" calcext:value-type="float">
            <text:p>44115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8" calcext:value-type="float">
            <text:p>15428</text:p>
          </table:table-cell>
          <table:table-cell office:value-type="string" calcext:value-type="string">
            <text:p>V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09:13:45" calcext:value-type="date">
            <text:p>04/03/2017 09:1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754" calcext:value-type="float">
            <text:p>35754</text:p>
          </table:table-cell>
          <table:table-cell office:value-type="float" office:value="10533" calcext:value-type="float">
            <text:p>105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8" calcext:value-type="float">
            <text:p>16218</text:p>
          </table:table-cell>
          <table:table-cell office:value-type="string" calcext:value-type="string">
            <text:p>R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13:32:42" calcext:value-type="date">
            <text:p>07/03/2017 13:3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529" calcext:value-type="float">
            <text:p>38529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string" calcext:value-type="string">
            <text:p>Tracts "Marche 18 mars à Paris" X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</text:p>
          </table:table-cell>
          <table:table-cell office:value-type="date" office:date-value="2017-02-24T09:52:53" calcext:value-type="date">
            <text:p>24/02/2017 09: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52.50</text:p>
          </table:table-cell>
          <table:table-cell office:value-type="float" office:value="28984" calcext:value-type="float">
            <text:p>28984</text:p>
          </table:table-cell>
          <table:table-cell office:value-type="float" office:value="10647" calcext:value-type="float">
            <text:p>106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13:54:28" calcext:value-type="date">
            <text:p>20/02/2017 13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389" calcext:value-type="float">
            <text:p>2738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26" calcext:value-type="float">
            <text:p>18226</text:p>
          </table:table-cell>
          <table:table-cell office:value-type="string" calcext:value-type="string">
            <text:p>Beauva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12:44:20" calcext:value-type="date">
            <text:p>13/03/2017 12:4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266" calcext:value-type="float">
            <text:p>42266</text:p>
          </table:table-cell>
          <table:table-cell office:value-type="float" office:value="10404" calcext:value-type="float">
            <text:p>1040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11" calcext:value-type="float">
            <text:p>19411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4T19:16:10" calcext:value-type="date">
            <text:p>14/03/2017 19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3353" calcext:value-type="float">
            <text:p>43353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0" calcext:value-type="float">
            <text:p>19160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21:12:47" calcext:value-type="date">
            <text:p>13/03/2017 21:1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706" calcext:value-type="float">
            <text:p>42706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27" calcext:value-type="float">
            <text:p>15427</text:p>
          </table:table-cell>
          <table:table-cell office:value-type="string" calcext:value-type="string">
            <text:p>La Roche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09:10:15" calcext:value-type="date">
            <text:p>04/03/2017 09:1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753" calcext:value-type="float">
            <text:p>35753</text:p>
          </table:table-cell>
          <table:table-cell office:value-type="float" office:value="10542" calcext:value-type="float">
            <text:p>1054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9" calcext:value-type="float">
            <text:p>19849</text:p>
          </table:table-cell>
          <table:table-cell office:value-type="string" calcext:value-type="string">
            <text:p>Alès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0.00</text:p>
          </table:table-cell>
          <table:table-cell office:value-type="date" office:date-value="2017-03-16T11:39:21" calcext:value-type="date">
            <text:p>16/03/2017 11:39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80.00</text:p>
          </table:table-cell>
          <table:table-cell office:value-type="float" office:value="44397" calcext:value-type="float">
            <text:p>44397</text:p>
          </table:table-cell>
          <table:table-cell office:value-type="float" office:value="10379" calcext:value-type="float">
            <text:p>1037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2" calcext:value-type="float">
            <text:p>14942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6:42:31" calcext:value-type="date">
            <text:p>02/03/2017 16:4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547" calcext:value-type="float">
            <text:p>34547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0T08:57:24" calcext:value-type="date">
            <text:p>10/03/2017 08:5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0400" calcext:value-type="float">
            <text:p>40400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  <table:table-cell office:value-type="string" calcext:value-type="string">
            <text:p>Thonon-les-Bai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3T18:18:27" calcext:value-type="date">
            <text:p>03/03/2017 18:1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5500" calcext:value-type="float">
            <text:p>355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49" calcext:value-type="float">
            <text:p>15349</text:p>
          </table:table-cell>
          <table:table-cell office:value-type="string" calcext:value-type="string">
            <text:p>Vesoul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3T21:37:31" calcext:value-type="date">
            <text:p>03/03/2017 21:37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5631" calcext:value-type="float">
            <text:p>35631</text:p>
          </table:table-cell>
          <table:table-cell office:value-type="float" office:value="10532" calcext:value-type="float">
            <text:p>1053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49" calcext:value-type="float">
            <text:p>15949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6T11:59:18" calcext:value-type="date">
            <text:p>06/03/2017 11:5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7635" calcext:value-type="float">
            <text:p>37635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Le Havr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7T18:37:54" calcext:value-type="date">
            <text:p>27/02/2017 18:3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0893" calcext:value-type="float">
            <text:p>30893</text:p>
          </table:table-cell>
          <table:table-cell office:value-type="float" office:value="10546" calcext:value-type="float">
            <text:p>1054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24" calcext:value-type="float">
            <text:p>15924</text:p>
          </table:table-cell>
          <table:table-cell office:value-type="string" calcext:value-type="string">
            <text:p>Mont-de-Marsa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6T10:16:03" calcext:value-type="date">
            <text:p>06/03/2017 10:1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7555" calcext:value-type="float">
            <text:p>37555</text:p>
          </table:table-cell>
          <table:table-cell office:value-type="float" office:value="10610" calcext:value-type="float">
            <text:p>106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string" calcext:value-type="string">
            <text:p>Grenob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2T12:26:41" calcext:value-type="date">
            <text:p>02/03/2017 12:2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4326" calcext:value-type="float">
            <text:p>34326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Marse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8T22:04:22" calcext:value-type="date">
            <text:p>28/02/2017 22:0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2226" calcext:value-type="float">
            <text:p>32226</text:p>
          </table:table-cell>
          <table:table-cell office:value-type="float" office:value="10616" calcext:value-type="float">
            <text:p>1061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Le M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6:19:23" calcext:value-type="date">
            <text:p>01/03/2017 16:1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3362" calcext:value-type="float">
            <text:p>33362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string" calcext:value-type="string">
            <text:p>Rou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8T17:42:18" calcext:value-type="date">
            <text:p>28/02/2017 17:4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1748" calcext:value-type="float">
            <text:p>31748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6" calcext:value-type="float">
            <text:p>19166</text:p>
          </table:table-cell>
          <table:table-cell office:value-type="string" calcext:value-type="string">
            <text:p>Cosne-Cours-sur-Loire (Gien) / Montargi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osne-Cours-sur-Loire</text:p>
          </table:table-cell>
          <table:table-cell office:value-type="string" calcext:value-type="string">
            <text:p>22.00</text:p>
          </table:table-cell>
          <table:table-cell office:value-type="date" office:date-value="2017-03-13T21:23:23" calcext:value-type="date">
            <text:p>13/03/2017 21:2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714" calcext:value-type="float">
            <text:p>42714</text:p>
          </table:table-cell>
          <table:table-cell office:value-type="float" office:value="16628" calcext:value-type="float">
            <text:p>166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string" calcext:value-type="string">
            <text:p>Roanne / Moulins / Never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Nevers</text:p>
          </table:table-cell>
          <table:table-cell office:value-type="string" calcext:value-type="string">
            <text:p>44.00</text:p>
          </table:table-cell>
          <table:table-cell office:value-type="date" office:date-value="2017-03-13T13:16:44" calcext:value-type="date">
            <text:p>13/03/2017 13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2279" calcext:value-type="float">
            <text:p>42279</text:p>
          </table:table-cell>
          <table:table-cell office:value-type="float" office:value="16638" calcext:value-type="float">
            <text:p>1663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string" calcext:value-type="string">
            <text:p>Chalon sur Sao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3T13:41:41" calcext:value-type="date">
            <text:p>23/02/2017 13:4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on-hold</text:p>
          </table:table-cell>
          <table:table-cell office:value-type="string" calcext:value-type="string">
            <text:p>44.00</text:p>
          </table:table-cell>
          <table:table-cell office:value-type="float" office:value="28706" calcext:value-type="float">
            <text:p>28706</text:p>
          </table:table-cell>
          <table:table-cell office:value-type="float" office:value="10447" calcext:value-type="float">
            <text:p>1044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5" calcext:value-type="float">
            <text:p>15805</text:p>
          </table:table-cell>
          <table:table-cell office:value-type="string" calcext:value-type="string">
            <text:p>Mugs Constitution 6ème Républ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-veux-une-tasse-de-couleur=Verte</text:p>
          </table:table-cell>
          <table:table-cell office:value-type="string" calcext:value-type="string">
            <text:p>18.00</text:p>
          </table:table-cell>
          <table:table-cell office:value-type="date" office:date-value="2017-03-05T18:52:19" calcext:value-type="date">
            <text:p>05/03/2017 18:52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59.00</text:p>
          </table:table-cell>
          <table:table-cell office:value-type="float" office:value="37032" calcext:value-type="float">
            <text:p>37032</text:p>
          </table:table-cell>
          <table:table-cell office:value-type="float" office:value="11760" calcext:value-type="float">
            <text:p>1176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4" calcext:value-type="float">
            <text:p>19554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5T11:44:59" calcext:value-type="date">
            <text:p>15/03/2017 11:4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3726" calcext:value-type="float">
            <text:p>4372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string" calcext:value-type="string">
            <text:p>Nantes (Ancenis)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8T20:19:42" calcext:value-type="date">
            <text:p>08/03/2017 20:1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96.90</text:p>
          </table:table-cell>
          <table:table-cell office:value-type="float" office:value="39590" calcext:value-type="float">
            <text:p>39590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string" calcext:value-type="string">
            <text:p>Chartres -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6:28:14" calcext:value-type="date">
            <text:p>02/03/2017 16:2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531" calcext:value-type="float">
            <text:p>34531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string" calcext:value-type="string">
            <text:p>Dij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11:22:16" calcext:value-type="date">
            <text:p>16/02/2017 11:2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428" calcext:value-type="float">
            <text:p>25428</text:p>
          </table:table-cell>
          <table:table-cell office:value-type="float" office:value="10510" calcext:value-type="float">
            <text:p>105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3" calcext:value-type="float">
            <text:p>18283</text:p>
          </table:table-cell>
          <table:table-cell office:value-type="string" calcext:value-type="string">
            <text:p>Vesoul / Se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Vesoul</text:p>
          </table:table-cell>
          <table:table-cell office:value-type="string" calcext:value-type="string">
            <text:p>44.00</text:p>
          </table:table-cell>
          <table:table-cell office:value-type="date" office:date-value="2017-03-13T15:48:18" calcext:value-type="date">
            <text:p>13/03/2017 15:4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416" calcext:value-type="float">
            <text:p>42416</text:p>
          </table:table-cell>
          <table:table-cell office:value-type="float" office:value="17562" calcext:value-type="float">
            <text:p>1756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Bandeau PHI X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</text:p>
          </table:table-cell>
          <table:table-cell office:value-type="date" office:date-value="2017-03-02T22:21:09" calcext:value-type="date">
            <text:p>02/03/2017 22:2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91.10</text:p>
          </table:table-cell>
          <table:table-cell office:value-type="float" office:value="34883" calcext:value-type="float">
            <text:p>34883</text:p>
          </table:table-cell>
          <table:table-cell office:value-type="float" office:value="14067" calcext:value-type="float">
            <text:p>1406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string" calcext:value-type="string">
            <text:p>Alenç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20:08:19" calcext:value-type="date">
            <text:p>02/03/2017 20:0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778" calcext:value-type="float">
            <text:p>34778</text:p>
          </table:table-cell>
          <table:table-cell office:value-type="float" office:value="10374" calcext:value-type="float">
            <text:p>103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64" calcext:value-type="float">
            <text:p>16964</text:p>
          </table:table-cell>
          <table:table-cell office:value-type="string" calcext:value-type="string">
            <text:p>Grenob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8T19:06:16" calcext:value-type="date">
            <text:p>08/03/2017 19:06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9560" calcext:value-type="float">
            <text:p>39560</text:p>
          </table:table-cell>
          <table:table-cell office:value-type="float" office:value="10528" calcext:value-type="float">
            <text:p>105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32" calcext:value-type="float">
            <text:p>16932</text:p>
          </table:table-cell>
          <table:table-cell office:value-type="string" calcext:value-type="string">
            <text:p>Metz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32.00</text:p>
          </table:table-cell>
          <table:table-cell office:value-type="date" office:date-value="2017-03-08T18:14:03" calcext:value-type="date">
            <text:p>08/03/2017 18:14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32.00</text:p>
          </table:table-cell>
          <table:table-cell office:value-type="float" office:value="39486" calcext:value-type="float">
            <text:p>39486</text:p>
          </table:table-cell>
          <table:table-cell office:value-type="float" office:value="10613" calcext:value-type="float">
            <text:p>106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Nant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6T19:15:42" calcext:value-type="date">
            <text:p>26/02/2017 19:15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0117" calcext:value-type="float">
            <text:p>30117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string" calcext:value-type="string">
            <text:p>Brive la Gaillard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4T09:42:45" calcext:value-type="date">
            <text:p>24/02/2017 09:4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974" calcext:value-type="float">
            <text:p>28974</text:p>
          </table:table-cell>
          <table:table-cell office:value-type="float" office:value="10439" calcext:value-type="float">
            <text:p>1043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1" calcext:value-type="float">
            <text:p>19151</text:p>
          </table:table-cell>
          <table:table-cell office:value-type="string" calcext:value-type="string">
            <text:p>Vannes / Saint-Nazaire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Vannes</text:p>
          </table:table-cell>
          <table:table-cell office:value-type="string" calcext:value-type="string">
            <text:p>44.00</text:p>
          </table:table-cell>
          <table:table-cell office:value-type="date" office:date-value="2017-03-13T20:52:31" calcext:value-type="date">
            <text:p>13/03/2017 20:5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695" calcext:value-type="float">
            <text:p>42695</text:p>
          </table:table-cell>
          <table:table-cell office:value-type="float" office:value="16421" calcext:value-type="float">
            <text:p>1642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1" calcext:value-type="float">
            <text:p>11071</text:p>
          </table:table-cell>
          <table:table-cell office:value-type="string" calcext:value-type="string">
            <text:p>Va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7T01:42:30" calcext:value-type="date">
            <text:p>17/02/2017 01:4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883" calcext:value-type="float">
            <text:p>25883</text:p>
          </table:table-cell>
          <table:table-cell office:value-type="float" office:value="10520" calcext:value-type="float">
            <text:p>1052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3" calcext:value-type="float">
            <text:p>14853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11:58:01" calcext:value-type="date">
            <text:p>02/03/2017 11:5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314" calcext:value-type="float">
            <text:p>34314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99" calcext:value-type="float">
            <text:p>16999</text:p>
          </table:table-cell>
          <table:table-cell office:value-type="string" calcext:value-type="string">
            <text:p>Bar le duc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21:00:18" calcext:value-type="date">
            <text:p>08/03/2017 21:0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638" calcext:value-type="float">
            <text:p>39638</text:p>
          </table:table-cell>
          <table:table-cell office:value-type="float" office:value="10399" calcext:value-type="float">
            <text:p>1039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7T15:49:36" calcext:value-type="date">
            <text:p>27/02/2017 15:4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0772" calcext:value-type="float">
            <text:p>30772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1" calcext:value-type="float">
            <text:p>14991</text:p>
          </table:table-cell>
          <table:table-cell office:value-type="string" calcext:value-type="string">
            <text:p>10 gobelets "France insoumise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.00</text:p>
          </table:table-cell>
          <table:table-cell office:value-type="date" office:date-value="2017-03-02T18:47:00" calcext:value-type="date">
            <text:p>02/03/2017 18:47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92.50</text:p>
          </table:table-cell>
          <table:table-cell office:value-type="float" office:value="34655" calcext:value-type="float">
            <text:p>34655</text:p>
          </table:table-cell>
          <table:table-cell office:value-type="float" office:value="2968" calcext:value-type="float">
            <text:p>296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8" calcext:value-type="float">
            <text:p>17988</text:p>
          </table:table-cell>
          <table:table-cell office:value-type="string" calcext:value-type="string">
            <text:p>Valencienn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2T18:46:40" calcext:value-type="date">
            <text:p>12/03/2017 18:4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1709" calcext:value-type="float">
            <text:p>41709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3" calcext:value-type="float">
            <text:p>12583</text:p>
          </table:table-cell>
          <table:table-cell office:value-type="string" calcext:value-type="string">
            <text:p>Valenc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4T14:30:10" calcext:value-type="date">
            <text:p>24/02/2017 14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137" calcext:value-type="float">
            <text:p>29137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string" calcext:value-type="string">
            <text:p>Dunkerque / Calais / Abbeville / Boulogne-sur-Mer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Dunkerque</text:p>
          </table:table-cell>
          <table:table-cell office:value-type="string" calcext:value-type="string">
            <text:p>44.00</text:p>
          </table:table-cell>
          <table:table-cell office:value-type="date" office:date-value="2017-03-12T15:16:37" calcext:value-type="date">
            <text:p>12/03/2017 15:1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553" calcext:value-type="float">
            <text:p>41553</text:p>
          </table:table-cell>
          <table:table-cell office:value-type="float" office:value="16547" calcext:value-type="float">
            <text:p>16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7" calcext:value-type="float">
            <text:p>12277</text:p>
          </table:table-cell>
          <table:table-cell office:value-type="string" calcext:value-type="string">
            <text:p>Belfort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2T21:19:02" calcext:value-type="date">
            <text:p>22/02/2017 21:1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8487" calcext:value-type="float">
            <text:p>28487</text:p>
          </table:table-cell>
          <table:table-cell office:value-type="float" office:value="10406" calcext:value-type="float">
            <text:p>1040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9" calcext:value-type="float">
            <text:p>11979</text:p>
          </table:table-cell>
          <table:table-cell office:value-type="string" calcext:value-type="string">
            <text:p>Valencie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1T13:04:25" calcext:value-type="date">
            <text:p>21/02/2017 13:0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7854" calcext:value-type="float">
            <text:p>27854</text:p>
          </table:table-cell>
          <table:table-cell office:value-type="float" office:value="11684" calcext:value-type="float">
            <text:p>116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3" calcext:value-type="float">
            <text:p>19283</text:p>
          </table:table-cell>
          <table:table-cell office:value-type="string" calcext:value-type="string">
            <text:p>Chartr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4T11:34:16" calcext:value-type="date">
            <text:p>14/03/2017 11:34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985" calcext:value-type="float">
            <text:p>42985</text:p>
          </table:table-cell>
          <table:table-cell office:value-type="float" office:value="10479" calcext:value-type="float">
            <text:p>104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99" calcext:value-type="float">
            <text:p>19099</text:p>
          </table:table-cell>
          <table:table-cell office:value-type="string" calcext:value-type="string">
            <text:p>Saint-Brieuc / Saint-Malo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Saint-Malo</text:p>
          </table:table-cell>
          <table:table-cell office:value-type="string" calcext:value-type="string">
            <text:p>44.00</text:p>
          </table:table-cell>
          <table:table-cell office:value-type="date" office:date-value="2017-03-13T19:15:21" calcext:value-type="date">
            <text:p>13/03/2017 19:1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612" calcext:value-type="float">
            <text:p>42612</text:p>
          </table:table-cell>
          <table:table-cell office:value-type="float" office:value="16501" calcext:value-type="float">
            <text:p>165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69" calcext:value-type="float">
            <text:p>14469</text:p>
          </table:table-cell>
          <table:table-cell office:value-type="string" calcext:value-type="string">
            <text:p>Strasbourg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1T13:43:17" calcext:value-type="date">
            <text:p>01/03/2017 13:4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3109" calcext:value-type="float">
            <text:p>33109</text:p>
          </table:table-cell>
          <table:table-cell office:value-type="float" office:value="10495" calcext:value-type="float">
            <text:p>104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7T22:38:36" calcext:value-type="date">
            <text:p>17/02/2017 22:3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311" calcext:value-type="float">
            <text:p>26311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Montélima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3T15:37:27" calcext:value-type="date">
            <text:p>03/03/2017 15:3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5387" calcext:value-type="float">
            <text:p>35387</text:p>
          </table:table-cell>
          <table:table-cell office:value-type="float" office:value="10603" calcext:value-type="float">
            <text:p>1060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8" calcext:value-type="float">
            <text:p>19158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13T21:07:53" calcext:value-type="date">
            <text:p>13/03/2017 21:07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2704" calcext:value-type="float">
            <text:p>42704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5" calcext:value-type="float">
            <text:p>17275</text:p>
          </table:table-cell>
          <table:table-cell office:value-type="string" calcext:value-type="string">
            <text:p>Muret / Toulouse / Montauban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Toulouse</text:p>
          </table:table-cell>
          <table:table-cell office:value-type="string" calcext:value-type="string">
            <text:p>120.00</text:p>
          </table:table-cell>
          <table:table-cell office:value-type="date" office:date-value="2017-03-09T22:13:21" calcext:value-type="date">
            <text:p>09/03/2017 22:13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0302" calcext:value-type="float">
            <text:p>40302</text:p>
          </table:table-cell>
          <table:table-cell office:value-type="float" office:value="16565" calcext:value-type="float">
            <text:p>16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Cherbourg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2T20:28:37" calcext:value-type="date">
            <text:p>02/03/2017 20:28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4780" calcext:value-type="float">
            <text:p>34780</text:p>
          </table:table-cell>
          <table:table-cell office:value-type="float" office:value="10484" calcext:value-type="float">
            <text:p>1048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8" calcext:value-type="float">
            <text:p>15838</text:p>
          </table:table-cell>
          <table:table-cell office:value-type="string" calcext:value-type="string">
            <text:p>Saint-Nazai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21:03:25" calcext:value-type="date">
            <text:p>05/03/2017 21:0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170" calcext:value-type="float">
            <text:p>37170</text:p>
          </table:table-cell>
          <table:table-cell office:value-type="float" office:value="10539" calcext:value-type="float">
            <text:p>1053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string" calcext:value-type="string">
            <text:p>Met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0T19:04:42" calcext:value-type="date">
            <text:p>20/02/2017 19:0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516" calcext:value-type="float">
            <text:p>27516</text:p>
          </table:table-cell>
          <table:table-cell office:value-type="float" office:value="10613" calcext:value-type="float">
            <text:p>106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string" calcext:value-type="string">
            <text:p>Met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4:36:25" calcext:value-type="date">
            <text:p>01/03/2017 14:3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152" calcext:value-type="float">
            <text:p>33152</text:p>
          </table:table-cell>
          <table:table-cell office:value-type="float" office:value="10613" calcext:value-type="float">
            <text:p>106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3T21:54:00" calcext:value-type="date">
            <text:p>03/03/2017 21:5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5635" calcext:value-type="float">
            <text:p>35635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string" calcext:value-type="string">
            <text:p>Angoulême / Châtellerault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âtellerault</text:p>
          </table:table-cell>
          <table:table-cell office:value-type="string" calcext:value-type="string">
            <text:p>44.00</text:p>
          </table:table-cell>
          <table:table-cell office:value-type="date" office:date-value="2017-03-14T09:59:17" calcext:value-type="date">
            <text:p>14/03/2017 09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942" calcext:value-type="float">
            <text:p>42942</text:p>
          </table:table-cell>
          <table:table-cell office:value-type="float" office:value="16424" calcext:value-type="float">
            <text:p>1642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44" calcext:value-type="float">
            <text:p>19744</text:p>
          </table:table-cell>
          <table:table-cell office:value-type="string" calcext:value-type="string">
            <text:p>Nantes / Angers / Le Ma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Nantes</text:p>
          </table:table-cell>
          <table:table-cell office:value-type="string" calcext:value-type="string">
            <text:p>44.00</text:p>
          </table:table-cell>
          <table:table-cell office:value-type="date" office:date-value="2017-03-15T22:49:21" calcext:value-type="date">
            <text:p>15/03/2017 22:4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4160" calcext:value-type="float">
            <text:p>44160</text:p>
          </table:table-cell>
          <table:table-cell office:value-type="float" office:value="17580" calcext:value-type="float">
            <text:p>1758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8" calcext:value-type="float">
            <text:p>12058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8:24:12" calcext:value-type="date">
            <text:p>21/02/2017 18:2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8025" calcext:value-type="float">
            <text:p>28025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string" calcext:value-type="string">
            <text:p>Bézi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3T11:00:04" calcext:value-type="date">
            <text:p>03/03/2017 11:0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5088" calcext:value-type="float">
            <text:p>35088</text:p>
          </table:table-cell>
          <table:table-cell office:value-type="float" office:value="10409" calcext:value-type="float">
            <text:p>1040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Lorien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1T01:21:03" calcext:value-type="date">
            <text:p>01/03/2017 01:2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2604" calcext:value-type="float">
            <text:p>32604</text:p>
          </table:table-cell>
          <table:table-cell office:value-type="float" office:value="10562" calcext:value-type="float">
            <text:p>1056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string" calcext:value-type="string">
            <text:p>Montélimar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08T10:42:19" calcext:value-type="date">
            <text:p>08/03/2017 10:42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39154" calcext:value-type="float">
            <text:p>39154</text:p>
          </table:table-cell>
          <table:table-cell office:value-type="float" office:value="10603" calcext:value-type="float">
            <text:p>1060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Age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2-17T10:18:04" calcext:value-type="date">
            <text:p>17/02/2017 10:18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25934" calcext:value-type="float">
            <text:p>25934</text:p>
          </table:table-cell>
          <table:table-cell office:value-type="float" office:value="10369" calcext:value-type="float">
            <text:p>1036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1" calcext:value-type="float">
            <text:p>15291</text:p>
          </table:table-cell>
          <table:table-cell office:value-type="string" calcext:value-type="string">
            <text:p>Renne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3T18:19:05" calcext:value-type="date">
            <text:p>03/03/2017 18:19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5499" calcext:value-type="float">
            <text:p>35499</text:p>
          </table:table-cell>
          <table:table-cell office:value-type="float" office:value="10572" calcext:value-type="float">
            <text:p>105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string" calcext:value-type="string">
            <text:p>Cosne-Cours-sur-Loire (Gien) / Montargis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Cosne-Cours-sur-Loire</text:p>
          </table:table-cell>
          <table:table-cell office:value-type="string" calcext:value-type="string">
            <text:p>44.00</text:p>
          </table:table-cell>
          <table:table-cell office:value-type="date" office:date-value="2017-03-10T00:26:36" calcext:value-type="date">
            <text:p>10/03/2017 00:2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339" calcext:value-type="float">
            <text:p>40339</text:p>
          </table:table-cell>
          <table:table-cell office:value-type="float" office:value="16628" calcext:value-type="float">
            <text:p>1662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47" calcext:value-type="float">
            <text:p>19647</text:p>
          </table:table-cell>
          <table:table-cell office:value-type="string" calcext:value-type="string">
            <text:p>Nantes / Angers / Le Ma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Le Mans</text:p>
          </table:table-cell>
          <table:table-cell office:value-type="string" calcext:value-type="string">
            <text:p>22.00</text:p>
          </table:table-cell>
          <table:table-cell office:value-type="date" office:date-value="2017-03-15T17:30:48" calcext:value-type="date">
            <text:p>15/03/2017 17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22.00</text:p>
          </table:table-cell>
          <table:table-cell office:value-type="float" office:value="43907" calcext:value-type="float">
            <text:p>43907</text:p>
          </table:table-cell>
          <table:table-cell office:value-type="float" office:value="17578" calcext:value-type="float">
            <text:p>1757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string" calcext:value-type="string">
            <text:p>Pamiers / Cahors / Brive-la-Gaillarde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Brive-la-Gaillarde</text:p>
          </table:table-cell>
          <table:table-cell office:value-type="string" calcext:value-type="string">
            <text:p>88.00</text:p>
          </table:table-cell>
          <table:table-cell office:value-type="date" office:date-value="2017-03-13T18:34:53" calcext:value-type="date">
            <text:p>13/03/2017 18:34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2573" calcext:value-type="float">
            <text:p>42573</text:p>
          </table:table-cell>
          <table:table-cell office:value-type="float" office:value="16570" calcext:value-type="float">
            <text:p>1657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1" calcext:value-type="float">
            <text:p>19841</text:p>
          </table:table-cell>
          <table:table-cell office:value-type="string" calcext:value-type="string">
            <text:p>Metz / Châlons-en-Champagne (Epernay)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Metz</text:p>
          </table:table-cell>
          <table:table-cell office:value-type="string" calcext:value-type="string">
            <text:p>44.00</text:p>
          </table:table-cell>
          <table:table-cell office:value-type="date" office:date-value="2017-03-16T11:17:03" calcext:value-type="date">
            <text:p>16/03/2017 11:1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4393" calcext:value-type="float">
            <text:p>44393</text:p>
          </table:table-cell>
          <table:table-cell office:value-type="float" office:value="16681" calcext:value-type="float">
            <text:p>1668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8T00:07:29" calcext:value-type="date">
            <text:p>28/02/2017 00:0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1207" calcext:value-type="float">
            <text:p>31207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68" calcext:value-type="float">
            <text:p>19068</text:p>
          </table:table-cell>
          <table:table-cell office:value-type="string" calcext:value-type="string">
            <text:p>Boulogne sur mer - Car insoumis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254.00</text:p>
          </table:table-cell>
          <table:table-cell office:value-type="date" office:date-value="2017-03-13T17:53:00" calcext:value-type="date">
            <text:p>13/03/2017 17:53</text:p>
          </table:table-cell>
          <table:table-cell office:value-type="string" calcext:value-type="string">
            <text:p>125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54.00</text:p>
          </table:table-cell>
          <table:table-cell office:value-type="float" office:value="42553" calcext:value-type="float">
            <text:p>42553</text:p>
          </table:table-cell>
          <table:table-cell office:value-type="float" office:value="14706" calcext:value-type="float">
            <text:p>1470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22:26:37" calcext:value-type="date">
            <text:p>07/03/2017 22:2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952" calcext:value-type="float">
            <text:p>38952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2" calcext:value-type="float">
            <text:p>16152</text:p>
          </table:table-cell>
          <table:table-cell office:value-type="string" calcext:value-type="string">
            <text:p>Douai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7T09:47:34" calcext:value-type="date">
            <text:p>07/03/2017 09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8290" calcext:value-type="float">
            <text:p>38290</text:p>
          </table:table-cell>
          <table:table-cell office:value-type="float" office:value="11685" calcext:value-type="float">
            <text:p>1168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Auxer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3T10:30:25" calcext:value-type="date">
            <text:p>03/03/2017 10: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5077" calcext:value-type="float">
            <text:p>35077</text:p>
          </table:table-cell>
          <table:table-cell office:value-type="float" office:value="10397" calcext:value-type="float">
            <text:p>103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11:32:07" calcext:value-type="date">
            <text:p>20/02/2017 11:3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330" calcext:value-type="float">
            <text:p>27330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string" calcext:value-type="string">
            <text:p>Lorien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2T15:54:51" calcext:value-type="date">
            <text:p>02/03/2017 15:5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4511" calcext:value-type="float">
            <text:p>34511</text:p>
          </table:table-cell>
          <table:table-cell office:value-type="float" office:value="10562" calcext:value-type="float">
            <text:p>1056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99" calcext:value-type="float">
            <text:p>19199</text:p>
          </table:table-cell>
          <table:table-cell office:value-type="string" calcext:value-type="string">
            <text:p>Metz / Châlons-en-Champagne (Epernay)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Châlons-en-Champagne</text:p>
          </table:table-cell>
          <table:table-cell office:value-type="string" calcext:value-type="string">
            <text:p>22.00</text:p>
          </table:table-cell>
          <table:table-cell office:value-type="date" office:date-value="2017-03-13T22:15:03" calcext:value-type="date">
            <text:p>13/03/2017 22:1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0.00</text:p>
          </table:table-cell>
          <table:table-cell office:value-type="float" office:value="42795" calcext:value-type="float">
            <text:p>42795</text:p>
          </table:table-cell>
          <table:table-cell office:value-type="float" office:value="16679" calcext:value-type="float">
            <text:p>16679</text:p>
          </table:table-cell>
          <table:table-cell table:number-columns-repeated="2"/>
          <table:table-cell office:value-type="string" calcext:value-type="string">
            <text:p>id:42796|code:miguelsoares|amount:22.00|descripti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4" calcext:value-type="float">
            <text:p>19804</text:p>
          </table:table-cell>
          <table:table-cell office:value-type="string" calcext:value-type="string">
            <text:p>Bayonne / Dax / Mont-de-Marsa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Bayonne</text:p>
          </table:table-cell>
          <table:table-cell office:value-type="string" calcext:value-type="string">
            <text:p>60.00</text:p>
          </table:table-cell>
          <table:table-cell office:value-type="date" office:date-value="2017-03-16T09:15:17" calcext:value-type="date">
            <text:p>16/03/2017 09:1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332" calcext:value-type="float">
            <text:p>44332</text:p>
          </table:table-cell>
          <table:table-cell office:value-type="float" office:value="16585" calcext:value-type="float">
            <text:p>1658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6" calcext:value-type="float">
            <text:p>15896</text:p>
          </table:table-cell>
          <table:table-cell office:value-type="string" calcext:value-type="string">
            <text:p>Lons le sauni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6T07:59:43" calcext:value-type="date">
            <text:p>06/03/2017 07:5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7434" calcext:value-type="float">
            <text:p>37434</text:p>
          </table:table-cell>
          <table:table-cell office:value-type="float" office:value="10561" calcext:value-type="float">
            <text:p>1056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0" calcext:value-type="float">
            <text:p>19130</text:p>
          </table:table-cell>
          <table:table-cell office:value-type="string" calcext:value-type="string">
            <text:p>Bordeaux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0.00</text:p>
          </table:table-cell>
          <table:table-cell office:value-type="date" office:date-value="2017-03-13T20:21:38" calcext:value-type="date">
            <text:p>13/03/2017 20:21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20.00</text:p>
          </table:table-cell>
          <table:table-cell office:value-type="float" office:value="42668" calcext:value-type="float">
            <text:p>42668</text:p>
          </table:table-cell>
          <table:table-cell office:value-type="float" office:value="10411" calcext:value-type="float">
            <text:p>104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2T23:15:08" calcext:value-type="date">
            <text:p>22/02/2017 23: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8535" calcext:value-type="float">
            <text:p>28535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4" calcext:value-type="float">
            <text:p>17134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9T14:18:36" calcext:value-type="date">
            <text:p>09/03/2017 14:1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968" calcext:value-type="float">
            <text:p>39968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string" calcext:value-type="string">
            <text:p>Cholet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7T23:41:29" calcext:value-type="date">
            <text:p>27/02/2017 23:4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1196" calcext:value-type="float">
            <text:p>31196</text:p>
          </table:table-cell>
          <table:table-cell office:value-type="float" office:value="10486" calcext:value-type="float">
            <text:p>10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office:value-type="string" calcext:value-type="string">
            <text:p>Mulh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14:06:53" calcext:value-type="date">
            <text:p>05/03/2017 14:0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747" calcext:value-type="float">
            <text:p>36747</text:p>
          </table:table-cell>
          <table:table-cell office:value-type="float" office:value="10599" calcext:value-type="float">
            <text:p>1059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string" calcext:value-type="string">
            <text:p>Quimper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1T15:06:45" calcext:value-type="date">
            <text:p>01/03/2017 15:06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3212" calcext:value-type="float">
            <text:p>33212</text:p>
          </table:table-cell>
          <table:table-cell office:value-type="float" office:value="10578" calcext:value-type="float">
            <text:p>1057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string" calcext:value-type="string">
            <text:p>Strasbourg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21:28:07" calcext:value-type="date">
            <text:p>04/03/2017 21:2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394" calcext:value-type="float">
            <text:p>36394</text:p>
          </table:table-cell>
          <table:table-cell office:value-type="float" office:value="10495" calcext:value-type="float">
            <text:p>1049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string" calcext:value-type="string">
            <text:p>Metz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0T11:13:12" calcext:value-type="date">
            <text:p>20/02/2017 11:1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27313" calcext:value-type="float">
            <text:p>27313</text:p>
          </table:table-cell>
          <table:table-cell office:value-type="float" office:value="10613" calcext:value-type="float">
            <text:p>106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string" calcext:value-type="string">
            <text:p>Badges PHI sur fond bleu !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00</text:p>
          </table:table-cell>
          <table:table-cell office:value-type="date" office:date-value="2017-03-07T01:55:19" calcext:value-type="date">
            <text:p>07/03/2017 01:55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02.90</text:p>
          </table:table-cell>
          <table:table-cell office:value-type="float" office:value="38219" calcext:value-type="float">
            <text:p>38219</text:p>
          </table:table-cell>
          <table:table-cell office:value-type="float" office:value="12006" calcext:value-type="float">
            <text:p>1200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4" calcext:value-type="float">
            <text:p>16994</text:p>
          </table:table-cell>
          <table:table-cell office:value-type="string" calcext:value-type="string">
            <text:p>Argenta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20:46:09" calcext:value-type="date">
            <text:p>08/03/2017 20:4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634" calcext:value-type="float">
            <text:p>39634</text:p>
          </table:table-cell>
          <table:table-cell office:value-type="float" office:value="10388" calcext:value-type="float">
            <text:p>103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83" calcext:value-type="float">
            <text:p>14483</text:p>
          </table:table-cell>
          <table:table-cell office:value-type="string" calcext:value-type="string">
            <text:p>Les sables d'Olon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1T14:29:34" calcext:value-type="date">
            <text:p>01/03/2017 14:2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3150" calcext:value-type="float">
            <text:p>33150</text:p>
          </table:table-cell>
          <table:table-cell office:value-type="float" office:value="10556" calcext:value-type="float">
            <text:p>1055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3" calcext:value-type="float">
            <text:p>16043</text:p>
          </table:table-cell>
          <table:table-cell office:value-type="string" calcext:value-type="string">
            <text:p>Ar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6T19:36:27" calcext:value-type="date">
            <text:p>06/03/2017 19:3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7897" calcext:value-type="float">
            <text:p>37897</text:p>
          </table:table-cell>
          <table:table-cell office:value-type="float" office:value="10391" calcext:value-type="float">
            <text:p>1039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string" calcext:value-type="string">
            <text:p>L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6T23:41:37" calcext:value-type="date">
            <text:p>06/03/2017 23:4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179" calcext:value-type="float">
            <text:p>38179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office:value-type="string" calcext:value-type="string">
            <text:p>Na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01:50:13" calcext:value-type="date">
            <text:p>04/03/2017 01:5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58.10</text:p>
          </table:table-cell>
          <table:table-cell office:value-type="float" office:value="35686" calcext:value-type="float">
            <text:p>35686</text:p>
          </table:table-cell>
          <table:table-cell office:value-type="float" office:value="10596" calcext:value-type="float">
            <text:p>1059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1" calcext:value-type="float">
            <text:p>10941</text:p>
          </table:table-cell>
          <table:table-cell office:value-type="string" calcext:value-type="string">
            <text:p>Nior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6T15:43:17" calcext:value-type="date">
            <text:p>16/02/2017 15:4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5589" calcext:value-type="float">
            <text:p>25589</text:p>
          </table:table-cell>
          <table:table-cell office:value-type="float" office:value="10590" calcext:value-type="float">
            <text:p>1059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string" calcext:value-type="string">
            <text:p>Brianç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3T22:41:45" calcext:value-type="date">
            <text:p>23/02/2017 22:4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8887" calcext:value-type="float">
            <text:p>28887</text:p>
          </table:table-cell>
          <table:table-cell office:value-type="float" office:value="10438" calcext:value-type="float">
            <text:p>1043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9" calcext:value-type="float">
            <text:p>15309</text:p>
          </table:table-cell>
          <table:table-cell office:value-type="string" calcext:value-type="string">
            <text:p>Toul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3T19:20:02" calcext:value-type="date">
            <text:p>03/03/2017 19:2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5524" calcext:value-type="float">
            <text:p>35524</text:p>
          </table:table-cell>
          <table:table-cell office:value-type="float" office:value="10501" calcext:value-type="float">
            <text:p>105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92" calcext:value-type="float">
            <text:p>16992</text:p>
          </table:table-cell>
          <table:table-cell office:value-type="string" calcext:value-type="string">
            <text:p>Lill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8T20:43:50" calcext:value-type="date">
            <text:p>08/03/2017 20:4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632" calcext:value-type="float">
            <text:p>39632</text:p>
          </table:table-cell>
          <table:table-cell office:value-type="float" office:value="10558" calcext:value-type="float">
            <text:p>1055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19" calcext:value-type="float">
            <text:p>15619</text:p>
          </table:table-cell>
          <table:table-cell office:value-type="string" calcext:value-type="string">
            <text:p>Ang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21:04:48" calcext:value-type="date">
            <text:p>04/03/2017 21:0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391" calcext:value-type="float">
            <text:p>36391</text:p>
          </table:table-cell>
          <table:table-cell office:value-type="float" office:value="10382" calcext:value-type="float">
            <text:p>103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97" calcext:value-type="float">
            <text:p>19097</text:p>
          </table:table-cell>
          <table:table-cell office:value-type="string" calcext:value-type="string">
            <text:p>Les Sables-d'Olonne / La Roche-sur-Yon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La Roche-sur-Yon</text:p>
          </table:table-cell>
          <table:table-cell office:value-type="string" calcext:value-type="string">
            <text:p>44.00</text:p>
          </table:table-cell>
          <table:table-cell office:value-type="date" office:date-value="2017-03-13T19:04:17" calcext:value-type="date">
            <text:p>13/03/2017 19:0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2604" calcext:value-type="float">
            <text:p>42604</text:p>
          </table:table-cell>
          <table:table-cell office:value-type="float" office:value="16379" calcext:value-type="float">
            <text:p>163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string" calcext:value-type="string">
            <text:p>Le Hav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2T21:39:36" calcext:value-type="date">
            <text:p>02/03/2017 21:3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824" calcext:value-type="float">
            <text:p>34824</text:p>
          </table:table-cell>
          <table:table-cell office:value-type="float" office:value="10546" calcext:value-type="float">
            <text:p>1054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22:17:20" calcext:value-type="date">
            <text:p>08/03/2017 22: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670" calcext:value-type="float">
            <text:p>39670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string" calcext:value-type="string">
            <text:p>Aix en Prov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16T23:11:20" calcext:value-type="date">
            <text:p>16/02/2017 23:1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5863" calcext:value-type="float">
            <text:p>25863</text:p>
          </table:table-cell>
          <table:table-cell office:value-type="float" office:value="10371" calcext:value-type="float">
            <text:p>103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9" calcext:value-type="float">
            <text:p>16229</text:p>
          </table:table-cell>
          <table:table-cell office:value-type="string" calcext:value-type="string">
            <text:p>Tou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7T13:56:32" calcext:value-type="date">
            <text:p>07/03/2017 13:5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574" calcext:value-type="float">
            <text:p>38574</text:p>
          </table:table-cell>
          <table:table-cell office:value-type="float" office:value="10507" calcext:value-type="float">
            <text:p>1050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" calcext:value-type="float">
            <text:p>17268</text:p>
          </table:table-cell>
          <table:table-cell office:value-type="string" calcext:value-type="string">
            <text:p>L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9T21:40:10" calcext:value-type="date">
            <text:p>09/03/2017 21:4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40286" calcext:value-type="float">
            <text:p>40286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string" calcext:value-type="string">
            <text:p>Châlons-en-Champagn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8T18:01:09" calcext:value-type="date">
            <text:p>08/03/2017 18:0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9462" calcext:value-type="float">
            <text:p>39462</text:p>
          </table:table-cell>
          <table:table-cell office:value-type="float" office:value="10448" calcext:value-type="float">
            <text:p>1044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7" calcext:value-type="float">
            <text:p>11657</text:p>
          </table:table-cell>
          <table:table-cell office:value-type="string" calcext:value-type="string">
            <text:p>Avign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12:15:47" calcext:value-type="date">
            <text:p>20/02/2017 12:15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346" calcext:value-type="float">
            <text:p>27346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string" calcext:value-type="string">
            <text:p>Strasbourg / Haguenau (Phalsbourg)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Strasbourg</text:p>
          </table:table-cell>
          <table:table-cell office:value-type="string" calcext:value-type="string">
            <text:p>44.00</text:p>
          </table:table-cell>
          <table:table-cell office:value-type="date" office:date-value="2017-03-12T19:56:35" calcext:value-type="date">
            <text:p>12/03/2017 19:56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772" calcext:value-type="float">
            <text:p>41772</text:p>
          </table:table-cell>
          <table:table-cell office:value-type="float" office:value="16664" calcext:value-type="float">
            <text:p>1666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17T21:19:11" calcext:value-type="date">
            <text:p>17/02/2017 21:1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6279" calcext:value-type="float">
            <text:p>26279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office:value-type="string" calcext:value-type="string">
            <text:p>Amie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12:58:47" calcext:value-type="date">
            <text:p>05/03/2017 12:5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699" calcext:value-type="float">
            <text:p>36699</text:p>
          </table:table-cell>
          <table:table-cell office:value-type="float" office:value="10381" calcext:value-type="float">
            <text:p>1038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Le Puy en Velay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7T13:51:16" calcext:value-type="date">
            <text:p>07/03/2017 13:5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8555" calcext:value-type="float">
            <text:p>38555</text:p>
          </table:table-cell>
          <table:table-cell office:value-type="float" office:value="10548" calcext:value-type="float">
            <text:p>1054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Chateauroux - Car insoumi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32.00</text:p>
          </table:table-cell>
          <table:table-cell office:value-type="date" office:date-value="2017-03-01T02:00:13" calcext:value-type="date">
            <text:p>01/03/2017 02:00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32.00</text:p>
          </table:table-cell>
          <table:table-cell office:value-type="float" office:value="32610" calcext:value-type="float">
            <text:p>32610</text:p>
          </table:table-cell>
          <table:table-cell office:value-type="float" office:value="10481" calcext:value-type="float">
            <text:p>1048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La Roche sur Yon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3-03T10:24:44" calcext:value-type="date">
            <text:p>03/03/2017 10:24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5076" calcext:value-type="float">
            <text:p>35076</text:p>
          </table:table-cell>
          <table:table-cell office:value-type="float" office:value="10541" calcext:value-type="float">
            <text:p>1054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6" calcext:value-type="float">
            <text:p>12706</text:p>
          </table:table-cell>
          <table:table-cell office:value-type="string" calcext:value-type="string">
            <text:p>Saint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5T12:35:59" calcext:value-type="date">
            <text:p>25/02/2017 12:35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9420" calcext:value-type="float">
            <text:p>29420</text:p>
          </table:table-cell>
          <table:table-cell office:value-type="float" office:value="10538" calcext:value-type="float">
            <text:p>1053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3" calcext:value-type="float">
            <text:p>19823</text:p>
          </table:table-cell>
          <table:table-cell office:value-type="string" calcext:value-type="string">
            <text:p>Orléan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6T10:19:18" calcext:value-type="date">
            <text:p>16/03/2017 10:1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44.00</text:p>
          </table:table-cell>
          <table:table-cell office:value-type="float" office:value="44375" calcext:value-type="float">
            <text:p>44375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5" calcext:value-type="float">
            <text:p>17785</text:p>
          </table:table-cell>
          <table:table-cell office:value-type="string" calcext:value-type="string">
            <text:p>Nantes / Angers / Le Mans - Car insoum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-de-depart=Angers</text:p>
          </table:table-cell>
          <table:table-cell office:value-type="string" calcext:value-type="string">
            <text:p>44.00</text:p>
          </table:table-cell>
          <table:table-cell office:value-type="date" office:date-value="2017-03-11T22:47:31" calcext:value-type="date">
            <text:p>11/03/2017 22:4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281" calcext:value-type="float">
            <text:p>41281</text:p>
          </table:table-cell>
          <table:table-cell office:value-type="float" office:value="17579" calcext:value-type="float">
            <text:p>1757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1" calcext:value-type="float">
            <text:p>18281</text:p>
          </table:table-cell>
          <table:table-cell office:value-type="string" calcext:value-type="string">
            <text:p>Thonon-les-Bai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3T15:37:00" calcext:value-type="date">
            <text:p>13/03/2017 15:3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42414" calcext:value-type="float">
            <text:p>42414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0" calcext:value-type="float">
            <text:p>16330</text:p>
          </table:table-cell>
          <table:table-cell office:value-type="string" calcext:value-type="string">
            <text:p>Bloi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7T20:42:33" calcext:value-type="date">
            <text:p>07/03/2017 20:42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8848" calcext:value-type="float">
            <text:p>38848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8" calcext:value-type="float">
            <text:p>17358</text:p>
          </table:table-cell>
          <table:table-cell office:value-type="string" calcext:value-type="string">
            <text:p>Le Havr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0T11:50:06" calcext:value-type="date">
            <text:p>10/03/2017 11: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0475" calcext:value-type="float">
            <text:p>40475</text:p>
          </table:table-cell>
          <table:table-cell office:value-type="float" office:value="10546" calcext:value-type="float">
            <text:p>1054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office:value-type="string" calcext:value-type="string">
            <text:p>Le M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23:39:05" calcext:value-type="date">
            <text:p>01/03/2017 23:3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4058" calcext:value-type="float">
            <text:p>34058</text:p>
          </table:table-cell>
          <table:table-cell office:value-type="float" office:value="10547" calcext:value-type="float">
            <text:p>1054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string" calcext:value-type="string">
            <text:p>Carpentra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22:14:22" calcext:value-type="date">
            <text:p>20/02/2017 22:1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586" calcext:value-type="float">
            <text:p>27586</text:p>
          </table:table-cell>
          <table:table-cell office:value-type="float" office:value="10444" calcext:value-type="float">
            <text:p>1044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97" calcext:value-type="float">
            <text:p>12797</text:p>
          </table:table-cell>
          <table:table-cell office:value-type="string" calcext:value-type="string">
            <text:p>Orléa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5T22:40:47" calcext:value-type="date">
            <text:p>25/02/2017 22:4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674" calcext:value-type="float">
            <text:p>29674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  <table:table-cell office:value-type="string" calcext:value-type="string">
            <text:p>Evreux / Dreux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Dreux</text:p>
          </table:table-cell>
          <table:table-cell office:value-type="string" calcext:value-type="string">
            <text:p>44.00</text:p>
          </table:table-cell>
          <table:table-cell office:value-type="date" office:date-value="2017-03-14T14:19:19" calcext:value-type="date">
            <text:p>14/03/2017 14:19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3042" calcext:value-type="float">
            <text:p>43042</text:p>
          </table:table-cell>
          <table:table-cell office:value-type="float" office:value="16472" calcext:value-type="float">
            <text:p>1647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6" calcext:value-type="float">
            <text:p>12606</text:p>
          </table:table-cell>
          <table:table-cell office:value-type="string" calcext:value-type="string">
            <text:p>Evreux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2-24T16:37:09" calcext:value-type="date">
            <text:p>24/02/2017 16:3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29180" calcext:value-type="float">
            <text:p>29180</text:p>
          </table:table-cell>
          <table:table-cell office:value-type="float" office:value="10525" calcext:value-type="float">
            <text:p>1052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string" calcext:value-type="string">
            <text:p>Marsei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0T08:27:36" calcext:value-type="date">
            <text:p>20/02/2017 08:27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7241" calcext:value-type="float">
            <text:p>27241</text:p>
          </table:table-cell>
          <table:table-cell office:value-type="float" office:value="10616" calcext:value-type="float">
            <text:p>1061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office:value-type="string" calcext:value-type="string">
            <text:p>Ly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5T15:43:35" calcext:value-type="date">
            <text:p>05/03/2017 15:43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797" calcext:value-type="float">
            <text:p>36797</text:p>
          </table:table-cell>
          <table:table-cell office:value-type="float" office:value="10565" calcext:value-type="float">
            <text:p>1056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8" calcext:value-type="float">
            <text:p>11928</text:p>
          </table:table-cell>
          <table:table-cell office:value-type="string" calcext:value-type="string">
            <text:p>Villefranche-sur-Saô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2-21T10:00:06" calcext:value-type="date">
            <text:p>21/02/2017 10:0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27743" calcext:value-type="float">
            <text:p>27743</text:p>
          </table:table-cell>
          <table:table-cell office:value-type="float" office:value="10535" calcext:value-type="float">
            <text:p>1053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Reim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01T10:39:38" calcext:value-type="date">
            <text:p>01/03/2017 10:3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32882" calcext:value-type="float">
            <text:p>32882</text:p>
          </table:table-cell>
          <table:table-cell office:value-type="float" office:value="10574" calcext:value-type="float">
            <text:p>1057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string" calcext:value-type="string">
            <text:p>Cholet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7:24:45" calcext:value-type="date">
            <text:p>02/03/2017 17:2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589" calcext:value-type="float">
            <text:p>34589</text:p>
          </table:table-cell>
          <table:table-cell office:value-type="float" office:value="10486" calcext:value-type="float">
            <text:p>1048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string" calcext:value-type="string">
            <text:p>Poitier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2T17:28:28" calcext:value-type="date">
            <text:p>12/03/2017 17:28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1647" calcext:value-type="float">
            <text:p>41647</text:p>
          </table:table-cell>
          <table:table-cell office:value-type="float" office:value="10582" calcext:value-type="float">
            <text:p>1058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Metz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4T14:40:30" calcext:value-type="date">
            <text:p>04/03/2017 14:4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6111" calcext:value-type="float">
            <text:p>36111</text:p>
          </table:table-cell>
          <table:table-cell office:value-type="float" office:value="10613" calcext:value-type="float">
            <text:p>106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4" calcext:value-type="float">
            <text:p>19694</text:p>
          </table:table-cell>
          <table:table-cell office:value-type="string" calcext:value-type="string">
            <text:p>Valenc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5T20:02:59" calcext:value-type="date">
            <text:p>15/03/2017 20:0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60.00</text:p>
          </table:table-cell>
          <table:table-cell office:value-type="float" office:value="44023" calcext:value-type="float">
            <text:p>44023</text:p>
          </table:table-cell>
          <table:table-cell office:value-type="float" office:value="10519" calcext:value-type="float">
            <text:p>105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9" calcext:value-type="float">
            <text:p>19369</text:p>
          </table:table-cell>
          <table:table-cell office:value-type="string" calcext:value-type="string">
            <text:p>Marseille (Martigues) / Aix-en-Provence - Car insoum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-de-depart=Marseille</text:p>
          </table:table-cell>
          <table:table-cell office:value-type="string" calcext:value-type="string">
            <text:p>120.00</text:p>
          </table:table-cell>
          <table:table-cell office:value-type="date" office:date-value="2017-03-14T17:15:30" calcext:value-type="date">
            <text:p>14/03/2017 17:15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120.00</text:p>
          </table:table-cell>
          <table:table-cell office:value-type="float" office:value="43218" calcext:value-type="float">
            <text:p>43218</text:p>
          </table:table-cell>
          <table:table-cell office:value-type="float" office:value="17553" calcext:value-type="float">
            <text:p>1755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7" calcext:value-type="float">
            <text:p>19737</text:p>
          </table:table-cell>
          <table:table-cell office:value-type="string" calcext:value-type="string">
            <text:p>Alè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15T22:10:24" calcext:value-type="date">
            <text:p>15/03/2017 22:1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on-hold</text:p>
          </table:table-cell>
          <table:table-cell office:value-type="string" calcext:value-type="string">
            <text:p>60.00</text:p>
          </table:table-cell>
          <table:table-cell office:value-type="float" office:value="44144" calcext:value-type="float">
            <text:p>44144</text:p>
          </table:table-cell>
          <table:table-cell office:value-type="float" office:value="10379" calcext:value-type="float">
            <text:p>1037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string" calcext:value-type="string">
            <text:p>Tarbe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3-06T20:41:40" calcext:value-type="date">
            <text:p>06/03/2017 20:41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37990" calcext:value-type="float">
            <text:p>37990</text:p>
          </table:table-cell>
          <table:table-cell office:value-type="float" office:value="10497" calcext:value-type="float">
            <text:p>1049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0" calcext:value-type="float">
            <text:p>12650</text:p>
          </table:table-cell>
          <table:table-cell office:value-type="string" calcext:value-type="string">
            <text:p>Mulhous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.00</text:p>
          </table:table-cell>
          <table:table-cell office:value-type="date" office:date-value="2017-02-24T22:02:53" calcext:value-type="date">
            <text:p>24/02/2017 22:0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0.00</text:p>
          </table:table-cell>
          <table:table-cell office:value-type="float" office:value="29283" calcext:value-type="float">
            <text:p>29283</text:p>
          </table:table-cell>
          <table:table-cell office:value-type="float" office:value="10599" calcext:value-type="float">
            <text:p>1059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4" calcext:value-type="float">
            <text:p>19284</text:p>
          </table:table-cell>
          <table:table-cell office:value-type="string" calcext:value-type="string">
            <text:p>Amiens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4T11:40:06" calcext:value-type="date">
            <text:p>14/03/2017 11:4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986" calcext:value-type="float">
            <text:p>42986</text:p>
          </table:table-cell>
          <table:table-cell office:value-type="float" office:value="10381" calcext:value-type="float">
            <text:p>1038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4" calcext:value-type="float">
            <text:p>17064</text:p>
          </table:table-cell>
          <table:table-cell office:value-type="string" calcext:value-type="string">
            <text:p>Blois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9T09:37:12" calcext:value-type="date">
            <text:p>09/03/2017 09:3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9773" calcext:value-type="float">
            <text:p>39773</text:p>
          </table:table-cell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string" calcext:value-type="string">
            <text:p>La Rochelle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10T16:01:16" calcext:value-type="date">
            <text:p>10/03/2017 16:0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40624" calcext:value-type="float">
            <text:p>40624</text:p>
          </table:table-cell>
          <table:table-cell office:value-type="float" office:value="10542" calcext:value-type="float">
            <text:p>1054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2" calcext:value-type="float">
            <text:p>19102</text:p>
          </table:table-cell>
          <table:table-cell office:value-type="string" calcext:value-type="string">
            <text:p>Roue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00</text:p>
          </table:table-cell>
          <table:table-cell office:value-type="date" office:date-value="2017-03-13T19:27:55" calcext:value-type="date">
            <text:p>13/03/2017 19:2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2.00</text:p>
          </table:table-cell>
          <table:table-cell office:value-type="float" office:value="42616" calcext:value-type="float">
            <text:p>42616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string" calcext:value-type="string">
            <text:p>Mâcon - Car insoum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0</text:p>
          </table:table-cell>
          <table:table-cell office:value-type="date" office:date-value="2017-03-02T17:40:19" calcext:value-type="date">
            <text:p>02/03/2017 17:4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4.00</text:p>
          </table:table-cell>
          <table:table-cell office:value-type="float" office:value="34622" calcext:value-type="float">
            <text:p>34622</text:p>
          </table:table-cell>
          <table:table-cell office:value-type="float" office:value="10617" calcext:value-type="float">
            <text:p>1061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Tournon-sur-Rhône - Car insoumi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8.00</text:p>
          </table:table-cell>
          <table:table-cell office:value-type="date" office:date-value="2017-02-27T18:41:58" calcext:value-type="date">
            <text:p>27/02/2017 18:41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8.00</text:p>
          </table:table-cell>
          <table:table-cell office:value-type="float" office:value="30898" calcext:value-type="float">
            <text:p>30898</text:p>
          </table:table-cell>
          <table:table-cell office:value-type="float" office:value="10506" calcext:value-type="float">
            <text:p>1050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euille1.A1:Feuille1.O5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9:29:01.673575715</meta:creation-date>
    <dc:date>2017-03-22T22:00:26.355655619</dc:date>
    <meta:editing-duration>PT2H11M4S</meta:editing-duration>
    <meta:editing-cycles>1</meta:editing-cycles>
    <meta:document-statistic meta:table-count="1" meta:cell-count="5764" meta:object-count="0"/>
    <meta:generator>LibreOffice/5.1.6.2$Linux_X86_64 LibreOffice_project/10m0$Build-2</meta:generator>
  </office:meta>
</office:document-meta>
</file>